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load-finished" xlink:href="vnd.sun.star.script:Standard.Module1.Recalculate?language=Basic&amp;location=application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yclope" table:style-name="ta1" table:print="false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2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Psim -partinioned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501663">
            <text:p>0.000501663</text:p>
          </table:table-cell>
          <table:table-cell office:value-type="float" office:value="14.1089946">
            <text:p>14.1089946</text:p>
          </table:table-cell>
          <table:table-cell office:value-type="float" office:value="0.141088604">
            <text:p>0.141088604</text:p>
          </table:table-cell>
          <table:table-cell office:value-type="float" office:value="70.581114">
            <text:p>70.581114</text:p>
          </table:table-cell>
          <table:table-cell/>
          <table:table-cell>
            <draw:frame table:end-cell-address="Cyclope.R44" table:end-x="0.878in" table:end-y="0.0421in" draw:z-index="0" draw:style-name="gr1" svg:width="10.5819in" svg:height="6.7075in" svg:x="0.0776in" svg:y="0.0571in">
              <draw:object draw:notify-on-update-of-ranges="Cyclope.A4:Cyclope.A20 Cyclope.A3:Cyclope.A3 Cyclope.E4:Cyclope.E20 Cyclope.A81:Cyclope.A97 Cyclope.A80:Cyclope.A80 Cyclope.E81:Cyclope.E97 Cyclope.A61:Cyclope.A77 Cyclope.A60:Cyclope.A60 Cyclope.E61:Cyclope.E77 Cyclope.A23:Cyclope.A39 Cyclope.A22:Cyclope.A22 Cyclope.E23:Cyclope.E39 Cyclope.A42:Cyclope.A58 Cyclope.A41:Cyclope.A41 Cyclope.E42:Cyclope.E5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433672">
            <text:p>0.000433672</text:p>
          </table:table-cell>
          <table:table-cell office:value-type="float" office:value="10.8052938">
            <text:p>10.8052938</text:p>
          </table:table-cell>
          <table:table-cell office:value-type="float" office:value="0.108051596">
            <text:p>0.108051596</text:p>
          </table:table-cell>
          <table:table-cell office:value-type="float" office:value="54.056178">
            <text:p>54.056178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367364">
            <text:p>0.000367364</text:p>
          </table:table-cell>
          <table:table-cell office:value-type="float" office:value="7.9492986">
            <text:p>7.9492986</text:p>
          </table:table-cell>
          <table:table-cell office:value-type="float" office:value="0.07949165">
            <text:p>0.07949165</text:p>
          </table:table-cell>
          <table:table-cell office:value-type="float" office:value="39.772331">
            <text:p>39.772331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438683">
            <text:p>0.000438683</text:p>
          </table:table-cell>
          <table:table-cell office:value-type="float" office:value="8.308997">
            <text:p>8.308997</text:p>
          </table:table-cell>
          <table:table-cell office:value-type="float" office:value="0.083088662">
            <text:p>0.083088662</text:p>
          </table:table-cell>
          <table:table-cell office:value-type="float" office:value="41.565863">
            <text:p>41.565863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307963">
            <text:p>0.000307963</text:p>
          </table:table-cell>
          <table:table-cell office:value-type="float" office:value="5.33341">
            <text:p>5.33341</text:p>
          </table:table-cell>
          <table:table-cell office:value-type="float" office:value="0.053332764">
            <text:p>0.053332764</text:p>
          </table:table-cell>
          <table:table-cell office:value-type="float" office:value="26.716284">
            <text:p>26.716284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32348">
            <text:p>0.000132348</text:p>
          </table:table-cell>
          <table:table-cell office:value-type="float" office:value="2.0010732">
            <text:p>2.0010732</text:p>
          </table:table-cell>
          <table:table-cell office:value-type="float" office:value="0.020009442">
            <text:p>0.020009442</text:p>
          </table:table-cell>
          <table:table-cell office:value-type="float" office:value="10.019019">
            <text:p>10.019019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87378">
            <text:p>0.000087378</text:p>
          </table:table-cell>
          <table:table-cell office:value-type="float" office:value="1.3402824">
            <text:p>1.3402824</text:p>
          </table:table-cell>
          <table:table-cell office:value-type="float" office:value="0.013401534">
            <text:p>0.013401534</text:p>
          </table:table-cell>
          <table:table-cell office:value-type="float" office:value="6.711075">
            <text:p>6.711075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44111">
            <text:p>0.000044111</text:p>
          </table:table-cell>
          <table:table-cell office:value-type="float" office:value="0.24255">
            <text:p>0.24255</text:p>
          </table:table-cell>
          <table:table-cell office:value-type="float" office:value="0.002424194">
            <text:p>0.002424194</text:p>
          </table:table-cell>
          <table:table-cell office:value-type="float" office:value="1.218816">
            <text:p>1.218816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40215">
            <text:p>0.000040215</text:p>
          </table:table-cell>
          <table:table-cell office:value-type="float" office:value="0.252372">
            <text:p>0.252372</text:p>
          </table:table-cell>
          <table:table-cell office:value-type="float" office:value="0.00252243">
            <text:p>0.00252243</text:p>
          </table:table-cell>
          <table:table-cell office:value-type="float" office:value="1.267556">
            <text:p>1.267556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5469">
            <text:p>0.000035469</text:p>
          </table:table-cell>
          <table:table-cell office:value-type="float" office:value="0.2316498">
            <text:p>0.2316498</text:p>
          </table:table-cell>
          <table:table-cell office:value-type="float" office:value="0.002315202">
            <text:p>0.002315202</text:p>
          </table:table-cell>
          <table:table-cell office:value-type="float" office:value="1.163858">
            <text:p>1.163858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313">
            <text:p>0.0000313</text:p>
          </table:table-cell>
          <table:table-cell office:value-type="float" office:value="0.1809948">
            <text:p>0.1809948</text:p>
          </table:table-cell>
          <table:table-cell office:value-type="float" office:value="0.001808666">
            <text:p>0.001808666</text:p>
          </table:table-cell>
          <table:table-cell office:value-type="float" office:value="0.910081">
            <text:p>0.910081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7535">
            <text:p>0.000027535</text:p>
          </table:table-cell>
          <table:table-cell office:value-type="float" office:value="0.1005832">
            <text:p>0.1005832</text:p>
          </table:table-cell>
          <table:table-cell office:value-type="float" office:value="0.001004552">
            <text:p>0.001004552</text:p>
          </table:table-cell>
          <table:table-cell office:value-type="float" office:value="0.50759">
            <text:p>0.5075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318">
            <text:p>0.00002318</text:p>
          </table:table-cell>
          <table:table-cell office:value-type="float" office:value="0.0745458">
            <text:p>0.0745458</text:p>
          </table:table-cell>
          <table:table-cell office:value-type="float" office:value="0.000744158">
            <text:p>0.000744158</text:p>
          </table:table-cell>
          <table:table-cell office:value-type="float" office:value="0.377017">
            <text:p>0.377017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8836">
            <text:p>0.000018836</text:p>
          </table:table-cell>
          <table:table-cell office:value-type="float" office:value="0.0690352">
            <text:p>0.0690352</text:p>
          </table:table-cell>
          <table:table-cell office:value-type="float" office:value="0.000689084">
            <text:p>0.000689084</text:p>
          </table:table-cell>
          <table:table-cell office:value-type="float" office:value="0.348867">
            <text:p>0.348867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4192">
            <text:p>0.000014192</text:p>
          </table:table-cell>
          <table:table-cell office:value-type="float" office:value="0.0434932">
            <text:p>0.0434932</text:p>
          </table:table-cell>
          <table:table-cell office:value-type="float" office:value="0.000433658">
            <text:p>0.000433658</text:p>
          </table:table-cell>
          <table:table-cell office:value-type="float" office:value="0.220806">
            <text:p>0.220806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9991">
            <text:p>0.000009991</text:p>
          </table:table-cell>
          <table:table-cell office:value-type="float" office:value="0.0252794">
            <text:p>0.0252794</text:p>
          </table:table-cell>
          <table:table-cell office:value-type="float" office:value="0.00025151">
            <text:p>0.00025151</text:p>
          </table:table-cell>
          <table:table-cell office:value-type="float" office:value="0.129548">
            <text:p>0.129548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583">
            <text:p>0.00000583</text:p>
          </table:table-cell>
          <table:table-cell office:value-type="float" office:value="0.012764">
            <text:p>0.012764</text:p>
          </table:table-cell>
          <table:table-cell office:value-type="float" office:value="0.00012633">
            <text:p>0.00012633</text:p>
          </table:table-cell>
          <table:table-cell office:value-type="float" office:value="0.066553">
            <text:p>0.066553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sim – twostage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001692">
            <text:p>0.000001692</text:p>
          </table:table-cell>
          <table:table-cell office:value-type="float" office:value="8.417097">
            <text:p>8.417097</text:p>
          </table:table-cell>
          <table:table-cell office:value-type="float" office:value="0.081912784">
            <text:p>0.081912784</text:p>
          </table:table-cell>
          <table:table-cell office:value-type="float" office:value="42.137876">
            <text:p>42.137876</text:p>
          </table:table-cell>
          <table:table-cell table:number-columns-repeated="4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001674">
            <text:p>0.000001674</text:p>
          </table:table-cell>
          <table:table-cell office:value-type="float" office:value="7.291737">
            <text:p>7.291737</text:p>
          </table:table-cell>
          <table:table-cell office:value-type="float" office:value="0.070954632">
            <text:p>0.070954632</text:p>
          </table:table-cell>
          <table:table-cell office:value-type="float" office:value="36.500547">
            <text:p>36.500547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001675">
            <text:p>0.000001675</text:p>
          </table:table-cell>
          <table:table-cell office:value-type="float" office:value="6.3843218">
            <text:p>6.3843218</text:p>
          </table:table-cell>
          <table:table-cell office:value-type="float" office:value="0.062160526">
            <text:p>0.062160526</text:p>
          </table:table-cell>
          <table:table-cell office:value-type="float" office:value="31.954338">
            <text:p>31.954338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001671">
            <text:p>0.000001671</text:p>
          </table:table-cell>
          <table:table-cell office:value-type="float" office:value="4.8652418">
            <text:p>4.8652418</text:p>
          </table:table-cell>
          <table:table-cell office:value-type="float" office:value="0.04725306">
            <text:p>0.04725306</text:p>
          </table:table-cell>
          <table:table-cell office:value-type="float" office:value="24.356009">
            <text:p>24.356009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01684">
            <text:p>0.000001684</text:p>
          </table:table-cell>
          <table:table-cell office:value-type="float" office:value="2.2868678">
            <text:p>2.2868678</text:p>
          </table:table-cell>
          <table:table-cell office:value-type="float" office:value="0.021741552">
            <text:p>0.021741552</text:p>
          </table:table-cell>
          <table:table-cell office:value-type="float" office:value="11.452916">
            <text:p>11.452916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01677">
            <text:p>0.000001677</text:p>
          </table:table-cell>
          <table:table-cell office:value-type="float" office:value="1.3211726">
            <text:p>1.3211726</text:p>
          </table:table-cell>
          <table:table-cell office:value-type="float" office:value="0.012370084">
            <text:p>0.012370084</text:p>
          </table:table-cell>
          <table:table-cell office:value-type="float" office:value="6.619294">
            <text:p>6.619294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0166">
            <text:p>0.00000166</text:p>
          </table:table-cell>
          <table:table-cell office:value-type="float" office:value="0.6356848">
            <text:p>0.6356848</text:p>
          </table:table-cell>
          <table:table-cell office:value-type="float" office:value="0.005798148">
            <text:p>0.005798148</text:p>
          </table:table-cell>
          <table:table-cell office:value-type="float" office:value="3.188137">
            <text:p>3.188137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1663">
            <text:p>0.000001663</text:p>
          </table:table-cell>
          <table:table-cell office:value-type="float" office:value="0.18509">
            <text:p>0.18509</text:p>
          </table:table-cell>
          <table:table-cell office:value-type="float" office:value="0.001570046">
            <text:p>0.001570046</text:p>
          </table:table-cell>
          <table:table-cell office:value-type="float" office:value="0.931457">
            <text:p>0.931457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01726">
            <text:p>0.000001726</text:p>
          </table:table-cell>
          <table:table-cell office:value-type="float" office:value="0.1390606">
            <text:p>0.1390606</text:p>
          </table:table-cell>
          <table:table-cell office:value-type="float" office:value="0.001127388">
            <text:p>0.001127388</text:p>
          </table:table-cell>
          <table:table-cell office:value-type="float" office:value="0.701056">
            <text:p>0.701056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01667">
            <text:p>0.000001667</text:p>
          </table:table-cell>
          <table:table-cell office:value-type="float" office:value="0.1504456">
            <text:p>0.1504456</text:p>
          </table:table-cell>
          <table:table-cell office:value-type="float" office:value="0.001279694">
            <text:p>0.001279694</text:p>
          </table:table-cell>
          <table:table-cell office:value-type="float" office:value="0.757757">
            <text:p>0.757757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01676">
            <text:p>0.000001676</text:p>
          </table:table-cell>
          <table:table-cell office:value-type="float" office:value="0.0923524">
            <text:p>0.0923524</text:p>
          </table:table-cell>
          <table:table-cell office:value-type="float" office:value="0.000725978">
            <text:p>0.000725978</text:p>
          </table:table-cell>
          <table:table-cell office:value-type="float" office:value="0.466868">
            <text:p>0.466868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01684">
            <text:p>0.000001684</text:p>
          </table:table-cell>
          <table:table-cell office:value-type="float" office:value="0.0750956">
            <text:p>0.0750956</text:p>
          </table:table-cell>
          <table:table-cell office:value-type="float" office:value="0.000581114">
            <text:p>0.000581114</text:p>
          </table:table-cell>
          <table:table-cell office:value-type="float" office:value="0.380789">
            <text:p>0.38078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1668">
            <text:p>0.000001668</text:p>
          </table:table-cell>
          <table:table-cell office:value-type="float" office:value="0.0695582">
            <text:p>0.0695582</text:p>
          </table:table-cell>
          <table:table-cell office:value-type="float" office:value="0.000554696">
            <text:p>0.000554696</text:p>
          </table:table-cell>
          <table:table-cell office:value-type="float" office:value="0.351964">
            <text:p>0.351964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1684">
            <text:p>0.000001684</text:p>
          </table:table-cell>
          <table:table-cell office:value-type="float" office:value="0.0405276">
            <text:p>0.0405276</text:p>
          </table:table-cell>
          <table:table-cell office:value-type="float" office:value="0.000291274">
            <text:p>0.000291274</text:p>
          </table:table-cell>
          <table:table-cell office:value-type="float" office:value="0.213214">
            <text:p>0.213214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1703">
            <text:p>0.000001703</text:p>
          </table:table-cell>
          <table:table-cell office:value-type="float" office:value="0.0299482">
            <text:p>0.0299482</text:p>
          </table:table-cell>
          <table:table-cell office:value-type="float" office:value="0.00021293">
            <text:p>0.00021293</text:p>
          </table:table-cell>
          <table:table-cell office:value-type="float" office:value="0.158104">
            <text:p>0.158104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1704">
            <text:p>0.000001704</text:p>
          </table:table-cell>
          <table:table-cell office:value-type="float" office:value="0.0207106">
            <text:p>0.0207106</text:p>
          </table:table-cell>
          <table:table-cell office:value-type="float" office:value="0.000148836">
            <text:p>0.000148836</text:p>
          </table:table-cell>
          <table:table-cell office:value-type="float" office:value="0.109933">
            <text:p>0.109933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767">
            <text:p>0.000001767</text:p>
          </table:table-cell>
          <table:table-cell office:value-type="float" office:value="0.013506">
            <text:p>0.013506</text:p>
          </table:table-cell>
          <table:table-cell office:value-type="float" office:value="0.000104812">
            <text:p>0.000104812</text:p>
          </table:table-cell>
          <table:table-cell office:value-type="float" office:value="0.072071">
            <text:p>0.072071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sim – Scattered</text:p>
          </table:table-cell>
          <table:table-cell table:number-columns-repeated="7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401334">
            <text:p>0.000401334</text:p>
          </table:table-cell>
          <table:table-cell office:value-type="float" office:value="8.3694284">
            <text:p>8.3694284</text:p>
          </table:table-cell>
          <table:table-cell office:value-type="float" office:value="0.083692972">
            <text:p>0.083692972</text:p>
          </table:table-cell>
          <table:table-cell office:value-type="float" office:value="41.932638">
            <text:p>41.932638</text:p>
          </table:table-cell>
          <table:table-cell table:number-columns-repeated="4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346803">
            <text:p>0.000346803</text:p>
          </table:table-cell>
          <table:table-cell office:value-type="float" office:value="6.39769">
            <text:p>6.39769</text:p>
          </table:table-cell>
          <table:table-cell office:value-type="float" office:value="0.063975604">
            <text:p>0.063975604</text:p>
          </table:table-cell>
          <table:table-cell office:value-type="float" office:value="32.044284">
            <text:p>32.044284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92915">
            <text:p>0.000292915</text:p>
          </table:table-cell>
          <table:table-cell office:value-type="float" office:value="4.7121846">
            <text:p>4.7121846</text:p>
          </table:table-cell>
          <table:table-cell office:value-type="float" office:value="0.047120542">
            <text:p>0.047120542</text:p>
          </table:table-cell>
          <table:table-cell office:value-type="float" office:value="23.606791">
            <text:p>23.606791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237817">
            <text:p>0.000237817</text:p>
          </table:table-cell>
          <table:table-cell office:value-type="float" office:value="3.2839544">
            <text:p>3.2839544</text:p>
          </table:table-cell>
          <table:table-cell office:value-type="float" office:value="0.032838256">
            <text:p>0.032838256</text:p>
          </table:table-cell>
          <table:table-cell office:value-type="float" office:value="16.455705">
            <text:p>16.455705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83343">
            <text:p>0.000183343</text:p>
          </table:table-cell>
          <table:table-cell office:value-type="float" office:value="2.1412356">
            <text:p>2.1412356</text:p>
          </table:table-cell>
          <table:table-cell office:value-type="float" office:value="0.02141102">
            <text:p>0.02141102</text:p>
          </table:table-cell>
          <table:table-cell office:value-type="float" office:value="10.733603">
            <text:p>10.733603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2101">
            <text:p>0.00012101</text:p>
          </table:table-cell>
          <table:table-cell office:value-type="float" office:value="1.202785">
            <text:p>1.202785</text:p>
          </table:table-cell>
          <table:table-cell office:value-type="float" office:value="0.012026562">
            <text:p>0.012026562</text:p>
          </table:table-cell>
          <table:table-cell office:value-type="float" office:value="6.032438">
            <text:p>6.032438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81234">
            <text:p>0.000081234</text:p>
          </table:table-cell>
          <table:table-cell office:value-type="float" office:value="0.8110226">
            <text:p>0.8110226</text:p>
          </table:table-cell>
          <table:table-cell office:value-type="float" office:value="0.008108966">
            <text:p>0.008108966</text:p>
          </table:table-cell>
          <table:table-cell office:value-type="float" office:value="4.067917">
            <text:p>4.067917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40009">
            <text:p>0.000040009</text:p>
          </table:table-cell>
          <table:table-cell office:value-type="float" office:value="0.1525226">
            <text:p>0.1525226</text:p>
          </table:table-cell>
          <table:table-cell office:value-type="float" office:value="0.00152394">
            <text:p>0.00152394</text:p>
          </table:table-cell>
          <table:table-cell office:value-type="float" office:value="0.769259">
            <text:p>0.769259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6443">
            <text:p>0.000036443</text:p>
          </table:table-cell>
          <table:table-cell office:value-type="float" office:value="0.1496396">
            <text:p>0.1496396</text:p>
          </table:table-cell>
          <table:table-cell office:value-type="float" office:value="0.001495132">
            <text:p>0.001495132</text:p>
          </table:table-cell>
          <table:table-cell office:value-type="float" office:value="0.754664">
            <text:p>0.754664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253">
            <text:p>0.00003253</text:p>
          </table:table-cell>
          <table:table-cell office:value-type="float" office:value="0.1423222">
            <text:p>0.1423222</text:p>
          </table:table-cell>
          <table:table-cell office:value-type="float" office:value="0.001421906">
            <text:p>0.001421906</text:p>
          </table:table-cell>
          <table:table-cell office:value-type="float" office:value="0.717312">
            <text:p>0.717312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8562">
            <text:p>0.000028562</text:p>
          </table:table-cell>
          <table:table-cell office:value-type="float" office:value="0.0777242">
            <text:p>0.0777242</text:p>
          </table:table-cell>
          <table:table-cell office:value-type="float" office:value="0.0007759">
            <text:p>0.0007759</text:p>
          </table:table-cell>
          <table:table-cell office:value-type="float" office:value="0.393868">
            <text:p>0.393868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4793">
            <text:p>0.000024793</text:p>
          </table:table-cell>
          <table:table-cell office:value-type="float" office:value="0.0618774">
            <text:p>0.0618774</text:p>
          </table:table-cell>
          <table:table-cell office:value-type="float" office:value="0.000617526">
            <text:p>0.000617526</text:p>
          </table:table-cell>
          <table:table-cell office:value-type="float" office:value="0.314288">
            <text:p>0.314288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0829">
            <text:p>0.000020829</text:p>
          </table:table-cell>
          <table:table-cell office:value-type="float" office:value="0.0599664">
            <text:p>0.0599664</text:p>
          </table:table-cell>
          <table:table-cell office:value-type="float" office:value="0.00059836">
            <text:p>0.00059836</text:p>
          </table:table-cell>
          <table:table-cell office:value-type="float" office:value="0.306299">
            <text:p>0.306299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7039">
            <text:p>0.000017039</text:p>
          </table:table-cell>
          <table:table-cell office:value-type="float" office:value="0.0341914">
            <text:p>0.0341914</text:p>
          </table:table-cell>
          <table:table-cell office:value-type="float" office:value="0.000340624">
            <text:p>0.000340624</text:p>
          </table:table-cell>
          <table:table-cell office:value-type="float" office:value="0.174756">
            <text:p>0.174756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323">
            <text:p>0.00001323</text:p>
          </table:table-cell>
          <table:table-cell office:value-type="float" office:value="0.0206754">
            <text:p>0.0206754</text:p>
          </table:table-cell>
          <table:table-cell office:value-type="float" office:value="0.000205444">
            <text:p>0.000205444</text:p>
          </table:table-cell>
          <table:table-cell office:value-type="float" office:value="0.106554">
            <text:p>0.106554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944">
            <text:p>0.00000944</text:p>
          </table:table-cell>
          <table:table-cell office:value-type="float" office:value="0.0173596">
            <text:p>0.0173596</text:p>
          </table:table-cell>
          <table:table-cell office:value-type="float" office:value="0.000172322">
            <text:p>0.000172322</text:p>
          </table:table-cell>
          <table:table-cell office:value-type="float" office:value="0.089925">
            <text:p>0.08992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5674">
            <text:p>0.000005674</text:p>
          </table:table-cell>
          <table:table-cell office:value-type="float" office:value="0.009919">
            <text:p>0.009919</text:p>
          </table:table-cell>
          <table:table-cell office:value-type="float" office:value="0.000097912">
            <text:p>0.000097912</text:p>
          </table:table-cell>
          <table:table-cell office:value-type="float" office:value="0.05257">
            <text:p>0.052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araffine – newton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320474">
            <text:p>0.000320474</text:p>
          </table:table-cell>
          <table:table-cell office:value-type="float" office:value="7.4833566">
            <text:p>7.4833566</text:p>
          </table:table-cell>
          <table:table-cell office:value-type="string">
            <text:p><text:s text:c="2"/></text:p>
          </table:table-cell>
          <table:table-cell office:value-type="float" office:value="37.453126">
            <text:p>37.453126</text:p>
          </table:table-cell>
          <table:table-cell table:number-columns-repeated="4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322739">
            <text:p>0.000322739</text:p>
          </table:table-cell>
          <table:table-cell office:value-type="float" office:value="6.9337716">
            <text:p>6.9337716</text:p>
          </table:table-cell>
          <table:table-cell office:value-type="string">
            <text:p><text:s text:c="2"/></text:p>
          </table:table-cell>
          <table:table-cell office:value-type="float" office:value="34.692237">
            <text:p>34.692237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9283">
            <text:p>0.00029283</text:p>
          </table:table-cell>
          <table:table-cell office:value-type="float" office:value="5.4742066">
            <text:p>5.4742066</text:p>
          </table:table-cell>
          <table:table-cell office:value-type="string">
            <text:p><text:s text:c="2"/></text:p>
          </table:table-cell>
          <table:table-cell office:value-type="float" office:value="27.391837">
            <text:p>27.391837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237869">
            <text:p>0.000237869</text:p>
          </table:table-cell>
          <table:table-cell office:value-type="float" office:value="3.9294442">
            <text:p>3.9294442</text:p>
          </table:table-cell>
          <table:table-cell office:value-type="string">
            <text:p><text:s text:c="2"/></text:p>
          </table:table-cell>
          <table:table-cell office:value-type="float" office:value="19.664417">
            <text:p>19.664417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89854">
            <text:p>0.000189854</text:p>
          </table:table-cell>
          <table:table-cell office:value-type="float" office:value="2.614715">
            <text:p>2.614715</text:p>
          </table:table-cell>
          <table:table-cell office:value-type="string">
            <text:p><text:s text:c="2"/></text:p>
          </table:table-cell>
          <table:table-cell office:value-type="float" office:value="13.08945">
            <text:p>13.08945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09825">
            <text:p>0.000109825</text:p>
          </table:table-cell>
          <table:table-cell office:value-type="float" office:value="1.5261468">
            <text:p>1.5261468</text:p>
          </table:table-cell>
          <table:table-cell office:value-type="string">
            <text:p><text:s text:c="2"/></text:p>
          </table:table-cell>
          <table:table-cell office:value-type="float" office:value="7.640485">
            <text:p>7.640485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75346">
            <text:p>0.000075346</text:p>
          </table:table-cell>
          <table:table-cell office:value-type="float" office:value="0.7056282">
            <text:p>0.7056282</text:p>
          </table:table-cell>
          <table:table-cell office:value-type="string">
            <text:p><text:s text:c="2"/></text:p>
          </table:table-cell>
          <table:table-cell office:value-type="float" office:value="3.534713">
            <text:p>3.534713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7044">
            <text:p>0.000037044</text:p>
          </table:table-cell>
          <table:table-cell office:value-type="float" office:value="0.2376778">
            <text:p>0.2376778</text:p>
          </table:table-cell>
          <table:table-cell office:value-type="string">
            <text:p><text:s text:c="2"/></text:p>
          </table:table-cell>
          <table:table-cell office:value-type="float" office:value="1.209426">
            <text:p>1.209426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6011">
            <text:p>0.000036011</text:p>
          </table:table-cell>
          <table:table-cell office:value-type="float" office:value="0.2014068">
            <text:p>0.2014068</text:p>
          </table:table-cell>
          <table:table-cell office:value-type="string">
            <text:p><text:s text:c="2"/></text:p>
          </table:table-cell>
          <table:table-cell office:value-type="float" office:value="1.026402">
            <text:p>1.026402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2519">
            <text:p>0.000032519</text:p>
          </table:table-cell>
          <table:table-cell office:value-type="float" office:value="0.168353">
            <text:p>0.168353</text:p>
          </table:table-cell>
          <table:table-cell office:value-type="string">
            <text:p><text:s text:c="2"/></text:p>
          </table:table-cell>
          <table:table-cell office:value-type="float" office:value="0.856024">
            <text:p>0.856024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6286">
            <text:p>0.000026286</text:p>
          </table:table-cell>
          <table:table-cell office:value-type="float" office:value="0.1398956">
            <text:p>0.1398956</text:p>
          </table:table-cell>
          <table:table-cell office:value-type="string">
            <text:p><text:s text:c="2"/></text:p>
          </table:table-cell>
          <table:table-cell office:value-type="float" office:value="0.714323">
            <text:p>0.714323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1851">
            <text:p>0.000021851</text:p>
          </table:table-cell>
          <table:table-cell office:value-type="float" office:value="0.119726">
            <text:p>0.119726</text:p>
          </table:table-cell>
          <table:table-cell office:value-type="string">
            <text:p><text:s text:c="2"/></text:p>
          </table:table-cell>
          <table:table-cell office:value-type="float" office:value="0.611742">
            <text:p>0.611742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0228">
            <text:p>0.000020228</text:p>
          </table:table-cell>
          <table:table-cell office:value-type="float" office:value="0.096369">
            <text:p>0.096369</text:p>
          </table:table-cell>
          <table:table-cell office:value-type="string">
            <text:p><text:s text:c="2"/></text:p>
          </table:table-cell>
          <table:table-cell office:value-type="float" office:value="0.49109">
            <text:p>0.49109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5319">
            <text:p>0.000015319</text:p>
          </table:table-cell>
          <table:table-cell office:value-type="float" office:value="0.0745252">
            <text:p>0.0745252</text:p>
          </table:table-cell>
          <table:table-cell office:value-type="string">
            <text:p><text:s text:c="2"/></text:p>
          </table:table-cell>
          <table:table-cell office:value-type="float" office:value="0.380783">
            <text:p>0.380783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3351">
            <text:p>0.000013351</text:p>
          </table:table-cell>
          <table:table-cell office:value-type="float" office:value="0.0647428">
            <text:p>0.0647428</text:p>
          </table:table-cell>
          <table:table-cell office:value-type="string">
            <text:p><text:s text:c="2"/></text:p>
          </table:table-cell>
          <table:table-cell office:value-type="float" office:value="0.330592">
            <text:p>0.330592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9915">
            <text:p>0.000009915</text:p>
          </table:table-cell>
          <table:table-cell office:value-type="float" office:value="0.0518976">
            <text:p>0.0518976</text:p>
          </table:table-cell>
          <table:table-cell office:value-type="string">
            <text:p><text:s text:c="2"/></text:p>
          </table:table-cell>
          <table:table-cell office:value-type="float" office:value="0.263927">
            <text:p>0.263927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5748">
            <text:p>0.000005748</text:p>
          </table:table-cell>
          <table:table-cell office:value-type="float" office:value="0.0393706">
            <text:p>0.0393706</text:p>
          </table:table-cell>
          <table:table-cell office:value-type="string">
            <text:p><text:s text:c="2"/></text:p>
          </table:table-cell>
          <table:table-cell office:value-type="float" office:value="0.199764">
            <text:p>0.199764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Single</text:p>
          </table:table-cell>
          <table:table-cell table:number-columns-repeated="8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001632">
            <text:p>0.000001632</text:p>
          </table:table-cell>
          <table:table-cell table:number-columns-repeated="2" office:value-type="string">
            <text:p><text:s text:c="2"/></text:p>
          </table:table-cell>
          <table:table-cell office:value-type="float" office:value="128.287942">
            <text:p>128.287942</text:p>
          </table:table-cell>
          <table:table-cell table:number-columns-repeated="4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00166">
            <text:p>0.00000166</text:p>
          </table:table-cell>
          <table:table-cell table:number-columns-repeated="2" office:value-type="string">
            <text:p><text:s text:c="2"/></text:p>
          </table:table-cell>
          <table:table-cell office:value-type="float" office:value="98.346711">
            <text:p>98.346711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001616">
            <text:p>0.000001616</text:p>
          </table:table-cell>
          <table:table-cell table:number-columns-repeated="2" office:value-type="string">
            <text:p><text:s text:c="2"/></text:p>
          </table:table-cell>
          <table:table-cell office:value-type="float" office:value="72.4381">
            <text:p>72.4381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001623">
            <text:p>0.000001623</text:p>
          </table:table-cell>
          <table:table-cell table:number-columns-repeated="2" office:value-type="string">
            <text:p><text:s text:c="2"/></text:p>
          </table:table-cell>
          <table:table-cell office:value-type="float" office:value="50.538089">
            <text:p>50.538089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01616">
            <text:p>0.000001616</text:p>
          </table:table-cell>
          <table:table-cell table:number-columns-repeated="2" office:value-type="string">
            <text:p><text:s text:c="2"/></text:p>
          </table:table-cell>
          <table:table-cell office:value-type="float" office:value="32.759306">
            <text:p>32.759306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01627">
            <text:p>0.000001627</text:p>
          </table:table-cell>
          <table:table-cell table:number-columns-repeated="2" office:value-type="string">
            <text:p><text:s text:c="2"/></text:p>
          </table:table-cell>
          <table:table-cell office:value-type="float" office:value="18.488176">
            <text:p>18.488176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01608">
            <text:p>0.000001608</text:p>
          </table:table-cell>
          <table:table-cell table:number-columns-repeated="2" office:value-type="string">
            <text:p><text:s text:c="2"/></text:p>
          </table:table-cell>
          <table:table-cell office:value-type="float" office:value="8.447659">
            <text:p>8.447659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1649">
            <text:p>0.000001649</text:p>
          </table:table-cell>
          <table:table-cell table:number-columns-repeated="2" office:value-type="string">
            <text:p><text:s text:c="2"/></text:p>
          </table:table-cell>
          <table:table-cell office:value-type="float" office:value="2.230278">
            <text:p>2.230278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01619">
            <text:p>0.000001619</text:p>
          </table:table-cell>
          <table:table-cell table:number-columns-repeated="2" office:value-type="string">
            <text:p><text:s text:c="2"/></text:p>
          </table:table-cell>
          <table:table-cell office:value-type="float" office:value="1.824775">
            <text:p>1.824775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0165">
            <text:p>0.00000165</text:p>
          </table:table-cell>
          <table:table-cell table:number-columns-repeated="2" office:value-type="string">
            <text:p><text:s text:c="2"/></text:p>
          </table:table-cell>
          <table:table-cell office:value-type="float" office:value="1.465722">
            <text:p>1.465722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01611">
            <text:p>0.000001611</text:p>
          </table:table-cell>
          <table:table-cell table:number-columns-repeated="2" office:value-type="string">
            <text:p><text:s text:c="2"/></text:p>
          </table:table-cell>
          <table:table-cell office:value-type="float" office:value="1.143277">
            <text:p>1.143277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01611">
            <text:p>0.000001611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865139">
            <text:p>0.865139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1632">
            <text:p>0.000001632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621253">
            <text:p>0.621253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161">
            <text:p>0.00000161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416601">
            <text:p>0.416601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1613">
            <text:p>0.000001613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254074">
            <text:p>0.254074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1629">
            <text:p>0.000001629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130866">
            <text:p>0.130866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19">
            <text:p>0.000001619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045396">
            <text:p>0.045396</text:p>
          </table:table-cell>
          <table:table-cell table:number-columns-repeated="4"/>
        </table:table-row>
      </table:table>
      <table:table table:name="Hal 2.7 Ghz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Psim – Partitioned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309036">
            <text:p>0.000309036</text:p>
          </table:table-cell>
          <table:table-cell office:value-type="float" office:value="8.2951948">
            <text:p>8.2951948</text:p>
          </table:table-cell>
          <table:table-cell office:value-type="float" office:value="0.082950654">
            <text:p>0.082950654</text:p>
          </table:table-cell>
          <table:table-cell office:value-type="float" office:value="41.515757">
            <text:p>41.515757</text:p>
          </table:table-cell>
          <table:table-cell>
            <draw:frame table:end-cell-address="'Hal 2.7 Ghz'.S47" table:end-x="0.5043in" table:end-y="0.1744in" draw:z-index="0" draw:style-name="gr1" svg:width="11.1713in" svg:height="7.5299in" svg:x="0.8925in" svg:y="0.0327in">
              <draw:object draw:notify-on-update-of-ranges="'Hal 2.7 Ghz'.A3:'Hal 2.7 Ghz'.A19 'Hal 2.7 Ghz'.A2:'Hal 2.7 Ghz'.A2 'Hal 2.7 Ghz'.E3:'Hal 2.7 Ghz'.E19 'Hal 2.7 Ghz'.A80:'Hal 2.7 Ghz'.A96 'Hal 2.7 Ghz'.A79:'Hal 2.7 Ghz'.A79 'Hal 2.7 Ghz'.E80:'Hal 2.7 Ghz'.E96 'Hal 2.7 Ghz'.A60:'Hal 2.7 Ghz'.A76 'Hal 2.7 Ghz'.A59:'Hal 2.7 Ghz'.A59 'Hal 2.7 Ghz'.E60:'Hal 2.7 Ghz'.E76 'Hal 2.7 Ghz'.A22:'Hal 2.7 Ghz'.A38 'Hal 2.7 Ghz'.A21:'Hal 2.7 Ghz'.A21 'Hal 2.7 Ghz'.E22:'Hal 2.7 Ghz'.E38 'Hal 2.7 Ghz'.A41:'Hal 2.7 Ghz'.A57 'Hal 2.7 Ghz'.A40:'Hal 2.7 Ghz'.A40 'Hal 2.7 Ghz'.E41:'Hal 2.7 Ghz'.E5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70891">
            <text:p>0.000270891</text:p>
          </table:table-cell>
          <table:table-cell office:value-type="float" office:value="6.3778102">
            <text:p>6.3778102</text:p>
          </table:table-cell>
          <table:table-cell office:value-type="float" office:value="0.06377676">
            <text:p>0.06377676</text:p>
          </table:table-cell>
          <table:table-cell office:value-type="float" office:value="31.919279">
            <text:p>31.919279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33024">
            <text:p>0.000233024</text:p>
          </table:table-cell>
          <table:table-cell office:value-type="float" office:value="4.7156796">
            <text:p>4.7156796</text:p>
          </table:table-cell>
          <table:table-cell office:value-type="float" office:value="0.047155486">
            <text:p>0.047155486</text:p>
          </table:table-cell>
          <table:table-cell office:value-type="float" office:value="23.604398">
            <text:p>23.604398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94474">
            <text:p>0.000194474</text:p>
          </table:table-cell>
          <table:table-cell office:value-type="float" office:value="3.2765376">
            <text:p>3.2765376</text:p>
          </table:table-cell>
          <table:table-cell office:value-type="float" office:value="0.032764066">
            <text:p>0.032764066</text:p>
          </table:table-cell>
          <table:table-cell office:value-type="float" office:value="16.404617">
            <text:p>16.404617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55587">
            <text:p>0.000155587</text:p>
          </table:table-cell>
          <table:table-cell office:value-type="float" office:value="2.115765">
            <text:p>2.115765</text:p>
          </table:table-cell>
          <table:table-cell office:value-type="float" office:value="0.021156366">
            <text:p>0.021156366</text:p>
          </table:table-cell>
          <table:table-cell office:value-type="float" office:value="10.596864">
            <text:p>10.596864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16879">
            <text:p>0.000116879</text:p>
          </table:table-cell>
          <table:table-cell office:value-type="float" office:value="1.1968864">
            <text:p>1.1968864</text:p>
          </table:table-cell>
          <table:table-cell office:value-type="float" office:value="0.011967538">
            <text:p>0.011967538</text:p>
          </table:table-cell>
          <table:table-cell office:value-type="float" office:value="5.998558">
            <text:p>5.998558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78051">
            <text:p>0.000078051</text:p>
          </table:table-cell>
          <table:table-cell office:value-type="float" office:value="0.543019">
            <text:p>0.543019</text:p>
          </table:table-cell>
          <table:table-cell office:value-type="float" office:value="0.005428922">
            <text:p>0.005428922</text:p>
          </table:table-cell>
          <table:table-cell office:value-type="float" office:value="2.724265">
            <text:p>2.72426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40433">
            <text:p>0.000040433</text:p>
          </table:table-cell>
          <table:table-cell office:value-type="float" office:value="0.150478">
            <text:p>0.150478</text:p>
          </table:table-cell>
          <table:table-cell office:value-type="float" office:value="0.001503482">
            <text:p>0.001503482</text:p>
          </table:table-cell>
          <table:table-cell office:value-type="float" office:value="0.757946">
            <text:p>0.75794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671">
            <text:p>0.00003671</text:p>
          </table:table-cell>
          <table:table-cell office:value-type="float" office:value="0.1271716">
            <text:p>0.1271716</text:p>
          </table:table-cell>
          <table:table-cell office:value-type="float" office:value="0.00127042">
            <text:p>0.00127042</text:p>
          </table:table-cell>
          <table:table-cell office:value-type="float" office:value="0.641088">
            <text:p>0.64108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3349">
            <text:p>0.000033349</text:p>
          </table:table-cell>
          <table:table-cell office:value-type="float" office:value="0.1040848">
            <text:p>0.1040848</text:p>
          </table:table-cell>
          <table:table-cell office:value-type="float" office:value="0.001039524">
            <text:p>0.001039524</text:p>
          </table:table-cell>
          <table:table-cell office:value-type="float" office:value="0.52524">
            <text:p>0.5252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8425">
            <text:p>0.000028425</text:p>
          </table:table-cell>
          <table:table-cell office:value-type="float" office:value="0.0768964">
            <text:p>0.0768964</text:p>
          </table:table-cell>
          <table:table-cell office:value-type="float" office:value="0.00076769">
            <text:p>0.00076769</text:p>
          </table:table-cell>
          <table:table-cell office:value-type="float" office:value="0.388918">
            <text:p>0.38891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6095">
            <text:p>0.000026095</text:p>
          </table:table-cell>
          <table:table-cell office:value-type="float" office:value="0.0670528">
            <text:p>0.0670528</text:p>
          </table:table-cell>
          <table:table-cell office:value-type="float" office:value="0.00066923">
            <text:p>0.00066923</text:p>
          </table:table-cell>
          <table:table-cell office:value-type="float" office:value="0.339367">
            <text:p>0.33936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2158">
            <text:p>0.000022158</text:p>
          </table:table-cell>
          <table:table-cell office:value-type="float" office:value="0.049041">
            <text:p>0.049041</text:p>
          </table:table-cell>
          <table:table-cell office:value-type="float" office:value="0.000489098">
            <text:p>0.000489098</text:p>
          </table:table-cell>
          <table:table-cell office:value-type="float" office:value="0.24896">
            <text:p>0.2489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6888">
            <text:p>0.000016888</text:p>
          </table:table-cell>
          <table:table-cell office:value-type="float" office:value="0.030887">
            <text:p>0.030887</text:p>
          </table:table-cell>
          <table:table-cell office:value-type="float" office:value="0.000307568">
            <text:p>0.000307568</text:p>
          </table:table-cell>
          <table:table-cell office:value-type="float" office:value="0.157565">
            <text:p>0.15756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5586">
            <text:p>0.000015586</text:p>
          </table:table-cell>
          <table:table-cell office:value-type="float" office:value="0.0264058">
            <text:p>0.0264058</text:p>
          </table:table-cell>
          <table:table-cell office:value-type="float" office:value="0.0002628">
            <text:p>0.0002628</text:p>
          </table:table-cell>
          <table:table-cell office:value-type="float" office:value="0.135033">
            <text:p>0.13503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13579">
            <text:p>0.000013579</text:p>
          </table:table-cell>
          <table:table-cell office:value-type="float" office:value="0.0180356">
            <text:p>0.0180356</text:p>
          </table:table-cell>
          <table:table-cell office:value-type="float" office:value="0.000179046">
            <text:p>0.000179046</text:p>
          </table:table-cell>
          <table:table-cell office:value-type="float" office:value="0.092784">
            <text:p>0.09278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9345">
            <text:p>0.000009345</text:p>
          </table:table-cell>
          <table:table-cell office:value-type="float" office:value="0.008875">
            <text:p>0.008875</text:p>
          </table:table-cell>
          <table:table-cell office:value-type="float" office:value="0.000087308">
            <text:p>0.000087308</text:p>
          </table:table-cell>
          <table:table-cell office:value-type="float" office:value="0.046799">
            <text:p>0.04679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sim – scattered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309387">
            <text:p>0.000309387</text:p>
          </table:table-cell>
          <table:table-cell office:value-type="float" office:value="8.3047664">
            <text:p>8.3047664</text:p>
          </table:table-cell>
          <table:table-cell office:value-type="float" office:value="0.08304632">
            <text:p>0.08304632</text:p>
          </table:table-cell>
          <table:table-cell office:value-type="float" office:value="41.598635">
            <text:p>41.598635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70917">
            <text:p>0.000270917</text:p>
          </table:table-cell>
          <table:table-cell office:value-type="float" office:value="6.3689428">
            <text:p>6.3689428</text:p>
          </table:table-cell>
          <table:table-cell office:value-type="float" office:value="0.063688136">
            <text:p>0.063688136</text:p>
          </table:table-cell>
          <table:table-cell office:value-type="float" office:value="31.901442">
            <text:p>31.901442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3236">
            <text:p>0.00023236</text:p>
          </table:table-cell>
          <table:table-cell office:value-type="float" office:value="4.6899516">
            <text:p>4.6899516</text:p>
          </table:table-cell>
          <table:table-cell office:value-type="float" office:value="0.04689824">
            <text:p>0.04689824</text:p>
          </table:table-cell>
          <table:table-cell office:value-type="float" office:value="23.496079">
            <text:p>23.496079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97315">
            <text:p>0.000197315</text:p>
          </table:table-cell>
          <table:table-cell office:value-type="float" office:value="3.3394026">
            <text:p>3.3394026</text:p>
          </table:table-cell>
          <table:table-cell office:value-type="float" office:value="0.033392744">
            <text:p>0.033392744</text:p>
          </table:table-cell>
          <table:table-cell office:value-type="float" office:value="16.737835">
            <text:p>16.737835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56673">
            <text:p>0.000156673</text:p>
          </table:table-cell>
          <table:table-cell office:value-type="float" office:value="2.120098">
            <text:p>2.120098</text:p>
          </table:table-cell>
          <table:table-cell office:value-type="float" office:value="0.02119965">
            <text:p>0.02119965</text:p>
          </table:table-cell>
          <table:table-cell office:value-type="float" office:value="10.628567">
            <text:p>10.628567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1693">
            <text:p>0.00011693</text:p>
          </table:table-cell>
          <table:table-cell office:value-type="float" office:value="1.1924262">
            <text:p>1.1924262</text:p>
          </table:table-cell>
          <table:table-cell office:value-type="float" office:value="0.011922948">
            <text:p>0.011922948</text:p>
          </table:table-cell>
          <table:table-cell office:value-type="float" office:value="5.980318">
            <text:p>5.980318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78323">
            <text:p>0.000078323</text:p>
          </table:table-cell>
          <table:table-cell office:value-type="float" office:value="0.5421516">
            <text:p>0.5421516</text:p>
          </table:table-cell>
          <table:table-cell office:value-type="float" office:value="0.005420198">
            <text:p>0.005420198</text:p>
          </table:table-cell>
          <table:table-cell office:value-type="float" office:value="2.7226">
            <text:p>2.722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4009">
            <text:p>0.00004009</text:p>
          </table:table-cell>
          <table:table-cell office:value-type="float" office:value="0.1466344">
            <text:p>0.1466344</text:p>
          </table:table-cell>
          <table:table-cell office:value-type="float" office:value="0.0014651">
            <text:p>0.0014651</text:p>
          </table:table-cell>
          <table:table-cell office:value-type="float" office:value="0.739569">
            <text:p>0.73956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6235">
            <text:p>0.000036235</text:p>
          </table:table-cell>
          <table:table-cell office:value-type="float" office:value="0.1232364">
            <text:p>0.1232364</text:p>
          </table:table-cell>
          <table:table-cell office:value-type="float" office:value="0.001231044">
            <text:p>0.001231044</text:p>
          </table:table-cell>
          <table:table-cell office:value-type="float" office:value="0.621848">
            <text:p>0.621848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2312">
            <text:p>0.000032312</text:p>
          </table:table-cell>
          <table:table-cell office:value-type="float" office:value="0.1062638">
            <text:p>0.1062638</text:p>
          </table:table-cell>
          <table:table-cell office:value-type="float" office:value="0.001061356">
            <text:p>0.001061356</text:p>
          </table:table-cell>
          <table:table-cell office:value-type="float" office:value="0.536592">
            <text:p>0.53659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8513">
            <text:p>0.000028513</text:p>
          </table:table-cell>
          <table:table-cell office:value-type="float" office:value="0.0764412">
            <text:p>0.0764412</text:p>
          </table:table-cell>
          <table:table-cell office:value-type="float" office:value="0.00076308">
            <text:p>0.00076308</text:p>
          </table:table-cell>
          <table:table-cell office:value-type="float" office:value="0.387006">
            <text:p>0.38700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4649">
            <text:p>0.000024649</text:p>
          </table:table-cell>
          <table:table-cell office:value-type="float" office:value="0.0588274">
            <text:p>0.0588274</text:p>
          </table:table-cell>
          <table:table-cell office:value-type="float" office:value="0.00058695">
            <text:p>0.00058695</text:p>
          </table:table-cell>
          <table:table-cell office:value-type="float" office:value="0.298502">
            <text:p>0.29850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089">
            <text:p>0.00002089</text:p>
          </table:table-cell>
          <table:table-cell office:value-type="float" office:value="0.0467926">
            <text:p>0.0467926</text:p>
          </table:table-cell>
          <table:table-cell office:value-type="float" office:value="0.00046663">
            <text:p>0.00046663</text:p>
          </table:table-cell>
          <table:table-cell office:value-type="float" office:value="0.237759">
            <text:p>0.23775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7001">
            <text:p>0.000017001</text:p>
          </table:table-cell>
          <table:table-cell office:value-type="float" office:value="0.0378328">
            <text:p>0.0378328</text:p>
          </table:table-cell>
          <table:table-cell office:value-type="float" office:value="0.000377022">
            <text:p>0.000377022</text:p>
          </table:table-cell>
          <table:table-cell office:value-type="float" office:value="0.192587">
            <text:p>0.19258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3186">
            <text:p>0.000013186</text:p>
          </table:table-cell>
          <table:table-cell office:value-type="float" office:value="0.0207792">
            <text:p>0.0207792</text:p>
          </table:table-cell>
          <table:table-cell office:value-type="float" office:value="0.000206454">
            <text:p>0.000206454</text:p>
          </table:table-cell>
          <table:table-cell office:value-type="float" office:value="0.10698">
            <text:p>0.1069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9385">
            <text:p>0.000009385</text:p>
          </table:table-cell>
          <table:table-cell office:value-type="float" office:value="0.0172122">
            <text:p>0.0172122</text:p>
          </table:table-cell>
          <table:table-cell office:value-type="float" office:value="0.000170788">
            <text:p>0.000170788</text:p>
          </table:table-cell>
          <table:table-cell office:value-type="float" office:value="0.089014">
            <text:p>0.08901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557">
            <text:p>0.00000557</text:p>
          </table:table-cell>
          <table:table-cell office:value-type="float" office:value="0.0098276">
            <text:p>0.0098276</text:p>
          </table:table-cell>
          <table:table-cell office:value-type="float" office:value="0.000096974">
            <text:p>0.000096974</text:p>
          </table:table-cell>
          <table:table-cell office:value-type="float" office:value="0.051605">
            <text:p>0.05160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sim - twostage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001686">
            <text:p>0.000001686</text:p>
          </table:table-cell>
          <table:table-cell office:value-type="float" office:value="10.7483144">
            <text:p>10.7483144</text:p>
          </table:table-cell>
          <table:table-cell office:value-type="float" office:value="0.10523017">
            <text:p>0.10523017</text:p>
          </table:table-cell>
          <table:table-cell office:value-type="float" office:value="53.803858">
            <text:p>53.803858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001679">
            <text:p>0.000001679</text:p>
          </table:table-cell>
          <table:table-cell office:value-type="float" office:value="9.2525356">
            <text:p>9.2525356</text:p>
          </table:table-cell>
          <table:table-cell office:value-type="float" office:value="0.090558324">
            <text:p>0.090558324</text:p>
          </table:table-cell>
          <table:table-cell office:value-type="float" office:value="46.309823">
            <text:p>46.309823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001674">
            <text:p>0.000001674</text:p>
          </table:table-cell>
          <table:table-cell office:value-type="float" office:value="6.8630306">
            <text:p>6.8630306</text:p>
          </table:table-cell>
          <table:table-cell office:value-type="float" office:value="0.066947832">
            <text:p>0.066947832</text:p>
          </table:table-cell>
          <table:table-cell office:value-type="float" office:value="34.348857">
            <text:p>34.348857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001682">
            <text:p>0.000001682</text:p>
          </table:table-cell>
          <table:table-cell office:value-type="float" office:value="3.613169">
            <text:p>3.613169</text:p>
          </table:table-cell>
          <table:table-cell office:value-type="float" office:value="0.034726196">
            <text:p>0.034726196</text:p>
          </table:table-cell>
          <table:table-cell office:value-type="float" office:value="18.092476">
            <text:p>18.092476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01671">
            <text:p>0.000001671</text:p>
          </table:table-cell>
          <table:table-cell office:value-type="float" office:value="2.1438134">
            <text:p>2.1438134</text:p>
          </table:table-cell>
          <table:table-cell office:value-type="float" office:value="0.020315962">
            <text:p>0.020315962</text:p>
          </table:table-cell>
          <table:table-cell office:value-type="float" office:value="10.737471">
            <text:p>10.737471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01664">
            <text:p>0.000001664</text:p>
          </table:table-cell>
          <table:table-cell office:value-type="float" office:value="1.2314414">
            <text:p>1.2314414</text:p>
          </table:table-cell>
          <table:table-cell office:value-type="float" office:value="0.011475902">
            <text:p>0.011475902</text:p>
          </table:table-cell>
          <table:table-cell office:value-type="float" office:value="6.170503">
            <text:p>6.17050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0169">
            <text:p>0.00000169</text:p>
          </table:table-cell>
          <table:table-cell office:value-type="float" office:value="0.621835">
            <text:p>0.621835</text:p>
          </table:table-cell>
          <table:table-cell office:value-type="float" office:value="0.005647792">
            <text:p>0.005647792</text:p>
          </table:table-cell>
          <table:table-cell office:value-type="float" office:value="3.118134">
            <text:p>3.118134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1658">
            <text:p>0.000001658</text:p>
          </table:table-cell>
          <table:table-cell office:value-type="float" office:value="0.2254438">
            <text:p>0.2254438</text:p>
          </table:table-cell>
          <table:table-cell office:value-type="float" office:value="0.001974754">
            <text:p>0.001974754</text:p>
          </table:table-cell>
          <table:table-cell office:value-type="float" office:value="1.132756">
            <text:p>1.13275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01662">
            <text:p>0.000001662</text:p>
          </table:table-cell>
          <table:table-cell office:value-type="float" office:value="0.1430312">
            <text:p>0.1430312</text:p>
          </table:table-cell>
          <table:table-cell office:value-type="float" office:value="0.00117811">
            <text:p>0.00117811</text:p>
          </table:table-cell>
          <table:table-cell office:value-type="float" office:value="0.720326">
            <text:p>0.72032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01672">
            <text:p>0.000001672</text:p>
          </table:table-cell>
          <table:table-cell office:value-type="float" office:value="0.1129352">
            <text:p>0.1129352</text:p>
          </table:table-cell>
          <table:table-cell office:value-type="float" office:value="0.000904124">
            <text:p>0.000904124</text:p>
          </table:table-cell>
          <table:table-cell office:value-type="float" office:value="0.569559">
            <text:p>0.56955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01669">
            <text:p>0.000001669</text:p>
          </table:table-cell>
          <table:table-cell office:value-type="float" office:value="0.1343858">
            <text:p>0.1343858</text:p>
          </table:table-cell>
          <table:table-cell office:value-type="float" office:value="0.001147046">
            <text:p>0.001147046</text:p>
          </table:table-cell>
          <table:table-cell office:value-type="float" office:value="0.676368">
            <text:p>0.67636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01666">
            <text:p>0.000001666</text:p>
          </table:table-cell>
          <table:table-cell office:value-type="float" office:value="0.082103">
            <text:p>0.082103</text:p>
          </table:table-cell>
          <table:table-cell office:value-type="float" office:value="0.000652314">
            <text:p>0.000652314</text:p>
          </table:table-cell>
          <table:table-cell office:value-type="float" office:value="0.414511">
            <text:p>0.41451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1657">
            <text:p>0.000001657</text:p>
          </table:table-cell>
          <table:table-cell office:value-type="float" office:value="0.0627346">
            <text:p>0.0627346</text:p>
          </table:table-cell>
          <table:table-cell office:value-type="float" office:value="0.00048687">
            <text:p>0.00048687</text:p>
          </table:table-cell>
          <table:table-cell office:value-type="float" office:value="0.317237">
            <text:p>0.31723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166">
            <text:p>0.00000166</text:p>
          </table:table-cell>
          <table:table-cell office:value-type="float" office:value="0.0399256">
            <text:p>0.0399256</text:p>
          </table:table-cell>
          <table:table-cell office:value-type="float" office:value="0.000286508">
            <text:p>0.000286508</text:p>
          </table:table-cell>
          <table:table-cell office:value-type="float" office:value="0.203147">
            <text:p>0.20314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1663">
            <text:p>0.000001663</text:p>
          </table:table-cell>
          <table:table-cell office:value-type="float" office:value="0.0302">
            <text:p>0.0302</text:p>
          </table:table-cell>
          <table:table-cell office:value-type="float" office:value="0.000216828">
            <text:p>0.000216828</text:p>
          </table:table-cell>
          <table:table-cell office:value-type="float" office:value="0.153936">
            <text:p>0.15393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1666">
            <text:p>0.000001666</text:p>
          </table:table-cell>
          <table:table-cell office:value-type="float" office:value="0.01881">
            <text:p>0.01881</text:p>
          </table:table-cell>
          <table:table-cell office:value-type="float" office:value="0.000130856">
            <text:p>0.000130856</text:p>
          </table:table-cell>
          <table:table-cell office:value-type="float" office:value="0.096618">
            <text:p>0.096618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96">
            <text:p>0.000001696</text:p>
          </table:table-cell>
          <table:table-cell office:value-type="float" office:value="0.012142">
            <text:p>0.012142</text:p>
          </table:table-cell>
          <table:table-cell office:value-type="float" office:value="0.000091904">
            <text:p>0.000091904</text:p>
          </table:table-cell>
          <table:table-cell office:value-type="float" office:value="0.064918">
            <text:p>0.06491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Single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000426">
            <text:p>0.000000426</text:p>
          </table:table-cell>
          <table:table-cell table:number-columns-repeated="2" office:value-type="string">
            <text:p><text:s text:c="2"/></text:p>
          </table:table-cell>
          <table:table-cell office:value-type="float" office:value="78.886355">
            <text:p>78.886355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000415">
            <text:p>0.000000415</text:p>
          </table:table-cell>
          <table:table-cell table:number-columns-repeated="2" office:value-type="string">
            <text:p><text:s text:c="2"/></text:p>
          </table:table-cell>
          <table:table-cell office:value-type="float" office:value="60.089421">
            <text:p>60.089421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00041">
            <text:p>0.00000041</text:p>
          </table:table-cell>
          <table:table-cell table:number-columns-repeated="2" office:value-type="string">
            <text:p><text:s text:c="2"/></text:p>
          </table:table-cell>
          <table:table-cell office:value-type="float" office:value="44.1815">
            <text:p>44.1815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000415">
            <text:p>0.000000415</text:p>
          </table:table-cell>
          <table:table-cell table:number-columns-repeated="2" office:value-type="string">
            <text:p><text:s text:c="2"/></text:p>
          </table:table-cell>
          <table:table-cell office:value-type="float" office:value="30.543486">
            <text:p>30.543486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0041">
            <text:p>0.00000041</text:p>
          </table:table-cell>
          <table:table-cell table:number-columns-repeated="2" office:value-type="string">
            <text:p><text:s text:c="2"/></text:p>
          </table:table-cell>
          <table:table-cell office:value-type="float" office:value="19.354417">
            <text:p>19.354417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00404">
            <text:p>0.000000404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.089174">
            <text:p>11.089174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00408">
            <text:p>0.000000408</text:p>
          </table:table-cell>
          <table:table-cell table:number-columns-repeated="2" office:value-type="string">
            <text:p><text:s text:c="2"/></text:p>
          </table:table-cell>
          <table:table-cell office:value-type="float" office:value="4.980067">
            <text:p>4.980067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1">
            <text:p>0.00000041</text:p>
          </table:table-cell>
          <table:table-cell table:number-columns-repeated="2" office:value-type="string">
            <text:p><text:s text:c="2"/></text:p>
          </table:table-cell>
          <table:table-cell office:value-type="float" office:value="1.249389">
            <text:p>1.24938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00407">
            <text:p>0.000000407</text:p>
          </table:table-cell>
          <table:table-cell table:number-columns-repeated="2" office:value-type="string">
            <text:p><text:s text:c="2"/></text:p>
          </table:table-cell>
          <table:table-cell office:value-type="float" office:value="1.014531">
            <text:p>1.01453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0041">
            <text:p>0.00000041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808105">
            <text:p>0.808105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00404">
            <text:p>0.000000404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626148">
            <text:p>0.62614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0041">
            <text:p>0.00000041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45093">
            <text:p>0.4509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0412">
            <text:p>0.000000412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320751">
            <text:p>0.32075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0412">
            <text:p>0.000000412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210338">
            <text:p>0.21033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0407">
            <text:p>0.000000407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123526">
            <text:p>0.123526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0401">
            <text:p>0.000000401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05685">
            <text:p>0.0568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91">
            <text:p>0.000000491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018711">
            <text:p>0.018711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Paraffine 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179915">
            <text:p>0.000179915</text:p>
          </table:table-cell>
          <table:table-cell office:value-type="float" office:value="7.408876">
            <text:p>7.408876</text:p>
          </table:table-cell>
          <table:table-cell office:value-type="string">
            <text:p><text:s text:c="2"/></text:p>
          </table:table-cell>
          <table:table-cell office:value-type="float" office:value="37.059401">
            <text:p>37.059401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155853">
            <text:p>0.000155853</text:p>
          </table:table-cell>
          <table:table-cell office:value-type="float" office:value="6.2341734">
            <text:p>6.2341734</text:p>
          </table:table-cell>
          <table:table-cell office:value-type="string">
            <text:p><text:s text:c="2"/></text:p>
          </table:table-cell>
          <table:table-cell office:value-type="float" office:value="31.183758">
            <text:p>31.183758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130605">
            <text:p>0.000130605</text:p>
          </table:table-cell>
          <table:table-cell office:value-type="float" office:value="4.0194944">
            <text:p>4.0194944</text:p>
          </table:table-cell>
          <table:table-cell office:value-type="string">
            <text:p><text:s text:c="2"/></text:p>
          </table:table-cell>
          <table:table-cell office:value-type="float" office:value="20.107065">
            <text:p>20.107065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11216">
            <text:p>0.000111216</text:p>
          </table:table-cell>
          <table:table-cell office:value-type="float" office:value="3.2891544">
            <text:p>3.2891544</text:p>
          </table:table-cell>
          <table:table-cell office:value-type="string">
            <text:p><text:s text:c="2"/></text:p>
          </table:table-cell>
          <table:table-cell office:value-type="float" office:value="16.453983">
            <text:p>16.453983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87561">
            <text:p>0.000087561</text:p>
          </table:table-cell>
          <table:table-cell office:value-type="float" office:value="1.8408414">
            <text:p>1.8408414</text:p>
          </table:table-cell>
          <table:table-cell office:value-type="string">
            <text:p><text:s text:c="2"/></text:p>
          </table:table-cell>
          <table:table-cell office:value-type="float" office:value="9.210886">
            <text:p>9.210886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64664">
            <text:p>0.000064664</text:p>
          </table:table-cell>
          <table:table-cell office:value-type="float" office:value="1.1946404">
            <text:p>1.1946404</text:p>
          </table:table-cell>
          <table:table-cell office:value-type="string">
            <text:p><text:s text:c="2"/></text:p>
          </table:table-cell>
          <table:table-cell office:value-type="float" office:value="5.977963">
            <text:p>5.97796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42839">
            <text:p>0.000042839</text:p>
          </table:table-cell>
          <table:table-cell office:value-type="float" office:value="0.4766194">
            <text:p>0.4766194</text:p>
          </table:table-cell>
          <table:table-cell office:value-type="string">
            <text:p><text:s text:c="2"/></text:p>
          </table:table-cell>
          <table:table-cell office:value-type="float" office:value="2.386443">
            <text:p>2.386443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1655">
            <text:p>0.000021655</text:p>
          </table:table-cell>
          <table:table-cell office:value-type="float" office:value="0.1648924">
            <text:p>0.1648924</text:p>
          </table:table-cell>
          <table:table-cell office:value-type="string">
            <text:p><text:s text:c="2"/></text:p>
          </table:table-cell>
          <table:table-cell office:value-type="float" office:value="0.826112">
            <text:p>0.826112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19991">
            <text:p>0.000019991</text:p>
          </table:table-cell>
          <table:table-cell office:value-type="float" office:value="0.1459332">
            <text:p>0.1459332</text:p>
          </table:table-cell>
          <table:table-cell office:value-type="string">
            <text:p><text:s text:c="2"/></text:p>
          </table:table-cell>
          <table:table-cell office:value-type="float" office:value="0.731183">
            <text:p>0.73118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17314">
            <text:p>0.000017314</text:p>
          </table:table-cell>
          <table:table-cell office:value-type="float" office:value="0.1048018">
            <text:p>0.1048018</text:p>
          </table:table-cell>
          <table:table-cell office:value-type="string">
            <text:p><text:s text:c="2"/></text:p>
          </table:table-cell>
          <table:table-cell office:value-type="float" office:value="0.525439">
            <text:p>0.5254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1551">
            <text:p>0.00001551</text:p>
          </table:table-cell>
          <table:table-cell office:value-type="float" office:value="0.0942092">
            <text:p>0.0942092</text:p>
          </table:table-cell>
          <table:table-cell office:value-type="string">
            <text:p><text:s text:c="2"/></text:p>
          </table:table-cell>
          <table:table-cell office:value-type="float" office:value="0.472212">
            <text:p>0.47221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13126">
            <text:p>0.000013126</text:p>
          </table:table-cell>
          <table:table-cell office:value-type="float" office:value="0.0693924">
            <text:p>0.0693924</text:p>
          </table:table-cell>
          <table:table-cell office:value-type="string">
            <text:p><text:s text:c="2"/></text:p>
          </table:table-cell>
          <table:table-cell office:value-type="float" office:value="0.348044">
            <text:p>0.348044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11">
            <text:p>0.0000111</text:p>
          </table:table-cell>
          <table:table-cell office:value-type="float" office:value="0.0595902">
            <text:p>0.0595902</text:p>
          </table:table-cell>
          <table:table-cell office:value-type="string">
            <text:p><text:s text:c="2"/></text:p>
          </table:table-cell>
          <table:table-cell office:value-type="float" office:value="0.298906">
            <text:p>0.29890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8944">
            <text:p>0.000008944</text:p>
          </table:table-cell>
          <table:table-cell office:value-type="float" office:value="0.0388074">
            <text:p>0.0388074</text:p>
          </table:table-cell>
          <table:table-cell office:value-type="string">
            <text:p><text:s text:c="2"/></text:p>
          </table:table-cell>
          <table:table-cell office:value-type="float" office:value="0.194762">
            <text:p>0.19476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686">
            <text:p>0.00000686</text:p>
          </table:table-cell>
          <table:table-cell office:value-type="float" office:value="0.0252464">
            <text:p>0.0252464</text:p>
          </table:table-cell>
          <table:table-cell office:value-type="string">
            <text:p><text:s text:c="2"/></text:p>
          </table:table-cell>
          <table:table-cell office:value-type="float" office:value="0.126868">
            <text:p>0.12686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4792">
            <text:p>0.000004792</text:p>
          </table:table-cell>
          <table:table-cell office:value-type="float" office:value="0.0160596">
            <text:p>0.0160596</text:p>
          </table:table-cell>
          <table:table-cell office:value-type="string">
            <text:p><text:s text:c="2"/></text:p>
          </table:table-cell>
          <table:table-cell office:value-type="float" office:value="0.080805">
            <text:p>0.08080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2638">
            <text:p>0.000002638</text:p>
          </table:table-cell>
          <table:table-cell office:value-type="float" office:value="0.0092564">
            <text:p>0.0092564</text:p>
          </table:table-cell>
          <table:table-cell office:value-type="string">
            <text:p><text:s text:c="2"/></text:p>
          </table:table-cell>
          <table:table-cell office:value-type="float" office:value="0.046569">
            <text:p>0.046569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Barrier / Scattered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000424">
            <text:p>0.000000424</text:p>
          </table:table-cell>
          <table:table-cell office:value-type="float" office:value="6.1471016">
            <text:p>6.1471016</text:p>
          </table:table-cell>
          <table:table-cell office:value-type="float" office:value="0.0610254">
            <text:p>0.0610254</text:p>
          </table:table-cell>
          <table:table-cell office:value-type="float" office:value="30.75535">
            <text:p>30.75535</text:p>
          </table:table-cell>
          <table:table-cell>
            <draw:frame table:end-cell-address="'Hal 2.7 Ghz'.S141" table:end-x="0.3622in" table:end-y="0.1669in" draw:z-index="1" draw:style-name="gr1" svg:width="11.0291in" svg:height="6.7701in" svg:x="0.8925in" svg:y="0.1193in">
              <draw:object draw:notify-on-update-of-ranges="'Hal 2.7 Ghz'.A101:'Hal 2.7 Ghz'.A117 'Hal 2.7 Ghz'.A100:'Hal 2.7 Ghz'.A100 'Hal 2.7 Ghz'.E101:'Hal 2.7 Ghz'.E117 'Hal 2.7 Ghz'.A60:'Hal 2.7 Ghz'.A76 'Hal 2.7 Ghz'.A59:'Hal 2.7 Ghz'.A59 'Hal 2.7 Ghz'.E60:'Hal 2.7 Ghz'.E76 'Hal 2.7 Ghz'.A80:'Hal 2.7 Ghz'.A96 'Hal 2.7 Ghz'.A79:'Hal 2.7 Ghz'.A79 'Hal 2.7 Ghz'.E80:'Hal 2.7 Ghz'.E96 'Hal 2.7 Ghz'.A120:'Hal 2.7 Ghz'.A136 'Hal 2.7 Ghz'.A119:'Hal 2.7 Ghz'.A119 'Hal 2.7 Ghz'.E120:'Hal 2.7 Ghz'.E13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000425">
            <text:p>0.000000425</text:p>
          </table:table-cell>
          <table:table-cell office:value-type="float" office:value="4.8704092">
            <text:p>4.8704092</text:p>
          </table:table-cell>
          <table:table-cell office:value-type="float" office:value="0.048313044">
            <text:p>0.048313044</text:p>
          </table:table-cell>
          <table:table-cell office:value-type="float" office:value="24.367795">
            <text:p>24.36779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000424">
            <text:p>0.000000424</text:p>
          </table:table-cell>
          <table:table-cell office:value-type="float" office:value="3.6448142">
            <text:p>3.6448142</text:p>
          </table:table-cell>
          <table:table-cell office:value-type="float" office:value="0.036114614">
            <text:p>0.036114614</text:p>
          </table:table-cell>
          <table:table-cell office:value-type="float" office:value="18.239052">
            <text:p>18.239052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000427">
            <text:p>0.000000427</text:p>
          </table:table-cell>
          <table:table-cell office:value-type="float" office:value="2.6538068">
            <text:p>2.6538068</text:p>
          </table:table-cell>
          <table:table-cell office:value-type="float" office:value="0.026257286">
            <text:p>0.026257286</text:p>
          </table:table-cell>
          <table:table-cell office:value-type="float" office:value="13.279985">
            <text:p>13.279985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0043">
            <text:p>0.00000043</text:p>
          </table:table-cell>
          <table:table-cell office:value-type="float" office:value="1.6737304">
            <text:p>1.6737304</text:p>
          </table:table-cell>
          <table:table-cell office:value-type="float" office:value="0.016511154">
            <text:p>0.016511154</text:p>
          </table:table-cell>
          <table:table-cell office:value-type="float" office:value="8.379528">
            <text:p>8.37952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00437">
            <text:p>0.000000437</text:p>
          </table:table-cell>
          <table:table-cell office:value-type="float" office:value="0.9791706">
            <text:p>0.9791706</text:p>
          </table:table-cell>
          <table:table-cell office:value-type="float" office:value="0.009619072">
            <text:p>0.009619072</text:p>
          </table:table-cell>
          <table:table-cell office:value-type="float" office:value="4.902924">
            <text:p>4.902924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00529">
            <text:p>0.000000529</text:p>
          </table:table-cell>
          <table:table-cell office:value-type="float" office:value="0.5194036">
            <text:p>0.5194036</text:p>
          </table:table-cell>
          <table:table-cell office:value-type="float" office:value="0.005055366">
            <text:p>0.005055366</text:p>
          </table:table-cell>
          <table:table-cell office:value-type="float" office:value="2.603985">
            <text:p>2.60398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64">
            <text:p>0.00000064</text:p>
          </table:table-cell>
          <table:table-cell office:value-type="float" office:value="0.1607068">
            <text:p>0.1607068</text:p>
          </table:table-cell>
          <table:table-cell office:value-type="float" office:value="0.00152227">
            <text:p>0.00152227</text:p>
          </table:table-cell>
          <table:table-cell office:value-type="float" office:value="0.808009">
            <text:p>0.80800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00546">
            <text:p>0.000000546</text:p>
          </table:table-cell>
          <table:table-cell office:value-type="float" office:value="0.1307758">
            <text:p>0.1307758</text:p>
          </table:table-cell>
          <table:table-cell office:value-type="float" office:value="0.001242704">
            <text:p>0.001242704</text:p>
          </table:table-cell>
          <table:table-cell office:value-type="float" office:value="0.656947">
            <text:p>0.65694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00475">
            <text:p>0.000000475</text:p>
          </table:table-cell>
          <table:table-cell office:value-type="float" office:value="0.1118126">
            <text:p>0.1118126</text:p>
          </table:table-cell>
          <table:table-cell office:value-type="float" office:value="0.00106802">
            <text:p>0.00106802</text:p>
          </table:table-cell>
          <table:table-cell office:value-type="float" office:value="0.561914">
            <text:p>0.56191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00635">
            <text:p>0.000000635</text:p>
          </table:table-cell>
          <table:table-cell office:value-type="float" office:value="0.0892296">
            <text:p>0.0892296</text:p>
          </table:table-cell>
          <table:table-cell office:value-type="float" office:value="0.000832546">
            <text:p>0.000832546</text:p>
          </table:table-cell>
          <table:table-cell office:value-type="float" office:value="0.450415">
            <text:p>0.45041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00478">
            <text:p>0.000000478</text:p>
          </table:table-cell>
          <table:table-cell office:value-type="float" office:value="0.0660082">
            <text:p>0.0660082</text:p>
          </table:table-cell>
          <table:table-cell office:value-type="float" office:value="0.000621576">
            <text:p>0.000621576</text:p>
          </table:table-cell>
          <table:table-cell office:value-type="float" office:value="0.332657">
            <text:p>0.33265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0481">
            <text:p>0.000000481</text:p>
          </table:table-cell>
          <table:table-cell office:value-type="float" office:value="0.050427">
            <text:p>0.050427</text:p>
          </table:table-cell>
          <table:table-cell office:value-type="float" office:value="0.000472378">
            <text:p>0.000472378</text:p>
          </table:table-cell>
          <table:table-cell office:value-type="float" office:value="0.254541">
            <text:p>0.2545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0543">
            <text:p>0.000000543</text:p>
          </table:table-cell>
          <table:table-cell office:value-type="float" office:value="0.0354606">
            <text:p>0.0354606</text:p>
          </table:table-cell>
          <table:table-cell office:value-type="float" office:value="0.00032541">
            <text:p>0.00032541</text:p>
          </table:table-cell>
          <table:table-cell office:value-type="float" office:value="0.179806">
            <text:p>0.17980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048">
            <text:p>0.00000048</text:p>
          </table:table-cell>
          <table:table-cell office:value-type="float" office:value="0.0222816">
            <text:p>0.0222816</text:p>
          </table:table-cell>
          <table:table-cell office:value-type="float" office:value="0.000203402">
            <text:p>0.000203402</text:p>
          </table:table-cell>
          <table:table-cell office:value-type="float" office:value="0.113417">
            <text:p>0.11341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0445">
            <text:p>0.000000445</text:p>
          </table:table-cell>
          <table:table-cell office:value-type="float" office:value="0.0098412">
            <text:p>0.0098412</text:p>
          </table:table-cell>
          <table:table-cell office:value-type="float" office:value="0.00008619">
            <text:p>0.00008619</text:p>
          </table:table-cell>
          <table:table-cell office:value-type="float" office:value="0.051977">
            <text:p>0.05197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35">
            <text:p>0.000000435</text:p>
          </table:table-cell>
          <table:table-cell office:value-type="float" office:value="0.0034902">
            <text:p>0.0034902</text:p>
          </table:table-cell>
          <table:table-cell office:value-type="float" office:value="0.000029006">
            <text:p>0.000029006</text:p>
          </table:table-cell>
          <table:table-cell office:value-type="float" office:value="0.018798">
            <text:p>0.01879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arrier / Partitioned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000507">
            <text:p>0.000000507</text:p>
          </table:table-cell>
          <table:table-cell office:value-type="float" office:value="8.3624026">
            <text:p>8.3624026</text:p>
          </table:table-cell>
          <table:table-cell office:value-type="float" office:value="0.083623382">
            <text:p>0.083623382</text:p>
          </table:table-cell>
          <table:table-cell office:value-type="float" office:value="41.831249">
            <text:p>41.831249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000489">
            <text:p>0.000000489</text:p>
          </table:table-cell>
          <table:table-cell office:value-type="float" office:value="6.1355254">
            <text:p>6.1355254</text:p>
          </table:table-cell>
          <table:table-cell office:value-type="float" office:value="0.061354766">
            <text:p>0.061354766</text:p>
          </table:table-cell>
          <table:table-cell office:value-type="float" office:value="30.692465">
            <text:p>30.692465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000545">
            <text:p>0.000000545</text:p>
          </table:table-cell>
          <table:table-cell office:value-type="float" office:value="4.55593">
            <text:p>4.55593</text:p>
          </table:table-cell>
          <table:table-cell office:value-type="float" office:value="0.045558862">
            <text:p>0.045558862</text:p>
          </table:table-cell>
          <table:table-cell office:value-type="float" office:value="22.792832">
            <text:p>22.792832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000529">
            <text:p>0.000000529</text:p>
          </table:table-cell>
          <table:table-cell office:value-type="float" office:value="3.2294902">
            <text:p>3.2294902</text:p>
          </table:table-cell>
          <table:table-cell office:value-type="float" office:value="0.032294434">
            <text:p>0.032294434</text:p>
          </table:table-cell>
          <table:table-cell office:value-type="float" office:value="16.159398">
            <text:p>16.159398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00567">
            <text:p>0.000000567</text:p>
          </table:table-cell>
          <table:table-cell office:value-type="float" office:value="2.119201">
            <text:p>2.119201</text:p>
          </table:table-cell>
          <table:table-cell office:value-type="float" office:value="0.021191634">
            <text:p>0.021191634</text:p>
          </table:table-cell>
          <table:table-cell office:value-type="float" office:value="10.607248">
            <text:p>10.60724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00482">
            <text:p>0.000000482</text:p>
          </table:table-cell>
          <table:table-cell office:value-type="float" office:value="1.192774">
            <text:p>1.192774</text:p>
          </table:table-cell>
          <table:table-cell office:value-type="float" office:value="0.01192733">
            <text:p>0.01192733</text:p>
          </table:table-cell>
          <table:table-cell office:value-type="float" office:value="5.971043">
            <text:p>5.971043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00467">
            <text:p>0.000000467</text:p>
          </table:table-cell>
          <table:table-cell office:value-type="float" office:value="0.6408">
            <text:p>0.6408</text:p>
          </table:table-cell>
          <table:table-cell office:value-type="float" office:value="0.006407556">
            <text:p>0.006407556</text:p>
          </table:table-cell>
          <table:table-cell office:value-type="float" office:value="3.210515">
            <text:p>3.21051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63">
            <text:p>0.000000463</text:p>
          </table:table-cell>
          <table:table-cell office:value-type="float" office:value="0.200242">
            <text:p>0.200242</text:p>
          </table:table-cell>
          <table:table-cell office:value-type="float" office:value="0.002001884">
            <text:p>0.002001884</text:p>
          </table:table-cell>
          <table:table-cell office:value-type="float" office:value="1.00676">
            <text:p>1.0067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00475">
            <text:p>0.000000475</text:p>
          </table:table-cell>
          <table:table-cell office:value-type="float" office:value="0.1578096">
            <text:p>0.1578096</text:p>
          </table:table-cell>
          <table:table-cell office:value-type="float" office:value="0.001577392">
            <text:p>0.001577392</text:p>
          </table:table-cell>
          <table:table-cell office:value-type="float" office:value="0.793025">
            <text:p>0.79302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00464">
            <text:p>0.000000464</text:p>
          </table:table-cell>
          <table:table-cell office:value-type="float" office:value="0.12572">
            <text:p>0.12572</text:p>
          </table:table-cell>
          <table:table-cell office:value-type="float" office:value="0.001256636">
            <text:p>0.001256636</text:p>
          </table:table-cell>
          <table:table-cell office:value-type="float" office:value="0.632288">
            <text:p>0.63228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0048">
            <text:p>0.00000048</text:p>
          </table:table-cell>
          <table:table-cell office:value-type="float" office:value="0.1121618">
            <text:p>0.1121618</text:p>
          </table:table-cell>
          <table:table-cell office:value-type="float" office:value="0.001121068">
            <text:p>0.001121068</text:p>
          </table:table-cell>
          <table:table-cell office:value-type="float" office:value="0.564516">
            <text:p>0.56451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00461">
            <text:p>0.000000461</text:p>
          </table:table-cell>
          <table:table-cell office:value-type="float" office:value="0.082225">
            <text:p>0.082225</text:p>
          </table:table-cell>
          <table:table-cell office:value-type="float" office:value="0.000821642">
            <text:p>0.000821642</text:p>
          </table:table-cell>
          <table:table-cell office:value-type="float" office:value="0.413945">
            <text:p>0.41394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0477">
            <text:p>0.000000477</text:p>
          </table:table-cell>
          <table:table-cell office:value-type="float" office:value="0.0597684">
            <text:p>0.0597684</text:p>
          </table:table-cell>
          <table:table-cell office:value-type="float" office:value="0.00059718">
            <text:p>0.00059718</text:p>
          </table:table-cell>
          <table:table-cell office:value-type="float" office:value="0.300988">
            <text:p>0.30098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0463">
            <text:p>0.000000463</text:p>
          </table:table-cell>
          <table:table-cell office:value-type="float" office:value="0.0480588">
            <text:p>0.0480588</text:p>
          </table:table-cell>
          <table:table-cell office:value-type="float" office:value="0.000479742">
            <text:p>0.000479742</text:p>
          </table:table-cell>
          <table:table-cell office:value-type="float" office:value="0.243517">
            <text:p>0.24351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0438">
            <text:p>0.000000438</text:p>
          </table:table-cell>
          <table:table-cell office:value-type="float" office:value="0.0235732">
            <text:p>0.0235732</text:p>
          </table:table-cell>
          <table:table-cell office:value-type="float" office:value="0.000235218">
            <text:p>0.000235218</text:p>
          </table:table-cell>
          <table:table-cell office:value-type="float" office:value="0.1197">
            <text:p>0.119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047">
            <text:p>0.00000047</text:p>
          </table:table-cell>
          <table:table-cell office:value-type="float" office:value="0.0078046">
            <text:p>0.0078046</text:p>
          </table:table-cell>
          <table:table-cell office:value-type="float" office:value="0.00007781">
            <text:p>0.00007781</text:p>
          </table:table-cell>
          <table:table-cell office:value-type="float" office:value="0.040523">
            <text:p>0.04052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462">
            <text:p>0.000000462</text:p>
          </table:table-cell>
          <table:table-cell office:value-type="float" office:value="0.0032448">
            <text:p>0.0032448</text:p>
          </table:table-cell>
          <table:table-cell office:value-type="float" office:value="0.000032272">
            <text:p>0.000032272</text:p>
          </table:table-cell>
          <table:table-cell office:value-type="float" office:value="0.01741">
            <text:p>0.01741</text:p>
          </table:table-cell>
          <table:table-cell/>
        </table:table-row>
      </table:table>
      <table:table table:name="Cloud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>
            <text:p>Paraffin – newton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243624">
            <text:p>0.000243624</text:p>
          </table:table-cell>
          <table:table-cell office:value-type="float" office:value="6.0357448">
            <text:p>6.0357448</text:p>
          </table:table-cell>
          <table:table-cell office:value-type="string">
            <text:p><text:s text:c="2"/></text:p>
          </table:table-cell>
          <table:table-cell office:value-type="float" office:value="30.206118">
            <text:p>30.206118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09358">
            <text:p>0.000209358</text:p>
          </table:table-cell>
          <table:table-cell office:value-type="float" office:value="4.6130072">
            <text:p>4.6130072</text:p>
          </table:table-cell>
          <table:table-cell office:value-type="string">
            <text:p><text:s text:c="2"/></text:p>
          </table:table-cell>
          <table:table-cell office:value-type="float" office:value="23.093941">
            <text:p>23.093941</text:p>
          </table:table-cell>
          <table:table-cell/>
          <table:table-cell>
            <draw:frame table:end-cell-address="Cloud.R41" table:end-x="0.0657in" table:end-y="0.1559in" draw:z-index="0" draw:style-name="gr1" svg:width="9.7476in" svg:height="6.3169in" svg:x="0.0996in" svg:y="0.0571in">
              <draw:object draw:notify-on-update-of-ranges="Cloud.A22:Cloud.A38 Cloud.A21:Cloud.A21 Cloud.E22:Cloud.E38 Cloud.A75:Cloud.A91 Cloud.A74:Cloud.A74 Cloud.E75:Cloud.E91 Cloud.A40:Cloud.A53 Cloud.A39:Cloud.A39 Cloud.E40:Cloud.E53 Cloud.A3:Cloud.A19 Cloud.A2:Cloud.A2 Cloud.E3:Cloud.E19 Cloud.A56:Cloud.A72 Cloud.A55:Cloud.A55 Cloud.E56:Cloud.E7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175805">
            <text:p>0.000175805</text:p>
          </table:table-cell>
          <table:table-cell office:value-type="float" office:value="3.3203094">
            <text:p>3.3203094</text:p>
          </table:table-cell>
          <table:table-cell office:value-type="string">
            <text:p><text:s text:c="2"/></text:p>
          </table:table-cell>
          <table:table-cell office:value-type="float" office:value="16.627655">
            <text:p>16.627655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42398">
            <text:p>0.000142398</text:p>
          </table:table-cell>
          <table:table-cell office:value-type="float" office:value="2.3094204">
            <text:p>2.3094204</text:p>
          </table:table-cell>
          <table:table-cell office:value-type="string">
            <text:p><text:s text:c="2"/></text:p>
          </table:table-cell>
          <table:table-cell office:value-type="float" office:value="11.562308">
            <text:p>11.562308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13607">
            <text:p>0.000113607</text:p>
          </table:table-cell>
          <table:table-cell office:value-type="float" office:value="1.4938372">
            <text:p>1.4938372</text:p>
          </table:table-cell>
          <table:table-cell office:value-type="string">
            <text:p><text:s text:c="2"/></text:p>
          </table:table-cell>
          <table:table-cell office:value-type="float" office:value="7.479511">
            <text:p>7.479511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82904">
            <text:p>0.000082904</text:p>
          </table:table-cell>
          <table:table-cell office:value-type="float" office:value="0.8267222">
            <text:p>0.8267222</text:p>
          </table:table-cell>
          <table:table-cell office:value-type="string">
            <text:p><text:s text:c="2"/></text:p>
          </table:table-cell>
          <table:table-cell office:value-type="float" office:value="4.14551">
            <text:p>4.14551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54818">
            <text:p>0.000054818</text:p>
          </table:table-cell>
          <table:table-cell office:value-type="float" office:value="0.422859">
            <text:p>0.422859</text:p>
          </table:table-cell>
          <table:table-cell office:value-type="string">
            <text:p><text:s text:c="2"/></text:p>
          </table:table-cell>
          <table:table-cell office:value-type="float" office:value="2.120968">
            <text:p>2.12096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7146">
            <text:p>0.000027146</text:p>
          </table:table-cell>
          <table:table-cell office:value-type="float" office:value="0.1911388">
            <text:p>0.1911388</text:p>
          </table:table-cell>
          <table:table-cell office:value-type="string">
            <text:p><text:s text:c="2"/></text:p>
          </table:table-cell>
          <table:table-cell office:value-type="float" office:value="0.958057">
            <text:p>0.95805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24314">
            <text:p>0.000024314</text:p>
          </table:table-cell>
          <table:table-cell office:value-type="float" office:value="0.1718526">
            <text:p>0.1718526</text:p>
          </table:table-cell>
          <table:table-cell office:value-type="string">
            <text:p><text:s text:c="2"/></text:p>
          </table:table-cell>
          <table:table-cell office:value-type="float" office:value="0.862592">
            <text:p>0.86259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21768">
            <text:p>0.000021768</text:p>
          </table:table-cell>
          <table:table-cell office:value-type="float" office:value="0.1646884">
            <text:p>0.1646884</text:p>
          </table:table-cell>
          <table:table-cell office:value-type="string">
            <text:p><text:s text:c="2"/></text:p>
          </table:table-cell>
          <table:table-cell office:value-type="float" office:value="0.82717">
            <text:p>0.8271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1879">
            <text:p>0.00001879</text:p>
          </table:table-cell>
          <table:table-cell office:value-type="float" office:value="0.1435164">
            <text:p>0.1435164</text:p>
          </table:table-cell>
          <table:table-cell office:value-type="string">
            <text:p><text:s text:c="2"/></text:p>
          </table:table-cell>
          <table:table-cell office:value-type="float" office:value="0.719952">
            <text:p>0.71995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1663">
            <text:p>0.00001663</text:p>
          </table:table-cell>
          <table:table-cell office:value-type="float" office:value="0.1294632">
            <text:p>0.1294632</text:p>
          </table:table-cell>
          <table:table-cell office:value-type="string">
            <text:p><text:s text:c="2"/></text:p>
          </table:table-cell>
          <table:table-cell office:value-type="float" office:value="0.650872">
            <text:p>0.65087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3716">
            <text:p>0.000013716</text:p>
          </table:table-cell>
          <table:table-cell office:value-type="float" office:value="0.1062802">
            <text:p>0.1062802</text:p>
          </table:table-cell>
          <table:table-cell office:value-type="string">
            <text:p><text:s text:c="2"/></text:p>
          </table:table-cell>
          <table:table-cell office:value-type="float" office:value="0.53441">
            <text:p>0.5344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1528">
            <text:p>0.000011528</text:p>
          </table:table-cell>
          <table:table-cell office:value-type="float" office:value="0.0942014">
            <text:p>0.0942014</text:p>
          </table:table-cell>
          <table:table-cell office:value-type="string">
            <text:p><text:s text:c="2"/></text:p>
          </table:table-cell>
          <table:table-cell office:value-type="float" office:value="0.471841">
            <text:p>0.471841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9411">
            <text:p>0.000009411</text:p>
          </table:table-cell>
          <table:table-cell office:value-type="float" office:value="0.0852472">
            <text:p>0.0852472</text:p>
          </table:table-cell>
          <table:table-cell office:value-type="string">
            <text:p><text:s text:c="2"/></text:p>
          </table:table-cell>
          <table:table-cell office:value-type="float" office:value="0.42877">
            <text:p>0.42877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7337">
            <text:p>0.000007337</text:p>
          </table:table-cell>
          <table:table-cell office:value-type="float" office:value="0.0768682">
            <text:p>0.0768682</text:p>
          </table:table-cell>
          <table:table-cell office:value-type="string">
            <text:p><text:s text:c="2"/></text:p>
          </table:table-cell>
          <table:table-cell office:value-type="float" office:value="0.38566">
            <text:p>0.38566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5309">
            <text:p>0.000005309</text:p>
          </table:table-cell>
          <table:table-cell office:value-type="float" office:value="0.0559176">
            <text:p>0.0559176</text:p>
          </table:table-cell>
          <table:table-cell office:value-type="string">
            <text:p><text:s text:c="2"/></text:p>
          </table:table-cell>
          <table:table-cell office:value-type="float" office:value="0.280155">
            <text:p>0.28015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sim - Scattered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585545">
            <text:p>0.000585545</text:p>
          </table:table-cell>
          <table:table-cell office:value-type="float" office:value="6.5370194">
            <text:p>6.5370194</text:p>
          </table:table-cell>
          <table:table-cell office:value-type="float" office:value="0.065369824">
            <text:p>0.065369824</text:p>
          </table:table-cell>
          <table:table-cell office:value-type="float" office:value="32.715581">
            <text:p>32.715581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451777">
            <text:p>0.000451777</text:p>
          </table:table-cell>
          <table:table-cell office:value-type="float" office:value="5.0321834">
            <text:p>5.0321834</text:p>
          </table:table-cell>
          <table:table-cell office:value-type="float" office:value="0.050321442">
            <text:p>0.050321442</text:p>
          </table:table-cell>
          <table:table-cell office:value-type="float" office:value="25.193214">
            <text:p>25.193214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31364">
            <text:p>0.00031364</text:p>
          </table:table-cell>
          <table:table-cell office:value-type="float" office:value="3.6890444">
            <text:p>3.6890444</text:p>
          </table:table-cell>
          <table:table-cell office:value-type="float" office:value="0.036890104">
            <text:p>0.036890104</text:p>
          </table:table-cell>
          <table:table-cell office:value-type="float" office:value="18.471972">
            <text:p>18.471972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97725">
            <text:p>0.000197725</text:p>
          </table:table-cell>
          <table:table-cell office:value-type="float" office:value="2.5681394">
            <text:p>2.5681394</text:p>
          </table:table-cell>
          <table:table-cell office:value-type="float" office:value="0.025680992">
            <text:p>0.025680992</text:p>
          </table:table-cell>
          <table:table-cell office:value-type="float" office:value="12.86715">
            <text:p>12.86715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23652">
            <text:p>0.000123652</text:p>
          </table:table-cell>
          <table:table-cell office:value-type="float" office:value="1.593854">
            <text:p>1.593854</text:p>
          </table:table-cell>
          <table:table-cell office:value-type="float" office:value="0.015938208">
            <text:p>0.015938208</text:p>
          </table:table-cell>
          <table:table-cell office:value-type="float" office:value="7.983938">
            <text:p>7.983938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86727">
            <text:p>0.000086727</text:p>
          </table:table-cell>
          <table:table-cell office:value-type="float" office:value="0.8891086">
            <text:p>0.8891086</text:p>
          </table:table-cell>
          <table:table-cell office:value-type="float" office:value="0.008890754">
            <text:p>0.008890754</text:p>
          </table:table-cell>
          <table:table-cell office:value-type="float" office:value="4.456489">
            <text:p>4.456489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56295">
            <text:p>0.000056295</text:p>
          </table:table-cell>
          <table:table-cell office:value-type="float" office:value="0.384932">
            <text:p>0.384932</text:p>
          </table:table-cell>
          <table:table-cell office:value-type="float" office:value="0.00384908">
            <text:p>0.00384908</text:p>
          </table:table-cell>
          <table:table-cell office:value-type="float" office:value="1.935786">
            <text:p>1.93578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2943">
            <text:p>0.00002943</text:p>
          </table:table-cell>
          <table:table-cell office:value-type="float" office:value="0.0942662">
            <text:p>0.0942662</text:p>
          </table:table-cell>
          <table:table-cell office:value-type="float" office:value="0.000942354">
            <text:p>0.000942354</text:p>
          </table:table-cell>
          <table:table-cell office:value-type="float" office:value="0.476665">
            <text:p>0.476665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27334">
            <text:p>0.000027334</text:p>
          </table:table-cell>
          <table:table-cell office:value-type="float" office:value="0.0782672">
            <text:p>0.0782672</text:p>
          </table:table-cell>
          <table:table-cell office:value-type="float" office:value="0.000782368">
            <text:p>0.000782368</text:p>
          </table:table-cell>
          <table:table-cell office:value-type="float" office:value="0.396075">
            <text:p>0.39607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25362">
            <text:p>0.000025362</text:p>
          </table:table-cell>
          <table:table-cell office:value-type="float" office:value="0.0623346">
            <text:p>0.0623346</text:p>
          </table:table-cell>
          <table:table-cell office:value-type="float" office:value="0.000623044">
            <text:p>0.000623044</text:p>
          </table:table-cell>
          <table:table-cell office:value-type="float" office:value="0.31628">
            <text:p>0.31628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3508">
            <text:p>0.000023508</text:p>
          </table:table-cell>
          <table:table-cell office:value-type="float" office:value="0.052951">
            <text:p>0.052951</text:p>
          </table:table-cell>
          <table:table-cell office:value-type="float" office:value="0.000529074">
            <text:p>0.000529074</text:p>
          </table:table-cell>
          <table:table-cell office:value-type="float" office:value="0.270452">
            <text:p>0.270452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157">
            <text:p>0.00002157</text:p>
          </table:table-cell>
          <table:table-cell office:value-type="float" office:value="0.0554816">
            <text:p>0.0554816</text:p>
          </table:table-cell>
          <table:table-cell office:value-type="float" office:value="0.00055445">
            <text:p>0.00055445</text:p>
          </table:table-cell>
          <table:table-cell office:value-type="float" office:value="0.282154">
            <text:p>0.282154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677">
            <text:p>0.00001677</text:p>
          </table:table-cell>
          <table:table-cell office:value-type="float" office:value="0.050723">
            <text:p>0.050723</text:p>
          </table:table-cell>
          <table:table-cell office:value-type="float" office:value="0.000506774">
            <text:p>0.000506774</text:p>
          </table:table-cell>
          <table:table-cell office:value-type="float" office:value="0.257267">
            <text:p>0.25726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4172">
            <text:p>0.000014172</text:p>
          </table:table-cell>
          <table:table-cell office:value-type="float" office:value="0.0487684">
            <text:p>0.0487684</text:p>
          </table:table-cell>
          <table:table-cell office:value-type="float" office:value="0.000487278">
            <text:p>0.000487278</text:p>
          </table:table-cell>
          <table:table-cell office:value-type="float" office:value="0.248042">
            <text:p>0.248042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13">
            <text:p>0.0000113</text:p>
          </table:table-cell>
          <table:table-cell office:value-type="float" office:value="0.0460636">
            <text:p>0.0460636</text:p>
          </table:table-cell>
          <table:table-cell office:value-type="float" office:value="0.000460266">
            <text:p>0.000460266</text:p>
          </table:table-cell>
          <table:table-cell office:value-type="float" office:value="0.233965">
            <text:p>0.23396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7394">
            <text:p>0.000007394</text:p>
          </table:table-cell>
          <table:table-cell office:value-type="float" office:value="0.036912">
            <text:p>0.036912</text:p>
          </table:table-cell>
          <table:table-cell office:value-type="float" office:value="0.000368774">
            <text:p>0.000368774</text:p>
          </table:table-cell>
          <table:table-cell office:value-type="float" office:value="0.188999">
            <text:p>0.18899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4033">
            <text:p>0.000004033</text:p>
          </table:table-cell>
          <table:table-cell office:value-type="float" office:value="0.0222546">
            <text:p>0.0222546</text:p>
          </table:table-cell>
          <table:table-cell office:value-type="float" office:value="0.000222164">
            <text:p>0.000222164</text:p>
          </table:table-cell>
          <table:table-cell office:value-type="float" office:value="0.112756">
            <text:p>0.112756</text:p>
          </table:table-cell>
          <table:table-cell table:number-columns-repeated="2"/>
        </table:table-row>
        <table:table-row table:style-name="ro1">
          <table:table-cell office:value-type="string">
            <text:p>Psim -Two stage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000415">
            <text:p>0.000000415</text:p>
          </table:table-cell>
          <table:table-cell office:value-type="float" office:value="4.8140852">
            <text:p>4.8140852</text:p>
          </table:table-cell>
          <table:table-cell office:value-type="float" office:value="0.047711942">
            <text:p>0.047711942</text:p>
          </table:table-cell>
          <table:table-cell office:value-type="float" office:value="24.122938">
            <text:p>24.122938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000421">
            <text:p>0.000000421</text:p>
          </table:table-cell>
          <table:table-cell office:value-type="float" office:value="3.6783084">
            <text:p>3.6783084</text:p>
          </table:table-cell>
          <table:table-cell office:value-type="float" office:value="0.03640185">
            <text:p>0.03640185</text:p>
          </table:table-cell>
          <table:table-cell office:value-type="float" office:value="18.417102">
            <text:p>18.417102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00042">
            <text:p>0.00000042</text:p>
          </table:table-cell>
          <table:table-cell office:value-type="float" office:value="2.7343678">
            <text:p>2.7343678</text:p>
          </table:table-cell>
          <table:table-cell office:value-type="float" office:value="0.027019194">
            <text:p>0.027019194</text:p>
          </table:table-cell>
          <table:table-cell office:value-type="float" office:value="13.698853">
            <text:p>13.698853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000422">
            <text:p>0.000000422</text:p>
          </table:table-cell>
          <table:table-cell office:value-type="float" office:value="1.922451">
            <text:p>1.922451</text:p>
          </table:table-cell>
          <table:table-cell office:value-type="float" office:value="0.018952958">
            <text:p>0.018952958</text:p>
          </table:table-cell>
          <table:table-cell office:value-type="float" office:value="9.632765">
            <text:p>9.632765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0043">
            <text:p>0.00000043</text:p>
          </table:table-cell>
          <table:table-cell office:value-type="float" office:value="1.268999">
            <text:p>1.268999</text:p>
          </table:table-cell>
          <table:table-cell office:value-type="float" office:value="0.012467158">
            <text:p>0.012467158</text:p>
          </table:table-cell>
          <table:table-cell office:value-type="float" office:value="6.361715">
            <text:p>6.361715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00434">
            <text:p>0.000000434</text:p>
          </table:table-cell>
          <table:table-cell office:value-type="float" office:value="0.6625374">
            <text:p>0.6625374</text:p>
          </table:table-cell>
          <table:table-cell office:value-type="float" office:value="0.006457086">
            <text:p>0.006457086</text:p>
          </table:table-cell>
          <table:table-cell office:value-type="float" office:value="3.321456">
            <text:p>3.321456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00444">
            <text:p>0.000000444</text:p>
          </table:table-cell>
          <table:table-cell office:value-type="float" office:value="0.3237412">
            <text:p>0.3237412</text:p>
          </table:table-cell>
          <table:table-cell office:value-type="float" office:value="0.003122208">
            <text:p>0.003122208</text:p>
          </table:table-cell>
          <table:table-cell office:value-type="float" office:value="1.634327">
            <text:p>1.63432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488">
            <text:p>0.000000488</text:p>
          </table:table-cell>
          <table:table-cell office:value-type="float" office:value="0.0900606">
            <text:p>0.0900606</text:p>
          </table:table-cell>
          <table:table-cell office:value-type="float" office:value="0.000838104">
            <text:p>0.000838104</text:p>
          </table:table-cell>
          <table:table-cell office:value-type="float" office:value="0.455127">
            <text:p>0.45512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0049">
            <text:p>0.00000049</text:p>
          </table:table-cell>
          <table:table-cell office:value-type="float" office:value="0.0782556">
            <text:p>0.0782556</text:p>
          </table:table-cell>
          <table:table-cell office:value-type="float" office:value="0.000725322">
            <text:p>0.000725322</text:p>
          </table:table-cell>
          <table:table-cell office:value-type="float" office:value="0.397226">
            <text:p>0.397226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00487">
            <text:p>0.000000487</text:p>
          </table:table-cell>
          <table:table-cell office:value-type="float" office:value="0.0676058">
            <text:p>0.0676058</text:p>
          </table:table-cell>
          <table:table-cell office:value-type="float" office:value="0.000625452">
            <text:p>0.000625452</text:p>
          </table:table-cell>
          <table:table-cell office:value-type="float" office:value="0.343943">
            <text:p>0.343943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00509">
            <text:p>0.000000509</text:p>
          </table:table-cell>
          <table:table-cell office:value-type="float" office:value="0.0597114">
            <text:p>0.0597114</text:p>
          </table:table-cell>
          <table:table-cell office:value-type="float" office:value="0.000551048">
            <text:p>0.000551048</text:p>
          </table:table-cell>
          <table:table-cell office:value-type="float" office:value="0.302315">
            <text:p>0.302315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00516">
            <text:p>0.000000516</text:p>
          </table:table-cell>
          <table:table-cell office:value-type="float" office:value="0.0569634">
            <text:p>0.0569634</text:p>
          </table:table-cell>
          <table:table-cell office:value-type="float" office:value="0.000529546">
            <text:p>0.000529546</text:p>
          </table:table-cell>
          <table:table-cell office:value-type="float" office:value="0.29">
            <text:p>0.2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0517">
            <text:p>0.000000517</text:p>
          </table:table-cell>
          <table:table-cell office:value-type="float" office:value="0.0505712">
            <text:p>0.0505712</text:p>
          </table:table-cell>
          <table:table-cell office:value-type="float" office:value="0.000472352">
            <text:p>0.000472352</text:p>
          </table:table-cell>
          <table:table-cell office:value-type="float" office:value="0.257518">
            <text:p>0.257518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0518">
            <text:p>0.000000518</text:p>
          </table:table-cell>
          <table:table-cell office:value-type="float" office:value="0.0476796">
            <text:p>0.0476796</text:p>
          </table:table-cell>
          <table:table-cell office:value-type="float" office:value="0.000449952">
            <text:p>0.000449952</text:p>
          </table:table-cell>
          <table:table-cell office:value-type="float" office:value="0.241605">
            <text:p>0.241605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sim – partitioned 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3503">
            <text:p>0.0003503</text:p>
          </table:table-cell>
          <table:table-cell office:value-type="float" office:value="6.8947756">
            <text:p>6.8947756</text:p>
          </table:table-cell>
          <table:table-cell office:value-type="float" office:value="0.068946912">
            <text:p>0.068946912</text:p>
          </table:table-cell>
          <table:table-cell office:value-type="float" office:value="34.507829">
            <text:p>34.507829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86446">
            <text:p>0.000286446</text:p>
          </table:table-cell>
          <table:table-cell office:value-type="float" office:value="5.3054358">
            <text:p>5.3054358</text:p>
          </table:table-cell>
          <table:table-cell office:value-type="float" office:value="0.053053964">
            <text:p>0.053053964</text:p>
          </table:table-cell>
          <table:table-cell office:value-type="float" office:value="26.553653">
            <text:p>26.553653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182001">
            <text:p>0.000182001</text:p>
          </table:table-cell>
          <table:table-cell office:value-type="float" office:value="3.7197878">
            <text:p>3.7197878</text:p>
          </table:table-cell>
          <table:table-cell office:value-type="float" office:value="0.037197522">
            <text:p>0.037197522</text:p>
          </table:table-cell>
          <table:table-cell office:value-type="float" office:value="18.628747">
            <text:p>18.628747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5054">
            <text:p>0.00015054</text:p>
          </table:table-cell>
          <table:table-cell office:value-type="float" office:value="2.6177662">
            <text:p>2.6177662</text:p>
          </table:table-cell>
          <table:table-cell office:value-type="float" office:value="0.026177246">
            <text:p>0.026177246</text:p>
          </table:table-cell>
          <table:table-cell office:value-type="float" office:value="13.113701">
            <text:p>13.113701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22358">
            <text:p>0.000122358</text:p>
          </table:table-cell>
          <table:table-cell office:value-type="float" office:value="1.7235552">
            <text:p>1.7235552</text:p>
          </table:table-cell>
          <table:table-cell office:value-type="float" office:value="0.017235134">
            <text:p>0.017235134</text:p>
          </table:table-cell>
          <table:table-cell office:value-type="float" office:value="8.636864">
            <text:p>8.636864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92824">
            <text:p>0.000092824</text:p>
          </table:table-cell>
          <table:table-cell office:value-type="float" office:value="0.9629946">
            <text:p>0.9629946</text:p>
          </table:table-cell>
          <table:table-cell office:value-type="float" office:value="0.009629628">
            <text:p>0.009629628</text:p>
          </table:table-cell>
          <table:table-cell office:value-type="float" office:value="4.825287">
            <text:p>4.825287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58945">
            <text:p>0.000058945</text:p>
          </table:table-cell>
          <table:table-cell office:value-type="float" office:value="0.4187226">
            <text:p>0.4187226</text:p>
          </table:table-cell>
          <table:table-cell office:value-type="float" office:value="0.004186884">
            <text:p>0.004186884</text:p>
          </table:table-cell>
          <table:table-cell office:value-type="float" office:value="2.100791">
            <text:p>2.10079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0431">
            <text:p>0.000030431</text:p>
          </table:table-cell>
          <table:table-cell office:value-type="float" office:value="0.1099908">
            <text:p>0.1099908</text:p>
          </table:table-cell>
          <table:table-cell office:value-type="float" office:value="0.00109957">
            <text:p>0.00109957</text:p>
          </table:table-cell>
          <table:table-cell office:value-type="float" office:value="0.560507">
            <text:p>0.560507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27587">
            <text:p>0.000027587</text:p>
          </table:table-cell>
          <table:table-cell office:value-type="float" office:value="0.0857662">
            <text:p>0.0857662</text:p>
          </table:table-cell>
          <table:table-cell office:value-type="float" office:value="0.000857282">
            <text:p>0.000857282</text:p>
          </table:table-cell>
          <table:table-cell office:value-type="float" office:value="0.437282">
            <text:p>0.437282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25525">
            <text:p>0.000025525</text:p>
          </table:table-cell>
          <table:table-cell office:value-type="float" office:value="0.0753156">
            <text:p>0.0753156</text:p>
          </table:table-cell>
          <table:table-cell office:value-type="float" office:value="0.0007527">
            <text:p>0.0007527</text:p>
          </table:table-cell>
          <table:table-cell office:value-type="float" office:value="0.382962">
            <text:p>0.382962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2861">
            <text:p>0.000022861</text:p>
          </table:table-cell>
          <table:table-cell office:value-type="float" office:value="0.0561114">
            <text:p>0.0561114</text:p>
          </table:table-cell>
          <table:table-cell office:value-type="float" office:value="0.00056072">
            <text:p>0.00056072</text:p>
          </table:table-cell>
          <table:table-cell office:value-type="float" office:value="0.285863">
            <text:p>0.285863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0456">
            <text:p>0.000020456</text:p>
          </table:table-cell>
          <table:table-cell office:value-type="float" office:value="0.0415854">
            <text:p>0.0415854</text:p>
          </table:table-cell>
          <table:table-cell office:value-type="float" office:value="0.000415504">
            <text:p>0.000415504</text:p>
          </table:table-cell>
          <table:table-cell office:value-type="float" office:value="0.212185">
            <text:p>0.212185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16831">
            <text:p>0.000016831</text:p>
          </table:table-cell>
          <table:table-cell office:value-type="float" office:value="0.0364598">
            <text:p>0.0364598</text:p>
          </table:table-cell>
          <table:table-cell office:value-type="float" office:value="0.000364214">
            <text:p>0.000364214</text:p>
          </table:table-cell>
          <table:table-cell office:value-type="float" office:value="0.188179">
            <text:p>0.188179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13945">
            <text:p>0.000013945</text:p>
          </table:table-cell>
          <table:table-cell office:value-type="float" office:value="0.0357192">
            <text:p>0.0357192</text:p>
          </table:table-cell>
          <table:table-cell office:value-type="float" office:value="0.0003568">
            <text:p>0.0003568</text:p>
          </table:table-cell>
          <table:table-cell office:value-type="float" office:value="0.183949">
            <text:p>0.18394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0436">
            <text:p>0.000010436</text:p>
          </table:table-cell>
          <table:table-cell office:value-type="float" office:value="0.0321536">
            <text:p>0.0321536</text:p>
          </table:table-cell>
          <table:table-cell office:value-type="float" office:value="0.000321142">
            <text:p>0.000321142</text:p>
          </table:table-cell>
          <table:table-cell office:value-type="float" office:value="0.165931">
            <text:p>0.165931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7552">
            <text:p>0.000007552</text:p>
          </table:table-cell>
          <table:table-cell office:value-type="float" office:value="0.0320038">
            <text:p>0.0320038</text:p>
          </table:table-cell>
          <table:table-cell office:value-type="float" office:value="0.000319656">
            <text:p>0.000319656</text:p>
          </table:table-cell>
          <table:table-cell office:value-type="float" office:value="0.164969">
            <text:p>0.16496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4402">
            <text:p>0.000004402</text:p>
          </table:table-cell>
          <table:table-cell office:value-type="float" office:value="0.0427514">
            <text:p>0.0427514</text:p>
          </table:table-cell>
          <table:table-cell office:value-type="float" office:value="0.000427116">
            <text:p>0.000427116</text:p>
          </table:table-cell>
          <table:table-cell office:value-type="float" office:value="0.21704">
            <text:p>0.2170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single</text:p>
          </table:table-cell>
          <table:table-cell table:number-columns-repeated="6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000411">
            <text:p>0.000000411</text:p>
          </table:table-cell>
          <table:table-cell table:number-columns-repeated="2" office:value-type="string">
            <text:p><text:s text:c="2"/></text:p>
          </table:table-cell>
          <table:table-cell office:value-type="float" office:value="75.813058">
            <text:p>75.813058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000408">
            <text:p>0.000000408</text:p>
          </table:table-cell>
          <table:table-cell table:number-columns-repeated="2" office:value-type="string">
            <text:p><text:s text:c="2"/></text:p>
          </table:table-cell>
          <table:table-cell office:value-type="float" office:value="57.98119">
            <text:p>57.98119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000412">
            <text:p>0.000000412</text:p>
          </table:table-cell>
          <table:table-cell table:number-columns-repeated="2" office:value-type="string">
            <text:p><text:s text:c="2"/></text:p>
          </table:table-cell>
          <table:table-cell office:value-type="float" office:value="43.386913">
            <text:p>43.386913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000406">
            <text:p>0.000000406</text:p>
          </table:table-cell>
          <table:table-cell table:number-columns-repeated="2" office:value-type="string">
            <text:p><text:s text:c="2"/></text:p>
          </table:table-cell>
          <table:table-cell office:value-type="float" office:value="29.567945">
            <text:p>29.567945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004">
            <text:p>0.0000004</text:p>
          </table:table-cell>
          <table:table-cell table:number-columns-repeated="2" office:value-type="string">
            <text:p><text:s text:c="2"/></text:p>
          </table:table-cell>
          <table:table-cell office:value-type="float" office:value="18.777914">
            <text:p>18.777914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00412">
            <text:p>0.000000412</text:p>
          </table:table-cell>
          <table:table-cell table:number-columns-repeated="2" office:value-type="string">
            <text:p><text:s text:c="2"/></text:p>
          </table:table-cell>
          <table:table-cell office:value-type="float" office:value="11.007335">
            <text:p>11.007335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00397">
            <text:p>0.000000397</text:p>
          </table:table-cell>
          <table:table-cell table:number-columns-repeated="2" office:value-type="string">
            <text:p><text:s text:c="2"/></text:p>
          </table:table-cell>
          <table:table-cell office:value-type="float" office:value="4.705411">
            <text:p>4.70541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0397">
            <text:p>0.000000397</text:p>
          </table:table-cell>
          <table:table-cell table:number-columns-repeated="2" office:value-type="string">
            <text:p><text:s text:c="2"/></text:p>
          </table:table-cell>
          <table:table-cell office:value-type="float" office:value="1.190576">
            <text:p>1.19057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00402">
            <text:p>0.000000402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983834">
            <text:p>0.983834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00395">
            <text:p>0.000000395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767754">
            <text:p>0.767754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00397">
            <text:p>0.000000397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589418">
            <text:p>0.589418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00419">
            <text:p>0.000000419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462471">
            <text:p>0.462471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0466">
            <text:p>0.000000466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347838">
            <text:p>0.347838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0431">
            <text:p>0.000000431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21233">
            <text:p>0.21233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0406">
            <text:p>0.000000406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122515">
            <text:p>0.12251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0395">
            <text:p>0.000000395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052157">
            <text:p>0.05215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0397">
            <text:p>0.000000397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015429">
            <text:p>0.015429</text:p>
          </table:table-cell>
          <table:table-cell table:number-columns-repeated="2"/>
        </table:table-row>
      </table:table>
      <table:table table:name="null" table:style-name="ta1" table:print="false"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 office:value-type="string">
            <text:p>Lin load</text:p>
          </table:table-cell>
          <table:table-cell table:number-columns-repeated="5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<text:s text:c="2"/></text:p>
          </table:table-cell>
          <table:table-cell office:value-type="float" office:value="0.0053502">
            <text:p>0.0053502</text:p>
          </table:table-cell>
          <table:table-cell office:value-type="float" office:value="0.000053258">
            <text:p>0.000053258</text:p>
          </table:table-cell>
          <table:table-cell office:value-type="float" office:value="0.046564">
            <text:p>0.046564</text:p>
          </table:table-cell>
          <table:table-cell>
            <draw:frame table:end-cell-address="null.P40" table:end-x="0.5272in" table:end-y="0.0406in" draw:z-index="0" draw:style-name="gr1" svg:width="8.6437in" svg:height="5.5346in" svg:x="0.7764in" svg:y="0.052in">
              <draw:object draw:notify-on-update-of-ranges="null.A7:null.A23 null.A6:null.A6 null.E7:null.E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 text:c="2"/></text:p>
          </table:table-cell>
          <table:table-cell office:value-type="float" office:value="0.0042736">
            <text:p>0.0042736</text:p>
          </table:table-cell>
          <table:table-cell office:value-type="float" office:value="0.00004251">
            <text:p>0.00004251</text:p>
          </table:table-cell>
          <table:table-cell office:value-type="float" office:value="0.037621">
            <text:p>0.037621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<text:s text:c="2"/></text:p>
          </table:table-cell>
          <table:table-cell office:value-type="float" office:value="0.0043988">
            <text:p>0.0043988</text:p>
          </table:table-cell>
          <table:table-cell office:value-type="float" office:value="0.000043748">
            <text:p>0.000043748</text:p>
          </table:table-cell>
          <table:table-cell office:value-type="float" office:value="0.035443">
            <text:p>0.035443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<text:s text:c="2"/></text:p>
          </table:table-cell>
          <table:table-cell office:value-type="float" office:value="0.0035828">
            <text:p>0.0035828</text:p>
          </table:table-cell>
          <table:table-cell office:value-type="float" office:value="0.000035644">
            <text:p>0.000035644</text:p>
          </table:table-cell>
          <table:table-cell office:value-type="float" office:value="0.028185">
            <text:p>0.028185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 text:c="2"/></text:p>
          </table:table-cell>
          <table:table-cell office:value-type="float" office:value="0.0030668">
            <text:p>0.0030668</text:p>
          </table:table-cell>
          <table:table-cell office:value-type="float" office:value="0.000030466">
            <text:p>0.000030466</text:p>
          </table:table-cell>
          <table:table-cell office:value-type="float" office:value="0.024455">
            <text:p>0.024455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<text:s text:c="2"/></text:p>
          </table:table-cell>
          <table:table-cell office:value-type="float" office:value="0.0027204">
            <text:p>0.0027204</text:p>
          </table:table-cell>
          <table:table-cell office:value-type="float" office:value="0.000027008">
            <text:p>0.000027008</text:p>
          </table:table-cell>
          <table:table-cell office:value-type="float" office:value="0.020274">
            <text:p>0.020274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<text:s text:c="2"/></text:p>
          </table:table-cell>
          <table:table-cell office:value-type="float" office:value="0.0023218">
            <text:p>0.0023218</text:p>
          </table:table-cell>
          <table:table-cell office:value-type="float" office:value="0.000023">
            <text:p>0.000023</text:p>
          </table:table-cell>
          <table:table-cell office:value-type="float" office:value="0.016628">
            <text:p>0.016628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</text:p>
          </table:table-cell>
          <table:table-cell office:value-type="float" office:value="0.001896">
            <text:p>0.001896</text:p>
          </table:table-cell>
          <table:table-cell office:value-type="float" office:value="0.00001876">
            <text:p>0.00001876</text:p>
          </table:table-cell>
          <table:table-cell office:value-type="float" office:value="0.01261">
            <text:p>0.01261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</text:p>
          </table:table-cell>
          <table:table-cell office:value-type="float" office:value="0.0017792">
            <text:p>0.0017792</text:p>
          </table:table-cell>
          <table:table-cell office:value-type="float" office:value="0.0000176">
            <text:p>0.0000176</text:p>
          </table:table-cell>
          <table:table-cell office:value-type="float" office:value="0.012295">
            <text:p>0.012295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</text:p>
          </table:table-cell>
          <table:table-cell office:value-type="float" office:value="0.0017956">
            <text:p>0.0017956</text:p>
          </table:table-cell>
          <table:table-cell office:value-type="float" office:value="0.000017798">
            <text:p>0.000017798</text:p>
          </table:table-cell>
          <table:table-cell office:value-type="float" office:value="0.011734">
            <text:p>0.011734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</text:p>
          </table:table-cell>
          <table:table-cell office:value-type="float" office:value="0.0016984">
            <text:p>0.0016984</text:p>
          </table:table-cell>
          <table:table-cell office:value-type="float" office:value="0.000016792">
            <text:p>0.000016792</text:p>
          </table:table-cell>
          <table:table-cell office:value-type="float" office:value="0.010916">
            <text:p>0.01091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</text:p>
          </table:table-cell>
          <table:table-cell office:value-type="float" office:value="0.001616">
            <text:p>0.001616</text:p>
          </table:table-cell>
          <table:table-cell office:value-type="float" office:value="0.000015936">
            <text:p>0.000015936</text:p>
          </table:table-cell>
          <table:table-cell office:value-type="float" office:value="0.010212">
            <text:p>0.010212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</text:p>
          </table:table-cell>
          <table:table-cell office:value-type="float" office:value="0.0016368">
            <text:p>0.0016368</text:p>
          </table:table-cell>
          <table:table-cell office:value-type="float" office:value="0.000016184">
            <text:p>0.000016184</text:p>
          </table:table-cell>
          <table:table-cell office:value-type="float" office:value="0.010046">
            <text:p>0.010046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</text:p>
          </table:table-cell>
          <table:table-cell office:value-type="float" office:value="0.0016016">
            <text:p>0.0016016</text:p>
          </table:table-cell>
          <table:table-cell office:value-type="float" office:value="0.000015792">
            <text:p>0.000015792</text:p>
          </table:table-cell>
          <table:table-cell office:value-type="float" office:value="0.009709">
            <text:p>0.00970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</text:p>
          </table:table-cell>
          <table:table-cell office:value-type="float" office:value="0.0015302">
            <text:p>0.0015302</text:p>
          </table:table-cell>
          <table:table-cell office:value-type="float" office:value="0.000015108">
            <text:p>0.000015108</text:p>
          </table:table-cell>
          <table:table-cell office:value-type="float" office:value="0.009301">
            <text:p>0.00930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</text:p>
          </table:table-cell>
          <table:table-cell office:value-type="float" office:value="0.0015036">
            <text:p>0.0015036</text:p>
          </table:table-cell>
          <table:table-cell office:value-type="float" office:value="0.000014824">
            <text:p>0.000014824</text:p>
          </table:table-cell>
          <table:table-cell office:value-type="float" office:value="0.00895">
            <text:p>0.0089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</text:p>
          </table:table-cell>
          <table:table-cell office:value-type="float" office:value="0.0014168">
            <text:p>0.0014168</text:p>
          </table:table-cell>
          <table:table-cell office:value-type="float" office:value="0.000013964">
            <text:p>0.000013964</text:p>
          </table:table-cell>
          <table:table-cell office:value-type="float" office:value="0.008369">
            <text:p>0.008369</text:p>
          </table:table-cell>
          <table:table-cell/>
        </table:table-row>
      </table:table>
      <table:table table:name="Summary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Summary.N48" table:end-x="0.8343in" table:end-y="0.076in" draw:z-index="0" draw:style-name="gr1" svg:width="12.3539in" svg:height="7.5272in" svg:x="0.0394in" svg:y="0.1114in">
              <draw:object draw:notify-on-update-of-ranges="'Hal 2.7 Ghz'.A3:'Hal 2.7 Ghz'.A19 'Hal 2.7 Ghz'.A2:'Hal 2.7 Ghz'.A2 'Hal 2.7 Ghz'.E3:'Hal 2.7 Ghz'.E19 'Hal 2.7 Ghz'.A80:'Hal 2.7 Ghz'.A96 'Hal 2.7 Ghz'.A79:'Hal 2.7 Ghz'.A79 'Hal 2.7 Ghz'.E80:'Hal 2.7 Ghz'.E96 'Hal 2.7 Ghz'.A60:'Hal 2.7 Ghz'.A76 'Hal 2.7 Ghz'.A59:'Hal 2.7 Ghz'.A59 'Hal 2.7 Ghz'.E60:'Hal 2.7 Ghz'.E76 'Hal 2.7 Ghz'.A22:'Hal 2.7 Ghz'.A38 'Hal 2.7 Ghz'.A21:'Hal 2.7 Ghz'.A21 'Hal 2.7 Ghz'.E22:'Hal 2.7 Ghz'.E38 'Hal 2.7 Ghz'.A41:'Hal 2.7 Ghz'.A57 'Hal 2.7 Ghz'.A40:'Hal 2.7 Ghz'.A40 'Hal 2.7 Ghz'.E41:'Hal 2.7 Ghz'.E5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 table:number-rows-repeated="46">
          <table:table-cell/>
        </table:table-row>
        <table:table-row table:style-name="ro1">
          <table:table-cell>
            <draw:frame table:end-cell-address="Summary.N94" table:end-x="0.8693in" table:end-y="0.0866in" draw:z-index="1" draw:style-name="gr1" svg:width="12.3492in" svg:height="7.3512in" svg:x="0.0791in" svg:y="0.1299in">
              <draw:object draw:notify-on-update-of-ranges="Cloud.A22:Cloud.A38 Cloud.A21:Cloud.A21 Cloud.E22:Cloud.E38 Cloud.A75:Cloud.A91 Cloud.A74:Cloud.A74 Cloud.E75:Cloud.E91 Cloud.A40:Cloud.A53 Cloud.A39:Cloud.A39 Cloud.E40:Cloud.E53 Cloud.A3:Cloud.A19 Cloud.A2:Cloud.A2 Cloud.E3:Cloud.E19 Cloud.A56:Cloud.A72 Cloud.A55:Cloud.A55 Cloud.E56:Cloud.E7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45">
          <table:table-cell/>
        </table:table-row>
        <table:table-row table:style-name="ro1">
          <table:table-cell>
            <draw:frame table:end-cell-address="Summary.N141" table:end-x="0.8736in" table:end-y="0.013in" draw:z-index="2" draw:style-name="gr1" svg:width="12.3933in" svg:height="7.4079in" svg:x="0.0394in" svg:y="0.1681in">
              <draw:object draw:notify-on-update-of-ranges="Cyclope.A4:Cyclope.A20 Cyclope.A3:Cyclope.A3 Cyclope.E4:Cyclope.E20 Cyclope.A81:Cyclope.A97 Cyclope.A80:Cyclope.A80 Cyclope.E81:Cyclope.E97 Cyclope.A61:Cyclope.A77 Cyclope.A60:Cyclope.A60 Cyclope.E61:Cyclope.E77 Cyclope.A23:Cyclope.A39 Cyclope.A22:Cyclope.A22 Cyclope.E23:Cyclope.E39 Cyclope.A42:Cyclope.A58 Cyclope.A41:Cyclope.A41 Cyclope.E42:Cyclope.E5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</table:table>
      <table:table table:name="hal 1.8 Quadcor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Recalculate" form:control-implementation="ooo:com.sun.star.form.component.CommandButton" xml:id="control1" form:id="control1" form:label="Recalculate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Module1.Recalculate?language=Basic&amp;location=application" xlink:type="simple"/>
              </office:event-listeners>
            </form:button>
          </form:form>
        </office:forms>
        <table:shapes>
          <draw:frame draw:z-index="0" draw:style-name="gr1" svg:width="9.1961in" svg:height="6.2957in" svg:x="4.752in" svg:y="0.0732in">
            <draw:object draw:notify-on-update-of-ranges="'hal 1.8 Quadcores'.A2:'hal 1.8 Quadcores'.A18 'hal 1.8 Quadcores'.A1:'hal 1.8 Quadcores'.A1 'hal 1.8 Quadcores'.E2:'hal 1.8 Quadcores'.E18 'hal 1.8 Quadcores'.A42:'hal 1.8 Quadcores'.A58 'hal 1.8 Quadcores'.L42:'hal 1.8 Quadcores'.L58 'hal 1.8 Quadcores'.A42:'hal 1.8 Quadcores'.A58 'hal 1.8 Quadcores'.I40:'hal 1.8 Quadcores'.I40 'hal 1.8 Quadcores'.I42:'hal 1.8 Quadcores'.I58 'hal 1.8 Quadcores'.A42:'hal 1.8 Quadcores'.A58 'hal 1.8 Quadcores'.G41:'hal 1.8 Quadcores'.G41 'hal 1.8 Quadcores'.G42:'hal 1.8 Quadcores'.G58 'hal 1.8 Quadcores'.A42:'hal 1.8 Quadcores'.A58 'hal 1.8 Quadcores'.A41:'hal 1.8 Quadcores'.A41 'hal 1.8 Quadcores'.E42:'hal 1.8 Quadcores'.E58 'hal 1.8 Quadcores'.A22:'hal 1.8 Quadcores'.A38 'hal 1.8 Quadcores'.A21:'hal 1.8 Quadcores'.A21 'hal 1.8 Quadcores'.E22:'hal 1.8 Quadcores'.E38" xlink:href="./Object 9" xlink:type="simple" xlink:show="embed" xlink:actuate="onLoad"/>
            <draw:image xlink:href="./ObjectReplacements/Object 9" xlink:type="simple" xlink:show="embed" xlink:actuate="onLoad"/>
          </draw:frame>
          <draw:control draw:z-index="1" draw:text-style-name="P1" svg:width="1.076in" svg:height="0.4413in" svg:x="11.9661in" svg:y="6.9323in" draw:control="control1"/>
        </table:shapes>
        <table:table-column table:style-name="co2" table:number-columns-repeated="5" table:default-cell-style-name="Default"/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scattered, barrier</text:p>
          </table:table-cell>
          <table:table-cell table:number-columns-repeated="11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002111">
            <text:p>0.000002111</text:p>
          </table:table-cell>
          <table:table-cell office:value-type="float" office:value="4.2713986">
            <text:p>4.2713986</text:p>
          </table:table-cell>
          <table:table-cell office:value-type="float" office:value="0.042712706">
            <text:p>0.042712706</text:p>
          </table:table-cell>
          <table:table-cell office:value-type="float" office:value="21.448501">
            <text:p>21.448501</text:p>
          </table:table-cell>
          <table:table-cell table:number-columns-repeated="7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002033">
            <text:p>0.000002033</text:p>
          </table:table-cell>
          <table:table-cell office:value-type="float" office:value="3.245067">
            <text:p>3.245067</text:p>
          </table:table-cell>
          <table:table-cell office:value-type="float" office:value="0.032448718">
            <text:p>0.032448718</text:p>
          </table:table-cell>
          <table:table-cell office:value-type="float" office:value="16.25621">
            <text:p>16.25621</text:p>
          </table:table-cell>
          <table:table-cell table:number-columns-repeated="7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001792">
            <text:p>0.000001792</text:p>
          </table:table-cell>
          <table:table-cell office:value-type="float" office:value="2.3836504">
            <text:p>2.3836504</text:p>
          </table:table-cell>
          <table:table-cell office:value-type="float" office:value="0.023834604">
            <text:p>0.023834604</text:p>
          </table:table-cell>
          <table:table-cell office:value-type="float" office:value="11.945076">
            <text:p>11.945076</text:p>
          </table:table-cell>
          <table:table-cell table:number-columns-repeated="7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001509">
            <text:p>0.000001509</text:p>
          </table:table-cell>
          <table:table-cell office:value-type="float" office:value="1.6789404">
            <text:p>1.6789404</text:p>
          </table:table-cell>
          <table:table-cell office:value-type="float" office:value="0.016788068">
            <text:p>0.016788068</text:p>
          </table:table-cell>
          <table:table-cell office:value-type="float" office:value="8.479233">
            <text:p>8.479233</text:p>
          </table:table-cell>
          <table:table-cell table:number-columns-repeated="7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01515">
            <text:p>0.000001515</text:p>
          </table:table-cell>
          <table:table-cell office:value-type="float" office:value="1.0858198">
            <text:p>1.0858198</text:p>
          </table:table-cell>
          <table:table-cell office:value-type="float" office:value="0.010856848">
            <text:p>0.010856848</text:p>
          </table:table-cell>
          <table:table-cell office:value-type="float" office:value="5.495662">
            <text:p>5.495662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01547">
            <text:p>0.000001547</text:p>
          </table:table-cell>
          <table:table-cell office:value-type="float" office:value="0.5224588">
            <text:p>0.5224588</text:p>
          </table:table-cell>
          <table:table-cell office:value-type="float" office:value="0.00522299">
            <text:p>0.00522299</text:p>
          </table:table-cell>
          <table:table-cell office:value-type="float" office:value="2.627541">
            <text:p>2.627541</text:p>
          </table:table-cell>
          <table:table-cell table:number-columns-repeated="7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01474">
            <text:p>0.000001474</text:p>
          </table:table-cell>
          <table:table-cell office:value-type="float" office:value="0.291198">
            <text:p>0.291198</text:p>
          </table:table-cell>
          <table:table-cell office:value-type="float" office:value="0.002909966">
            <text:p>0.002909966</text:p>
          </table:table-cell>
          <table:table-cell office:value-type="float" office:value="1.466302">
            <text:p>1.466302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1631">
            <text:p>0.000001631</text:p>
          </table:table-cell>
          <table:table-cell office:value-type="float" office:value="0.0783536">
            <text:p>0.0783536</text:p>
          </table:table-cell>
          <table:table-cell office:value-type="float" office:value="0.000782094">
            <text:p>0.000782094</text:p>
          </table:table-cell>
          <table:table-cell office:value-type="float" office:value="0.399133">
            <text:p>0.399133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01563">
            <text:p>0.000001563</text:p>
          </table:table-cell>
          <table:table-cell office:value-type="float" office:value="0.0762892">
            <text:p>0.0762892</text:p>
          </table:table-cell>
          <table:table-cell office:value-type="float" office:value="0.000761378">
            <text:p>0.000761378</text:p>
          </table:table-cell>
          <table:table-cell office:value-type="float" office:value="0.40109">
            <text:p>0.40109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01583">
            <text:p>0.000001583</text:p>
          </table:table-cell>
          <table:table-cell office:value-type="float" office:value="0.0646036">
            <text:p>0.0646036</text:p>
          </table:table-cell>
          <table:table-cell office:value-type="float" office:value="0.000644186">
            <text:p>0.000644186</text:p>
          </table:table-cell>
          <table:table-cell office:value-type="float" office:value="0.339775">
            <text:p>0.339775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01568">
            <text:p>0.000001568</text:p>
          </table:table-cell>
          <table:table-cell office:value-type="float" office:value="0.0522732">
            <text:p>0.0522732</text:p>
          </table:table-cell>
          <table:table-cell office:value-type="float" office:value="0.00051985">
            <text:p>0.00051985</text:p>
          </table:table-cell>
          <table:table-cell office:value-type="float" office:value="0.26704">
            <text:p>0.26704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01776">
            <text:p>0.000001776</text:p>
          </table:table-cell>
          <table:table-cell office:value-type="float" office:value="0.0406982">
            <text:p>0.0406982</text:p>
          </table:table-cell>
          <table:table-cell office:value-type="float" office:value="0.000404946">
            <text:p>0.000404946</text:p>
          </table:table-cell>
          <table:table-cell office:value-type="float" office:value="0.209234">
            <text:p>0.209234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1843">
            <text:p>0.000001843</text:p>
          </table:table-cell>
          <table:table-cell office:value-type="float" office:value="0.0346342">
            <text:p>0.0346342</text:p>
          </table:table-cell>
          <table:table-cell office:value-type="float" office:value="0.000344436">
            <text:p>0.000344436</text:p>
          </table:table-cell>
          <table:table-cell office:value-type="float" office:value="0.178874">
            <text:p>0.178874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1629">
            <text:p>0.000001629</text:p>
          </table:table-cell>
          <table:table-cell office:value-type="float" office:value="0.0286494">
            <text:p>0.0286494</text:p>
          </table:table-cell>
          <table:table-cell office:value-type="float" office:value="0.00028486">
            <text:p>0.00028486</text:p>
          </table:table-cell>
          <table:table-cell office:value-type="float" office:value="0.154331">
            <text:p>0.154331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1766">
            <text:p>0.000001766</text:p>
          </table:table-cell>
          <table:table-cell office:value-type="float" office:value="0.0240736">
            <text:p>0.0240736</text:p>
          </table:table-cell>
          <table:table-cell office:value-type="float" office:value="0.000237654">
            <text:p>0.000237654</text:p>
          </table:table-cell>
          <table:table-cell office:value-type="float" office:value="0.129382">
            <text:p>0.129382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1729">
            <text:p>0.000001729</text:p>
          </table:table-cell>
          <table:table-cell office:value-type="float" office:value="0.024581">
            <text:p>0.024581</text:p>
          </table:table-cell>
          <table:table-cell office:value-type="float" office:value="0.000243854">
            <text:p>0.000243854</text:p>
          </table:table-cell>
          <table:table-cell office:value-type="float" office:value="0.133904">
            <text:p>0.133904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682">
            <text:p>0.000001682</text:p>
          </table:table-cell>
          <table:table-cell office:value-type="float" office:value="0.0210818">
            <text:p>0.0210818</text:p>
          </table:table-cell>
          <table:table-cell office:value-type="float" office:value="0.000209306">
            <text:p>0.000209306</text:p>
          </table:table-cell>
          <table:table-cell office:value-type="float" office:value="0.110665">
            <text:p>0.110665</text:p>
          </table:table-cell>
          <table:table-cell table:number-columns-repeated="7"/>
        </table:table-row>
        <table:table-row table:style-name="ro1">
          <table:table-cell office:value-type="string">
            <text:p><text:s text:c="60"/>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artined, barrier</text:p>
          </table:table-cell>
          <table:table-cell table:number-columns-repeated="11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306944">
            <text:p>0.000306944</text:p>
          </table:table-cell>
          <table:table-cell office:value-type="float" office:value="5.332288">
            <text:p>5.332288</text:p>
          </table:table-cell>
          <table:table-cell office:value-type="float" office:value="0.053320252">
            <text:p>0.053320252</text:p>
          </table:table-cell>
          <table:table-cell office:value-type="float" office:value="26.762401">
            <text:p>26.762401</text:p>
          </table:table-cell>
          <table:table-cell table:number-columns-repeated="7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243004">
            <text:p>0.000243004</text:p>
          </table:table-cell>
          <table:table-cell office:value-type="float" office:value="4.0682872">
            <text:p>4.0682872</text:p>
          </table:table-cell>
          <table:table-cell office:value-type="float" office:value="0.04068029">
            <text:p>0.04068029</text:p>
          </table:table-cell>
          <table:table-cell office:value-type="float" office:value="20.448233">
            <text:p>20.448233</text:p>
          </table:table-cell>
          <table:table-cell table:number-columns-repeated="7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212927">
            <text:p>0.000212927</text:p>
          </table:table-cell>
          <table:table-cell office:value-type="float" office:value="3.0287984">
            <text:p>3.0287984</text:p>
          </table:table-cell>
          <table:table-cell office:value-type="float" office:value="0.030285464">
            <text:p>0.030285464</text:p>
          </table:table-cell>
          <table:table-cell office:value-type="float" office:value="15.238833">
            <text:p>15.238833</text:p>
          </table:table-cell>
          <table:table-cell table:number-columns-repeated="7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185677">
            <text:p>0.000185677</text:p>
          </table:table-cell>
          <table:table-cell office:value-type="float" office:value="2.1132412">
            <text:p>2.1132412</text:p>
          </table:table-cell>
          <table:table-cell office:value-type="float" office:value="0.021129912">
            <text:p>0.021129912</text:p>
          </table:table-cell>
          <table:table-cell office:value-type="float" office:value="10.659373">
            <text:p>10.659373</text:p>
          </table:table-cell>
          <table:table-cell table:number-columns-repeated="7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133552">
            <text:p>0.000133552</text:p>
          </table:table-cell>
          <table:table-cell office:value-type="float" office:value="1.3773908">
            <text:p>1.3773908</text:p>
          </table:table-cell>
          <table:table-cell office:value-type="float" office:value="0.013771694">
            <text:p>0.013771694</text:p>
          </table:table-cell>
          <table:table-cell office:value-type="float" office:value="6.955938">
            <text:p>6.955938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101797">
            <text:p>0.000101797</text:p>
          </table:table-cell>
          <table:table-cell office:value-type="float" office:value="0.7879668">
            <text:p>0.7879668</text:p>
          </table:table-cell>
          <table:table-cell office:value-type="float" office:value="0.00787725">
            <text:p>0.00787725</text:p>
          </table:table-cell>
          <table:table-cell office:value-type="float" office:value="3.99098">
            <text:p>3.99098</text:p>
          </table:table-cell>
          <table:table-cell table:number-columns-repeated="7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70441">
            <text:p>0.000070441</text:p>
          </table:table-cell>
          <table:table-cell office:value-type="float" office:value="0.3812436">
            <text:p>0.3812436</text:p>
          </table:table-cell>
          <table:table-cell office:value-type="float" office:value="0.003810266">
            <text:p>0.003810266</text:p>
          </table:table-cell>
          <table:table-cell office:value-type="float" office:value="1.91656">
            <text:p>1.91656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38521">
            <text:p>0.000038521</text:p>
          </table:table-cell>
          <table:table-cell office:value-type="float" office:value="0.1132476">
            <text:p>0.1132476</text:p>
          </table:table-cell>
          <table:table-cell office:value-type="float" office:value="0.001130918">
            <text:p>0.001130918</text:p>
          </table:table-cell>
          <table:table-cell office:value-type="float" office:value="0.573215">
            <text:p>0.573215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35224">
            <text:p>0.000035224</text:p>
          </table:table-cell>
          <table:table-cell office:value-type="float" office:value="0.0970314">
            <text:p>0.0970314</text:p>
          </table:table-cell>
          <table:table-cell office:value-type="float" office:value="0.000968886">
            <text:p>0.000968886</text:p>
          </table:table-cell>
          <table:table-cell office:value-type="float" office:value="0.508609">
            <text:p>0.508609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32331">
            <text:p>0.000032331</text:p>
          </table:table-cell>
          <table:table-cell office:value-type="float" office:value="0.0832592">
            <text:p>0.0832592</text:p>
          </table:table-cell>
          <table:table-cell office:value-type="float" office:value="0.00083111">
            <text:p>0.00083111</text:p>
          </table:table-cell>
          <table:table-cell office:value-type="float" office:value="0.437602">
            <text:p>0.437602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28728">
            <text:p>0.000028728</text:p>
          </table:table-cell>
          <table:table-cell office:value-type="float" office:value="0.0687874">
            <text:p>0.0687874</text:p>
          </table:table-cell>
          <table:table-cell office:value-type="float" office:value="0.000682446">
            <text:p>0.000682446</text:p>
          </table:table-cell>
          <table:table-cell office:value-type="float" office:value="0.349837">
            <text:p>0.349837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26028">
            <text:p>0.000026028</text:p>
          </table:table-cell>
          <table:table-cell office:value-type="float" office:value="0.0551136">
            <text:p>0.0551136</text:p>
          </table:table-cell>
          <table:table-cell office:value-type="float" office:value="0.000548506">
            <text:p>0.000548506</text:p>
          </table:table-cell>
          <table:table-cell office:value-type="float" office:value="0.288858">
            <text:p>0.288858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23515">
            <text:p>0.000023515</text:p>
          </table:table-cell>
          <table:table-cell office:value-type="float" office:value="0.0451832">
            <text:p>0.0451832</text:p>
          </table:table-cell>
          <table:table-cell office:value-type="float" office:value="0.000450136">
            <text:p>0.000450136</text:p>
          </table:table-cell>
          <table:table-cell office:value-type="float" office:value="0.240429">
            <text:p>0.240429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20624">
            <text:p>0.000020624</text:p>
          </table:table-cell>
          <table:table-cell office:value-type="float" office:value="0.0363312">
            <text:p>0.0363312</text:p>
          </table:table-cell>
          <table:table-cell office:value-type="float" office:value="0.000361698">
            <text:p>0.000361698</text:p>
          </table:table-cell>
          <table:table-cell office:value-type="float" office:value="0.193787">
            <text:p>0.193787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17284">
            <text:p>0.000017284</text:p>
          </table:table-cell>
          <table:table-cell office:value-type="float" office:value="0.0328416">
            <text:p>0.0328416</text:p>
          </table:table-cell>
          <table:table-cell office:value-type="float" office:value="0.00032568">
            <text:p>0.00032568</text:p>
          </table:table-cell>
          <table:table-cell office:value-type="float" office:value="0.174256">
            <text:p>0.174256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13006">
            <text:p>0.000013006</text:p>
          </table:table-cell>
          <table:table-cell office:value-type="float" office:value="0.0314528">
            <text:p>0.0314528</text:p>
          </table:table-cell>
          <table:table-cell office:value-type="float" office:value="0.000310578">
            <text:p>0.000310578</text:p>
          </table:table-cell>
          <table:table-cell office:value-type="float" office:value="0.164736">
            <text:p>0.164736</text:p>
          </table:table-cell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10074">
            <text:p>0.000010074</text:p>
          </table:table-cell>
          <table:table-cell office:value-type="float" office:value="0.026995">
            <text:p>0.026995</text:p>
          </table:table-cell>
          <table:table-cell office:value-type="float" office:value="0.000267178">
            <text:p>0.000267178</text:p>
          </table:table-cell>
          <table:table-cell office:value-type="float" office:value="0.141326">
            <text:p>0.141326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8"/>
          <table:table-cell office:value-type="string">
            <text:p>Theoretical</text:p>
          </table:table-cell>
          <table:table-cell table:number-columns-repeated="3"/>
        </table:table-row>
        <table:table-row table:style-name="ro1">
          <table:table-cell office:value-type="string">
            <text:p>single</text:p>
          </table:table-cell>
          <table:table-cell table:number-columns-repeated="5"/>
          <table:table-cell office:value-type="string">
            <text:p>Best Time</text:p>
          </table:table-cell>
          <table:table-cell/>
          <table:table-cell table:formula="of:=[.E42]/([.A42]*[.A42])" office:value-type="float" office:value="0.0001631645890625">
            <text:p>0.0001631646</text:p>
          </table:table-cell>
          <table:table-cell table:number-columns-repeated="3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000001381">
            <text:p>0.000001381</text:p>
          </table:table-cell>
          <table:table-cell table:number-columns-repeated="2" office:value-type="string">
            <text:p><text:s text:c="2"/></text:p>
          </table:table-cell>
          <table:table-cell office:value-type="float" office:value="104.425337">
            <text:p>104.425337</text:p>
          </table:table-cell>
          <table:table-cell/>
          <table:table-cell table:formula="of:=[.E42]/8" office:value-type="float" office:value="13.053167125">
            <text:p>13.053167125</text:p>
          </table:table-cell>
          <table:table-cell/>
          <table:table-cell table:formula="of:=EXECTIME([.A42])" office:value-type="float" office:value="104.425337">
            <text:p>104.425337</text:p>
          </table:table-cell>
          <table:table-cell/>
          <table:table-cell office:value-type="string">
            <text:p><text:s/></text:p>
          </table:table-cell>
          <table:table-cell table:formula="of:=PERFORMANCE([.A42])" office:value-type="float" office:value="104.425337">
            <text:p>104.425337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0.000001382">
            <text:p>0.000001382</text:p>
          </table:table-cell>
          <table:table-cell table:number-columns-repeated="2" office:value-type="string">
            <text:p><text:s text:c="2"/></text:p>
          </table:table-cell>
          <table:table-cell office:value-type="float" office:value="80.06427">
            <text:p>80.06427</text:p>
          </table:table-cell>
          <table:table-cell/>
          <table:table-cell table:formula="of:=[.E43]/8" office:value-type="float" office:value="10.00803375">
            <text:p>10.00803375</text:p>
          </table:table-cell>
          <table:table-cell/>
          <table:table-cell table:formula="of:=EXECTIME([.A43])" office:value-type="float" office:value="79.950648640625">
            <text:p>79.9506486406</text:p>
          </table:table-cell>
          <table:table-cell/>
          <table:table-cell table:formula="of:=FITPERFORMANCE([.A42];[.E42];[.A58];[.E58])" office:value-type="float" office:value="1">
            <text:p>1</text:p>
          </table:table-cell>
          <table:table-cell table:formula="of:=PERFORMANCE([.A43])" office:value-type="float" office:value="-32.514852439622">
            <text:p>-32.5148524396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0.000001389">
            <text:p>0.000001389</text:p>
          </table:table-cell>
          <table:table-cell table:number-columns-repeated="2" office:value-type="string">
            <text:p><text:s text:c="2"/></text:p>
          </table:table-cell>
          <table:table-cell office:value-type="float" office:value="59.020137">
            <text:p>59.020137</text:p>
          </table:table-cell>
          <table:table-cell/>
          <table:table-cell table:formula="of:=[.E44]/8" office:value-type="float" office:value="7.377517125">
            <text:p>7.377517125</text:p>
          </table:table-cell>
          <table:table-cell/>
          <table:table-cell table:formula="of:=EXECTIME([.A44])" office:value-type="float" office:value="58.7392520625">
            <text:p>58.7392520625</text:p>
          </table:table-cell>
          <table:table-cell table:number-columns-repeated="2"/>
          <table:table-cell table:formula="of:=PERFORMANCE([.A44])" office:value-type="float" office:value="-134.058749789352">
            <text:p>-134.058749789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0000138">
            <text:p>0.00000138</text:p>
          </table:table-cell>
          <table:table-cell table:number-columns-repeated="2" office:value-type="string">
            <text:p><text:s text:c="2"/></text:p>
          </table:table-cell>
          <table:table-cell office:value-type="float" office:value="41.166417">
            <text:p>41.166417</text:p>
          </table:table-cell>
          <table:table-cell/>
          <table:table-cell table:formula="of:=[.E45]/8" office:value-type="float" office:value="5.145802125">
            <text:p>5.145802125</text:p>
          </table:table-cell>
          <table:table-cell/>
          <table:table-cell table:formula="of:=EXECTIME([.A45])" office:value-type="float" office:value="40.791147265625">
            <text:p>40.7911472656</text:p>
          </table:table-cell>
          <table:table-cell table:number-columns-repeated="2"/>
          <table:table-cell table:formula="of:=PERFORMANCE([.A45])" office:value-type="float" office:value="-200.20635504919">
            <text:p>-200.206355049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00001376">
            <text:p>0.000001376</text:p>
          </table:table-cell>
          <table:table-cell table:number-columns-repeated="2" office:value-type="string">
            <text:p><text:s text:c="2"/></text:p>
          </table:table-cell>
          <table:table-cell office:value-type="float" office:value="26.500491">
            <text:p>26.500491</text:p>
          </table:table-cell>
          <table:table-cell/>
          <table:table-cell table:formula="of:=[.E46]/8" office:value-type="float" office:value="3.312561375">
            <text:p>3.312561375</text:p>
          </table:table-cell>
          <table:table-cell/>
          <table:table-cell table:formula="of:=EXECTIME([.A46])" office:value-type="float" office:value="26.10633425">
            <text:p>26.10633425</text:p>
          </table:table-cell>
          <table:table-cell/>
          <table:table-cell office:value-type="string">
            <text:p><text:s/></text:p>
          </table:table-cell>
          <table:table-cell table:formula="of:=PERFORMANCE([.A46])" office:value-type="float" office:value="-230.957668219136">
            <text:p>-230.957668219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00001377">
            <text:p>0.000001377</text:p>
          </table:table-cell>
          <table:table-cell table:number-columns-repeated="2" office:value-type="string">
            <text:p><text:s text:c="2"/></text:p>
          </table:table-cell>
          <table:table-cell office:value-type="float" office:value="15.074107">
            <text:p>15.074107</text:p>
          </table:table-cell>
          <table:table-cell/>
          <table:table-cell table:formula="of:=[.E47]/8" office:value-type="float" office:value="1.884263375">
            <text:p>1.884263375</text:p>
          </table:table-cell>
          <table:table-cell/>
          <table:table-cell table:formula="of:=EXECTIME([.A47])" office:value-type="float" office:value="14.684813015625">
            <text:p>14.6848130156</text:p>
          </table:table-cell>
          <table:table-cell table:number-columns-repeated="2"/>
          <table:table-cell table:formula="of:=PERFORMANCE([.A47])" office:value-type="float" office:value="-226.31268929919">
            <text:p>-226.312689299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00001373">
            <text:p>0.000001373</text:p>
          </table:table-cell>
          <table:table-cell table:number-columns-repeated="2" office:value-type="string">
            <text:p><text:s text:c="2"/></text:p>
          </table:table-cell>
          <table:table-cell office:value-type="float" office:value="6.830651">
            <text:p>6.830651</text:p>
          </table:table-cell>
          <table:table-cell/>
          <table:table-cell table:formula="of:=[.E48]/8" office:value-type="float" office:value="0.853831375">
            <text:p>0.853831375</text:p>
          </table:table-cell>
          <table:table-cell/>
          <table:table-cell table:formula="of:=EXECTIME([.A48])" office:value-type="float" office:value="6.5265835625">
            <text:p>6.5265835625</text:p>
          </table:table-cell>
          <table:table-cell table:number-columns-repeated="2"/>
          <table:table-cell table:formula="of:=PERFORMANCE([.A48])" office:value-type="float" office:value="-186.271418289352">
            <text:p>-186.271418289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0001381">
            <text:p>0.000001381</text:p>
          </table:table-cell>
          <table:table-cell table:number-columns-repeated="2" office:value-type="string">
            <text:p><text:s text:c="2"/></text:p>
          </table:table-cell>
          <table:table-cell/>
          <table:table-cell/>
          <table:table-cell table:formula="of:=[.E49]/8" office:value-type="float" office:value="0">
            <text:p>0</text:p>
          </table:table-cell>
          <table:table-cell/>
          <table:table-cell table:formula="of:=EXECTIME([.A49])" office:value-type="float" office:value="1.631645890625">
            <text:p>1.6316458906</text:p>
          </table:table-cell>
          <table:table-cell table:number-columns-repeated="2"/>
          <table:table-cell table:formula="of:=PERFORMANCE([.A49])" office:value-type="float" office:value="-110.833855189622">
            <text:p>-110.833855189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00001368">
            <text:p>0.000001368</text:p>
          </table:table-cell>
          <table:table-cell table:number-columns-repeated="2" office:value-type="string">
            <text:p><text:s text:c="2"/></text:p>
          </table:table-cell>
          <table:table-cell office:value-type="float" office:value="1.495899">
            <text:p>1.495899</text:p>
          </table:table-cell>
          <table:table-cell/>
          <table:table-cell table:formula="of:=[.E50]/8" office:value-type="float" office:value="0.186987375">
            <text:p>0.186987375</text:p>
          </table:table-cell>
          <table:table-cell/>
          <table:table-cell table:formula="of:=EXECTIME([.A50])" office:value-type="float" office:value="1.32163317140625">
            <text:p>1.3216331714</text:p>
          </table:table-cell>
          <table:table-cell table:number-columns-repeated="2"/>
          <table:table-cell table:formula="of:=PERFORMANCE([.A50])" office:value-type="float" office:value="-101.343302814705">
            <text:p>-101.343302814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0000137">
            <text:p>0.00000137</text:p>
          </table:table-cell>
          <table:table-cell table:number-columns-repeated="2" office:value-type="string">
            <text:p><text:s text:c="2"/></text:p>
          </table:table-cell>
          <table:table-cell office:value-type="float" office:value="1.19541">
            <text:p>1.19541</text:p>
          </table:table-cell>
          <table:table-cell/>
          <table:table-cell table:formula="of:=[.E51]/8" office:value-type="float" office:value="0.14942625">
            <text:p>0.14942625</text:p>
          </table:table-cell>
          <table:table-cell/>
          <table:table-cell table:formula="of:=EXECTIME([.A51])" office:value-type="float" office:value="1.04425337">
            <text:p>1.04425337</text:p>
          </table:table-cell>
          <table:table-cell table:number-columns-repeated="2"/>
          <table:table-cell table:formula="of:=PERFORMANCE([.A51])" office:value-type="float" office:value="-91.4987875188889">
            <text:p>-91.498787518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000001375">
            <text:p>0.000001375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939834">
            <text:p>0.939834</text:p>
          </table:table-cell>
          <table:table-cell/>
          <table:table-cell table:formula="of:=[.E52]/8" office:value-type="float" office:value="0.11747925">
            <text:p>0.11747925</text:p>
          </table:table-cell>
          <table:table-cell/>
          <table:table-cell table:formula="of:=EXECTIME([.A52])" office:value-type="float" office:value="0.79950648640625">
            <text:p>0.7995064864</text:p>
          </table:table-cell>
          <table:table-cell table:number-columns-repeated="2"/>
          <table:table-cell table:formula="of:=PERFORMANCE([.A52])" office:value-type="float" office:value="-81.300309302174">
            <text:p>-81.300309302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00001437">
            <text:p>0.000001437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710508">
            <text:p>0.710508</text:p>
          </table:table-cell>
          <table:table-cell/>
          <table:table-cell table:formula="of:=[.E53]/8" office:value-type="float" office:value="0.0888135">
            <text:p>0.0888135</text:p>
          </table:table-cell>
          <table:table-cell/>
          <table:table-cell table:formula="of:=EXECTIME([.A53])" office:value-type="float" office:value="0.587392520625">
            <text:p>0.5873925206</text:p>
          </table:table-cell>
          <table:table-cell table:number-columns-repeated="2"/>
          <table:table-cell table:formula="of:=PERFORMANCE([.A53])" office:value-type="float" office:value="-70.7478681645602">
            <text:p>-70.747868164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00001371">
            <text:p>0.000001371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513968">
            <text:p>0.513968</text:p>
          </table:table-cell>
          <table:table-cell/>
          <table:table-cell table:formula="of:=[.E54]/8" office:value-type="float" office:value="0.064246">
            <text:p>0.064246</text:p>
          </table:table-cell>
          <table:table-cell/>
          <table:table-cell table:formula="of:=EXECTIME([.A54])" office:value-type="float" office:value="0.40791147265625">
            <text:p>0.4079114727</text:p>
          </table:table-cell>
          <table:table-cell table:number-columns-repeated="2"/>
          <table:table-cell table:formula="of:=PERFORMANCE([.A54])" office:value-type="float" office:value="-59.8414641060474">
            <text:p>-59.84146410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0001372">
            <text:p>0.000001372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34548">
            <text:p>0.34548</text:p>
          </table:table-cell>
          <table:table-cell/>
          <table:table-cell table:formula="of:=[.E55]/8" office:value-type="float" office:value="0.043185">
            <text:p>0.043185</text:p>
          </table:table-cell>
          <table:table-cell/>
          <table:table-cell table:formula="of:=EXECTIME([.A55])" office:value-type="float" office:value="0.2610633425">
            <text:p>0.2610633425</text:p>
          </table:table-cell>
          <table:table-cell table:number-columns-repeated="2"/>
          <table:table-cell table:formula="of:=PERFORMANCE([.A55])" office:value-type="float" office:value="-48.5810971266358">
            <text:p>-48.581097126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0000138">
            <text:p>0.00000138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211693">
            <text:p>0.211693</text:p>
          </table:table-cell>
          <table:table-cell/>
          <table:table-cell table:formula="of:=[.E56]/8" office:value-type="float" office:value="0.026461625">
            <text:p>0.026461625</text:p>
          </table:table-cell>
          <table:table-cell/>
          <table:table-cell table:formula="of:=EXECTIME([.A56])" office:value-type="float" office:value="0.14684813015625">
            <text:p>0.1468481302</text:p>
          </table:table-cell>
          <table:table-cell table:number-columns-repeated="2"/>
          <table:table-cell table:formula="of:=PERFORMANCE([.A56])" office:value-type="float" office:value="-36.9667672263252">
            <text:p>-36.966767226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0001368">
            <text:p>0.000001368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108886">
            <text:p>0.108886</text:p>
          </table:table-cell>
          <table:table-cell/>
          <table:table-cell table:formula="of:=[.E57]/8" office:value-type="float" office:value="0.01361075">
            <text:p>0.01361075</text:p>
          </table:table-cell>
          <table:table-cell/>
          <table:table-cell table:formula="of:=EXECTIME([.A57])" office:value-type="float" office:value="0.065265835625">
            <text:p>0.0652658356</text:p>
          </table:table-cell>
          <table:table-cell table:number-columns-repeated="2"/>
          <table:table-cell table:formula="of:=PERFORMANCE([.A57])" office:value-type="float" office:value="-24.9984744051157">
            <text:p>-24.998474405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00001373">
            <text:p>0.000001373</text:p>
          </table:table-cell>
          <table:table-cell table:number-columns-repeated="2" office:value-type="string">
            <text:p><text:s text:c="2"/></text:p>
          </table:table-cell>
          <table:table-cell office:value-type="float" office:value="0.039302">
            <text:p>0.039302</text:p>
          </table:table-cell>
          <table:table-cell/>
          <table:table-cell table:formula="of:=[.E58]/8" office:value-type="float" office:value="0.00491275">
            <text:p>0.00491275</text:p>
          </table:table-cell>
          <table:table-cell/>
          <table:table-cell table:formula="of:=EXECTIME([.A58])" office:value-type="float" office:value="0.01631645890625">
            <text:p>0.0163164589</text:p>
          </table:table-cell>
          <table:table-cell table:number-columns-repeated="2"/>
          <table:table-cell table:formula="of:=PERFORMANCE([.A58])" office:value-type="float" office:value="-12.6762186630073">
            <text:p>-12.6762186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rdmann </meta:initial-creator>
    <meta:creation-date>2012-06-06T06:49:36</meta:creation-date>
    <dc:date>2012-08-20T14:47:16</dc:date>
    <dc:creator>Michael Erdmann</dc:creator>
    <meta:editing-duration>PT15H53M59S</meta:editing-duration>
    <meta:editing-cycles>85</meta:editing-cycles>
    <meta:generator>LibreOffice/3.5$Linux_X86_64 LibreOffice_project/350m1$Build-403</meta:generator>
    <meta:document-statistic meta:table-count="6" meta:cell-count="1850" meta:object-count="1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private iAlpha as Double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84cm" svg:height="16.936cm" xlink:href=".." xlink:type="simple" chart:class="chart:scatter" chart:style-name="ch1">
        <chart:title svg:x="8.633cm" svg:y="0.474cm" chart:style-name="ch2">
          <text:p>Execution time vs. Number of Particles</text:p>
        </chart:title>
        <chart:subtitle svg:x="8.897cm" svg:y="1.591cm" chart:style-name="ch3">
          <text:p>Cloud System (Xeon 2.7 GHz, 16 cores)</text:p>
        </chart:subtitle>
        <chart:legend chart:legend-position="end" svg:x="20.612cm" svg:y="7.173cm" style:legend-expansion="high" chart:style-name="ch4"/>
        <chart:plot-area chart:style-name="ch5" table:cell-range-address="Cloud.A21:Cloud.A39 Cloud.E22:Cloud.E38 Cloud.A74:Cloud.A74 Cloud.E75:Cloud.E91 Cloud.E40:Cloud.E53 Cloud.A2:Cloud.A2 Cloud.E3:Cloud.E19 Cloud.A55:Cloud.A55 Cloud.E56:Cloud.E72" chart:data-source-has-labels="row" svg:x="1.507cm" svg:y="2.95cm" svg:width="18.113cm" svg:height="12.667cm">
          <chartooo:coordinate-region svg:x="2.419cm" svg:y="3.15cm" svg:width="16.829cm" svg:height="11.82cm"/>
          <chart:axis chart:dimension="x" chart:name="primary-x" chart:style-name="ch6">
            <chart:title svg:x="8.508cm" svg:y="15.955cm" chart:style-name="ch7">
              <text:p>Number of particles [log(N)]</text:p>
            </chart:title>
          </chart:axis>
          <chart:axis chart:dimension="y" chart:name="primary-y" chart:style-name="ch6">
            <chart:title svg:x="0.451cm" svg:y="10.941cm" chart:style-name="ch8">
              <text:p>Execution time [log(T)]</text:p>
            </chart:title>
            <chart:grid chart:style-name="ch9" chart:class="major"/>
          </chart:axis>
          <chart:series chart:style-name="ch10" chart:values-cell-range-address="Cloud.E22:Cloud.E38" chart:label-cell-address="Cloud.A21:Cloud.A21" chart:class="chart:scatter">
            <chart:domain table:cell-range-address="Cloud.A22:Cloud.A38"/>
            <chart:data-point chart:repeated="17"/>
          </chart:series>
          <chart:series chart:style-name="ch11" chart:values-cell-range-address="Cloud.E75:Cloud.E91" chart:label-cell-address="Cloud.A74:Cloud.A74" chart:class="chart:scatter">
            <chart:domain table:cell-range-address="Cloud.A75:Cloud.A91"/>
            <chart:data-point chart:repeated="17"/>
          </chart:series>
          <chart:series chart:style-name="ch12" chart:values-cell-range-address="Cloud.E40:Cloud.E53" chart:label-cell-address="Cloud.A39:Cloud.A39" chart:class="chart:scatter">
            <chart:domain table:cell-range-address="Cloud.A40:Cloud.A53"/>
            <chart:data-point chart:repeated="14"/>
          </chart:series>
          <chart:series chart:style-name="ch13" chart:values-cell-range-address="Cloud.E3:Cloud.E19" chart:label-cell-address="Cloud.A2:Cloud.A2" chart:class="chart:scatter">
            <chart:domain table:cell-range-address="Cloud.A3:Cloud.A19"/>
            <chart:data-point chart:repeated="17"/>
          </chart:series>
          <chart:series chart:style-name="ch14" chart:values-cell-range-address="Cloud.E56:Cloud.E72" chart:label-cell-address="Cloud.A55:Cloud.A55" chart:class="chart:scatter">
            <chart:domain table:cell-range-address="Cloud.A56:Cloud.A72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sim - Scattered</text:p>
                <draw:g>
                  <svg:desc>Cloud.A21:Cloud.A2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ingle</text:p>
                <draw:g>
                  <svg:desc>Cloud.A74:Cloud.A7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 -Two stage</text:p>
                <draw:g>
                  <svg:desc>Cloud.A39:Cloud.A3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raffin – newton</text:p>
                <draw:g>
                  <svg:desc>Cloud.A2:Cloud.A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 – partitioned </text:p>
                <draw:g>
                  <svg:desc>Cloud.A55:Cloud.A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Cloud.A22:Cloud.A38</svg:desc>
                </draw:g>
              </table:table-cell>
              <table:table-cell office:value-type="float" office:value="32.715581">
                <text:p>32.715581</text:p>
                <draw:g>
                  <svg:desc>Cloud.E22:Cloud.E38</svg:desc>
                </draw:g>
              </table:table-cell>
              <table:table-cell office:value-type="float" office:value="800">
                <text:p>800</text:p>
                <draw:g>
                  <svg:desc>Cloud.A75:Cloud.A91</svg:desc>
                </draw:g>
              </table:table-cell>
              <table:table-cell office:value-type="float" office:value="75.813058">
                <text:p>75.813058</text:p>
                <draw:g>
                  <svg:desc>Cloud.E75:Cloud.E91</svg:desc>
                </draw:g>
              </table:table-cell>
              <table:table-cell office:value-type="float" office:value="800">
                <text:p>800</text:p>
                <draw:g>
                  <svg:desc>Cloud.A40:Cloud.A53</svg:desc>
                </draw:g>
              </table:table-cell>
              <table:table-cell office:value-type="float" office:value="24.122938">
                <text:p>24.122938</text:p>
                <draw:g>
                  <svg:desc>Cloud.E40:Cloud.E53</svg:desc>
                </draw:g>
              </table:table-cell>
              <table:table-cell office:value-type="float" office:value="800">
                <text:p>800</text:p>
                <draw:g>
                  <svg:desc>Cloud.A3:Cloud.A19</svg:desc>
                </draw:g>
              </table:table-cell>
              <table:table-cell office:value-type="float" office:value="30.206118">
                <text:p>30.206118</text:p>
                <draw:g>
                  <svg:desc>Cloud.E3:Cloud.E19</svg:desc>
                </draw:g>
              </table:table-cell>
              <table:table-cell office:value-type="float" office:value="800">
                <text:p>800</text:p>
                <draw:g>
                  <svg:desc>Cloud.A56:Cloud.A72</svg:desc>
                </draw:g>
              </table:table-cell>
              <table:table-cell office:value-type="float" office:value="34.507829">
                <text:p>34.507829</text:p>
                <draw:g>
                  <svg:desc>Cloud.E56:Cloud.E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25.193214">
                <text:p>25.193214</text:p>
              </table:table-cell>
              <table:table-cell office:value-type="float" office:value="700">
                <text:p>700</text:p>
              </table:table-cell>
              <table:table-cell office:value-type="float" office:value="57.98119">
                <text:p>57.98119</text:p>
              </table:table-cell>
              <table:table-cell office:value-type="float" office:value="700">
                <text:p>700</text:p>
              </table:table-cell>
              <table:table-cell office:value-type="float" office:value="18.417102">
                <text:p>18.417102</text:p>
              </table:table-cell>
              <table:table-cell office:value-type="float" office:value="700">
                <text:p>700</text:p>
              </table:table-cell>
              <table:table-cell office:value-type="float" office:value="23.093941">
                <text:p>23.093941</text:p>
              </table:table-cell>
              <table:table-cell office:value-type="float" office:value="700">
                <text:p>700</text:p>
              </table:table-cell>
              <table:table-cell office:value-type="float" office:value="26.553653">
                <text:p>26.553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18.471972">
                <text:p>18.471972</text:p>
              </table:table-cell>
              <table:table-cell office:value-type="float" office:value="600">
                <text:p>600</text:p>
              </table:table-cell>
              <table:table-cell office:value-type="float" office:value="43.386913">
                <text:p>43.386913</text:p>
              </table:table-cell>
              <table:table-cell office:value-type="float" office:value="600">
                <text:p>600</text:p>
              </table:table-cell>
              <table:table-cell office:value-type="float" office:value="13.698853">
                <text:p>13.698853</text:p>
              </table:table-cell>
              <table:table-cell office:value-type="float" office:value="600">
                <text:p>600</text:p>
              </table:table-cell>
              <table:table-cell office:value-type="float" office:value="16.627655">
                <text:p>16.627655</text:p>
              </table:table-cell>
              <table:table-cell office:value-type="float" office:value="600">
                <text:p>600</text:p>
              </table:table-cell>
              <table:table-cell office:value-type="float" office:value="18.628747">
                <text:p>18.628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2.86715">
                <text:p>12.86715</text:p>
              </table:table-cell>
              <table:table-cell office:value-type="float" office:value="500">
                <text:p>500</text:p>
              </table:table-cell>
              <table:table-cell office:value-type="float" office:value="29.567945">
                <text:p>29.567945</text:p>
              </table:table-cell>
              <table:table-cell office:value-type="float" office:value="500">
                <text:p>500</text:p>
              </table:table-cell>
              <table:table-cell office:value-type="float" office:value="9.632765">
                <text:p>9.632765</text:p>
              </table:table-cell>
              <table:table-cell office:value-type="float" office:value="500">
                <text:p>500</text:p>
              </table:table-cell>
              <table:table-cell office:value-type="float" office:value="11.562308">
                <text:p>11.562308</text:p>
              </table:table-cell>
              <table:table-cell office:value-type="float" office:value="500">
                <text:p>500</text:p>
              </table:table-cell>
              <table:table-cell office:value-type="float" office:value="13.113701">
                <text:p>13.113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7.983938">
                <text:p>7.983938</text:p>
              </table:table-cell>
              <table:table-cell office:value-type="float" office:value="400">
                <text:p>400</text:p>
              </table:table-cell>
              <table:table-cell office:value-type="float" office:value="18.777914">
                <text:p>18.777914</text:p>
              </table:table-cell>
              <table:table-cell office:value-type="float" office:value="400">
                <text:p>400</text:p>
              </table:table-cell>
              <table:table-cell office:value-type="float" office:value="6.361715">
                <text:p>6.361715</text:p>
              </table:table-cell>
              <table:table-cell office:value-type="float" office:value="400">
                <text:p>400</text:p>
              </table:table-cell>
              <table:table-cell office:value-type="float" office:value="7.479511">
                <text:p>7.479511</text:p>
              </table:table-cell>
              <table:table-cell office:value-type="float" office:value="400">
                <text:p>400</text:p>
              </table:table-cell>
              <table:table-cell office:value-type="float" office:value="8.636864">
                <text:p>8.636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4.456489">
                <text:p>4.456489</text:p>
              </table:table-cell>
              <table:table-cell office:value-type="float" office:value="300">
                <text:p>300</text:p>
              </table:table-cell>
              <table:table-cell office:value-type="float" office:value="11.007335">
                <text:p>11.007335</text:p>
              </table:table-cell>
              <table:table-cell office:value-type="float" office:value="300">
                <text:p>300</text:p>
              </table:table-cell>
              <table:table-cell office:value-type="float" office:value="3.321456">
                <text:p>3.321456</text:p>
              </table:table-cell>
              <table:table-cell office:value-type="float" office:value="300">
                <text:p>300</text:p>
              </table:table-cell>
              <table:table-cell office:value-type="float" office:value="4.14551">
                <text:p>4.14551</text:p>
              </table:table-cell>
              <table:table-cell office:value-type="float" office:value="300">
                <text:p>300</text:p>
              </table:table-cell>
              <table:table-cell office:value-type="float" office:value="4.825287">
                <text:p>4.825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935786">
                <text:p>1.935786</text:p>
              </table:table-cell>
              <table:table-cell office:value-type="float" office:value="200">
                <text:p>200</text:p>
              </table:table-cell>
              <table:table-cell office:value-type="float" office:value="4.705411">
                <text:p>4.705411</text:p>
              </table:table-cell>
              <table:table-cell office:value-type="float" office:value="200">
                <text:p>200</text:p>
              </table:table-cell>
              <table:table-cell office:value-type="float" office:value="1.634327">
                <text:p>1.634327</text:p>
              </table:table-cell>
              <table:table-cell office:value-type="float" office:value="200">
                <text:p>200</text:p>
              </table:table-cell>
              <table:table-cell office:value-type="float" office:value="2.120968">
                <text:p>2.120968</text:p>
              </table:table-cell>
              <table:table-cell office:value-type="float" office:value="200">
                <text:p>200</text:p>
              </table:table-cell>
              <table:table-cell office:value-type="float" office:value="2.100791">
                <text:p>2.100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476665">
                <text:p>0.476665</text:p>
              </table:table-cell>
              <table:table-cell office:value-type="float" office:value="100">
                <text:p>100</text:p>
              </table:table-cell>
              <table:table-cell office:value-type="float" office:value="1.190576">
                <text:p>1.190576</text:p>
              </table:table-cell>
              <table:table-cell office:value-type="float" office:value="100">
                <text:p>100</text:p>
              </table:table-cell>
              <table:table-cell office:value-type="float" office:value="0.455127">
                <text:p>0.455127</text:p>
              </table:table-cell>
              <table:table-cell office:value-type="float" office:value="100">
                <text:p>100</text:p>
              </table:table-cell>
              <table:table-cell office:value-type="float" office:value="0.958057">
                <text:p>0.958057</text:p>
              </table:table-cell>
              <table:table-cell office:value-type="float" office:value="100">
                <text:p>100</text:p>
              </table:table-cell>
              <table:table-cell office:value-type="float" office:value="0.560507">
                <text:p>0.560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396075">
                <text:p>0.396075</text:p>
              </table:table-cell>
              <table:table-cell office:value-type="float" office:value="90">
                <text:p>90</text:p>
              </table:table-cell>
              <table:table-cell office:value-type="float" office:value="0.983834">
                <text:p>0.983834</text:p>
              </table:table-cell>
              <table:table-cell office:value-type="float" office:value="90">
                <text:p>90</text:p>
              </table:table-cell>
              <table:table-cell office:value-type="float" office:value="0.397226">
                <text:p>0.397226</text:p>
              </table:table-cell>
              <table:table-cell office:value-type="float" office:value="90">
                <text:p>90</text:p>
              </table:table-cell>
              <table:table-cell office:value-type="float" office:value="0.862592">
                <text:p>0.862592</text:p>
              </table:table-cell>
              <table:table-cell office:value-type="float" office:value="90">
                <text:p>90</text:p>
              </table:table-cell>
              <table:table-cell office:value-type="float" office:value="0.437282">
                <text:p>0.437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31628">
                <text:p>0.31628</text:p>
              </table:table-cell>
              <table:table-cell office:value-type="float" office:value="80">
                <text:p>80</text:p>
              </table:table-cell>
              <table:table-cell office:value-type="float" office:value="0.767754">
                <text:p>0.767754</text:p>
              </table:table-cell>
              <table:table-cell office:value-type="float" office:value="80">
                <text:p>80</text:p>
              </table:table-cell>
              <table:table-cell office:value-type="float" office:value="0.343943">
                <text:p>0.343943</text:p>
              </table:table-cell>
              <table:table-cell office:value-type="float" office:value="80">
                <text:p>80</text:p>
              </table:table-cell>
              <table:table-cell office:value-type="float" office:value="0.82717">
                <text:p>0.82717</text:p>
              </table:table-cell>
              <table:table-cell office:value-type="float" office:value="80">
                <text:p>80</text:p>
              </table:table-cell>
              <table:table-cell office:value-type="float" office:value="0.382962">
                <text:p>0.382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270452">
                <text:p>0.270452</text:p>
              </table:table-cell>
              <table:table-cell office:value-type="float" office:value="70">
                <text:p>70</text:p>
              </table:table-cell>
              <table:table-cell office:value-type="float" office:value="0.589418">
                <text:p>0.589418</text:p>
              </table:table-cell>
              <table:table-cell office:value-type="float" office:value="70">
                <text:p>70</text:p>
              </table:table-cell>
              <table:table-cell office:value-type="float" office:value="0.302315">
                <text:p>0.302315</text:p>
              </table:table-cell>
              <table:table-cell office:value-type="float" office:value="70">
                <text:p>70</text:p>
              </table:table-cell>
              <table:table-cell office:value-type="float" office:value="0.719952">
                <text:p>0.719952</text:p>
              </table:table-cell>
              <table:table-cell office:value-type="float" office:value="70">
                <text:p>70</text:p>
              </table:table-cell>
              <table:table-cell office:value-type="float" office:value="0.285863">
                <text:p>0.285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282154">
                <text:p>0.282154</text:p>
              </table:table-cell>
              <table:table-cell office:value-type="float" office:value="60">
                <text:p>60</text:p>
              </table:table-cell>
              <table:table-cell office:value-type="float" office:value="0.462471">
                <text:p>0.462471</text:p>
              </table:table-cell>
              <table:table-cell office:value-type="float" office:value="60">
                <text:p>60</text:p>
              </table:table-cell>
              <table:table-cell office:value-type="float" office:value="0.29">
                <text:p>0.29</text:p>
              </table:table-cell>
              <table:table-cell office:value-type="float" office:value="60">
                <text:p>60</text:p>
              </table:table-cell>
              <table:table-cell office:value-type="float" office:value="0.650872">
                <text:p>0.650872</text:p>
              </table:table-cell>
              <table:table-cell office:value-type="float" office:value="60">
                <text:p>60</text:p>
              </table:table-cell>
              <table:table-cell office:value-type="float" office:value="0.212185">
                <text:p>0.212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257267">
                <text:p>0.257267</text:p>
              </table:table-cell>
              <table:table-cell office:value-type="float" office:value="50">
                <text:p>50</text:p>
              </table:table-cell>
              <table:table-cell office:value-type="float" office:value="0.347838">
                <text:p>0.347838</text:p>
              </table:table-cell>
              <table:table-cell office:value-type="float" office:value="50">
                <text:p>50</text:p>
              </table:table-cell>
              <table:table-cell office:value-type="float" office:value="0.257518">
                <text:p>0.257518</text:p>
              </table:table-cell>
              <table:table-cell office:value-type="float" office:value="50">
                <text:p>50</text:p>
              </table:table-cell>
              <table:table-cell office:value-type="float" office:value="0.53441">
                <text:p>0.53441</text:p>
              </table:table-cell>
              <table:table-cell office:value-type="float" office:value="50">
                <text:p>50</text:p>
              </table:table-cell>
              <table:table-cell office:value-type="float" office:value="0.188179">
                <text:p>0.1881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248042">
                <text:p>0.248042</text:p>
              </table:table-cell>
              <table:table-cell office:value-type="float" office:value="40">
                <text:p>40</text:p>
              </table:table-cell>
              <table:table-cell office:value-type="float" office:value="0.21233">
                <text:p>0.21233</text:p>
              </table:table-cell>
              <table:table-cell office:value-type="float" office:value="40">
                <text:p>40</text:p>
              </table:table-cell>
              <table:table-cell office:value-type="float" office:value="0.241605">
                <text:p>0.241605</text:p>
              </table:table-cell>
              <table:table-cell office:value-type="float" office:value="40">
                <text:p>40</text:p>
              </table:table-cell>
              <table:table-cell office:value-type="float" office:value="0.471841">
                <text:p>0.471841</text:p>
              </table:table-cell>
              <table:table-cell office:value-type="float" office:value="40">
                <text:p>40</text:p>
              </table:table-cell>
              <table:table-cell office:value-type="float" office:value="0.183949">
                <text:p>0.183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233965">
                <text:p>0.233965</text:p>
              </table:table-cell>
              <table:table-cell office:value-type="float" office:value="30">
                <text:p>30</text:p>
              </table:table-cell>
              <table:table-cell office:value-type="float" office:value="0.122515">
                <text:p>0.12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42877">
                <text:p>0.42877</text:p>
              </table:table-cell>
              <table:table-cell office:value-type="float" office:value="30">
                <text:p>30</text:p>
              </table:table-cell>
              <table:table-cell office:value-type="float" office:value="0.165931">
                <text:p>0.1659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88999">
                <text:p>0.188999</text:p>
              </table:table-cell>
              <table:table-cell office:value-type="float" office:value="20">
                <text:p>20</text:p>
              </table:table-cell>
              <table:table-cell office:value-type="float" office:value="0.052157">
                <text:p>0.05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0.38566">
                <text:p>0.38566</text:p>
              </table:table-cell>
              <table:table-cell office:value-type="float" office:value="20">
                <text:p>20</text:p>
              </table:table-cell>
              <table:table-cell office:value-type="float" office:value="0.164969">
                <text:p>0.1649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112756">
                <text:p>0.112756</text:p>
              </table:table-cell>
              <table:table-cell office:value-type="float" office:value="10">
                <text:p>10</text:p>
              </table:table-cell>
              <table:table-cell office:value-type="float" office:value="0.015429">
                <text:p>0.015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280155">
                <text:p>0.280155</text:p>
              </table:table-cell>
              <table:table-cell office:value-type="float" office:value="10">
                <text:p>10</text:p>
              </table:table-cell>
              <table:table-cell office:value-type="float" office:value="0.21704">
                <text:p>0.21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ort-by-x-values="tru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408cm" svg:height="20.192cm" xlink:href=".." xlink:type="simple" chart:class="chart:scatter" chart:style-name="ch1">
        <chart:title svg:x="10.483cm" svg:y="0.539cm" chart:style-name="ch2">
          <text:p>Executiontime vs. Number of Particles</text:p>
        </chart:title>
        <chart:subtitle svg:x="11.911cm" svg:y="1.721cm" chart:style-name="ch3">
          <text:p>AMD 2 Dualcore - 2.7GHz</text:p>
        </chart:subtitle>
        <chart:legend chart:legend-position="end" svg:x="24.233cm" svg:y="8.801cm" style:legend-expansion="high" chart:style-name="ch4"/>
        <chart:plot-area chart:style-name="ch5" table:cell-range-address="'Hal 2.7 Ghz'.A2:'Hal 2.7 Ghz'.A19 'Hal 2.7 Ghz'.E3:'Hal 2.7 Ghz'.E19 'Hal 2.7 Ghz'.A79:'Hal 2.7 Ghz'.A79 'Hal 2.7 Ghz'.E80:'Hal 2.7 Ghz'.E96 'Hal 2.7 Ghz'.A59:'Hal 2.7 Ghz'.A59 'Hal 2.7 Ghz'.E60:'Hal 2.7 Ghz'.E76 'Hal 2.7 Ghz'.A21:'Hal 2.7 Ghz'.A21 'Hal 2.7 Ghz'.E22:'Hal 2.7 Ghz'.E38 'Hal 2.7 Ghz'.A40:'Hal 2.7 Ghz'.A40 'Hal 2.7 Ghz'.E41:'Hal 2.7 Ghz'.E57" chart:data-source-has-labels="row" svg:x="0.791cm" svg:y="1.487cm" svg:width="23.209cm" svg:height="17.175cm">
          <chartooo:coordinate-region svg:x="1.703cm" svg:y="1.687cm" svg:width="21.925cm" svg:height="16.328cm"/>
          <chart:axis chart:dimension="x" chart:name="primary-x" chart:style-name="ch6">
            <chart:title svg:x="10.327cm" svg:y="19.065cm" chart:style-name="ch7">
              <text:p>Number of Particles [log(N)]</text:p>
            </chart:title>
          </chart:axis>
          <chart:axis chart:dimension="y" chart:name="primary-y" chart:style-name="ch6">
            <chart:title svg:x="0cm" svg:y="11.785cm" chart:style-name="ch8">
              <text:p>Execution Time [log(T)]</text:p>
            </chart:title>
            <chart:grid chart:style-name="ch9" chart:class="major"/>
          </chart:axis>
          <chart:series chart:style-name="ch10" chart:values-cell-range-address="'Hal 2.7 Ghz'.E3:'Hal 2.7 Ghz'.E19" chart:label-cell-address="'Hal 2.7 Ghz'.A2:'Hal 2.7 Ghz'.A2" chart:class="chart:scatter">
            <chart:domain table:cell-range-address="'Hal 2.7 Ghz'.A3:'Hal 2.7 Ghz'.A19"/>
            <chart:data-point chart:repeated="17"/>
          </chart:series>
          <chart:series chart:style-name="ch11" chart:values-cell-range-address="'Hal 2.7 Ghz'.E80:'Hal 2.7 Ghz'.E96" chart:label-cell-address="'Hal 2.7 Ghz'.A79:'Hal 2.7 Ghz'.A79" chart:class="chart:scatter">
            <chart:domain table:cell-range-address="'Hal 2.7 Ghz'.A80:'Hal 2.7 Ghz'.A96"/>
            <chart:data-point chart:repeated="17"/>
          </chart:series>
          <chart:series chart:style-name="ch12" chart:values-cell-range-address="'Hal 2.7 Ghz'.E60:'Hal 2.7 Ghz'.E76" chart:label-cell-address="'Hal 2.7 Ghz'.A59:'Hal 2.7 Ghz'.A59" chart:class="chart:scatter">
            <chart:domain table:cell-range-address="'Hal 2.7 Ghz'.A60:'Hal 2.7 Ghz'.A76"/>
            <chart:data-point chart:repeated="17"/>
          </chart:series>
          <chart:series chart:style-name="ch13" chart:values-cell-range-address="'Hal 2.7 Ghz'.E22:'Hal 2.7 Ghz'.E38" chart:label-cell-address="'Hal 2.7 Ghz'.A21:'Hal 2.7 Ghz'.A21" chart:class="chart:scatter">
            <chart:domain table:cell-range-address="'Hal 2.7 Ghz'.A22:'Hal 2.7 Ghz'.A38"/>
            <chart:data-point chart:repeated="17"/>
          </chart:series>
          <chart:series chart:style-name="ch14" chart:values-cell-range-address="'Hal 2.7 Ghz'.E41:'Hal 2.7 Ghz'.E57" chart:label-cell-address="'Hal 2.7 Ghz'.A40:'Hal 2.7 Ghz'.A40" chart:class="chart:scatter">
            <chart:domain table:cell-range-address="'Hal 2.7 Ghz'.A41:'Hal 2.7 Ghz'.A57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sim – Partitioned</text:p>
                <draw:g>
                  <svg:desc>'Hal 2.7 Ghz'.A2:'Hal 2.7 Ghz'.A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raffine </text:p>
                <draw:g>
                  <svg:desc>'Hal 2.7 Ghz'.A79:'Hal 2.7 Ghz'.A7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ingle</text:p>
                <draw:g>
                  <svg:desc>'Hal 2.7 Ghz'.A59:'Hal 2.7 Ghz'.A5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 – scattered</text:p>
                <draw:g>
                  <svg:desc>'Hal 2.7 Ghz'.A21:'Hal 2.7 Ghz'.A2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 - twostage</text:p>
                <draw:g>
                  <svg:desc>'Hal 2.7 Ghz'.A40:'Hal 2.7 Ghz'.A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'Hal 2.7 Ghz'.A3:'Hal 2.7 Ghz'.A19</svg:desc>
                </draw:g>
              </table:table-cell>
              <table:table-cell office:value-type="float" office:value="41.515757">
                <text:p>41.515757</text:p>
                <draw:g>
                  <svg:desc>'Hal 2.7 Ghz'.E3:'Hal 2.7 Ghz'.E19</svg:desc>
                </draw:g>
              </table:table-cell>
              <table:table-cell office:value-type="float" office:value="800">
                <text:p>800</text:p>
                <draw:g>
                  <svg:desc>'Hal 2.7 Ghz'.A80:'Hal 2.7 Ghz'.A96</svg:desc>
                </draw:g>
              </table:table-cell>
              <table:table-cell office:value-type="float" office:value="37.059401">
                <text:p>37.059401</text:p>
                <draw:g>
                  <svg:desc>'Hal 2.7 Ghz'.E80:'Hal 2.7 Ghz'.E96</svg:desc>
                </draw:g>
              </table:table-cell>
              <table:table-cell office:value-type="float" office:value="800">
                <text:p>800</text:p>
                <draw:g>
                  <svg:desc>'Hal 2.7 Ghz'.A60:'Hal 2.7 Ghz'.A76</svg:desc>
                </draw:g>
              </table:table-cell>
              <table:table-cell office:value-type="float" office:value="78.886355">
                <text:p>78.886355</text:p>
                <draw:g>
                  <svg:desc>'Hal 2.7 Ghz'.E60:'Hal 2.7 Ghz'.E76</svg:desc>
                </draw:g>
              </table:table-cell>
              <table:table-cell office:value-type="float" office:value="800">
                <text:p>800</text:p>
                <draw:g>
                  <svg:desc>'Hal 2.7 Ghz'.A22:'Hal 2.7 Ghz'.A38</svg:desc>
                </draw:g>
              </table:table-cell>
              <table:table-cell office:value-type="float" office:value="41.598635">
                <text:p>41.598635</text:p>
                <draw:g>
                  <svg:desc>'Hal 2.7 Ghz'.E22:'Hal 2.7 Ghz'.E38</svg:desc>
                </draw:g>
              </table:table-cell>
              <table:table-cell office:value-type="float" office:value="800">
                <text:p>800</text:p>
                <draw:g>
                  <svg:desc>'Hal 2.7 Ghz'.A41:'Hal 2.7 Ghz'.A57</svg:desc>
                </draw:g>
              </table:table-cell>
              <table:table-cell office:value-type="float" office:value="53.803858">
                <text:p>53.803858</text:p>
                <draw:g>
                  <svg:desc>'Hal 2.7 Ghz'.E41:'Hal 2.7 Ghz'.E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31.919279">
                <text:p>31.919279</text:p>
              </table:table-cell>
              <table:table-cell office:value-type="float" office:value="700">
                <text:p>700</text:p>
              </table:table-cell>
              <table:table-cell office:value-type="float" office:value="31.183758">
                <text:p>31.183758</text:p>
              </table:table-cell>
              <table:table-cell office:value-type="float" office:value="700">
                <text:p>700</text:p>
              </table:table-cell>
              <table:table-cell office:value-type="float" office:value="60.089421">
                <text:p>60.089421</text:p>
              </table:table-cell>
              <table:table-cell office:value-type="float" office:value="700">
                <text:p>700</text:p>
              </table:table-cell>
              <table:table-cell office:value-type="float" office:value="31.901442">
                <text:p>31.901442</text:p>
              </table:table-cell>
              <table:table-cell office:value-type="float" office:value="700">
                <text:p>700</text:p>
              </table:table-cell>
              <table:table-cell office:value-type="float" office:value="46.309823">
                <text:p>46.309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23.604398">
                <text:p>23.604398</text:p>
              </table:table-cell>
              <table:table-cell office:value-type="float" office:value="600">
                <text:p>600</text:p>
              </table:table-cell>
              <table:table-cell office:value-type="float" office:value="20.107065">
                <text:p>20.107065</text:p>
              </table:table-cell>
              <table:table-cell office:value-type="float" office:value="600">
                <text:p>600</text:p>
              </table:table-cell>
              <table:table-cell office:value-type="float" office:value="44.1815">
                <text:p>44.1815</text:p>
              </table:table-cell>
              <table:table-cell office:value-type="float" office:value="600">
                <text:p>600</text:p>
              </table:table-cell>
              <table:table-cell office:value-type="float" office:value="23.496079">
                <text:p>23.496079</text:p>
              </table:table-cell>
              <table:table-cell office:value-type="float" office:value="600">
                <text:p>600</text:p>
              </table:table-cell>
              <table:table-cell office:value-type="float" office:value="34.348857">
                <text:p>34.348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6.404617">
                <text:p>16.404617</text:p>
              </table:table-cell>
              <table:table-cell office:value-type="float" office:value="500">
                <text:p>500</text:p>
              </table:table-cell>
              <table:table-cell office:value-type="float" office:value="16.453983">
                <text:p>16.453983</text:p>
              </table:table-cell>
              <table:table-cell office:value-type="float" office:value="500">
                <text:p>500</text:p>
              </table:table-cell>
              <table:table-cell office:value-type="float" office:value="30.543486">
                <text:p>30.543486</text:p>
              </table:table-cell>
              <table:table-cell office:value-type="float" office:value="500">
                <text:p>500</text:p>
              </table:table-cell>
              <table:table-cell office:value-type="float" office:value="16.737835">
                <text:p>16.737835</text:p>
              </table:table-cell>
              <table:table-cell office:value-type="float" office:value="500">
                <text:p>500</text:p>
              </table:table-cell>
              <table:table-cell office:value-type="float" office:value="18.092476">
                <text:p>18.092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0.596864">
                <text:p>10.596864</text:p>
              </table:table-cell>
              <table:table-cell office:value-type="float" office:value="400">
                <text:p>400</text:p>
              </table:table-cell>
              <table:table-cell office:value-type="float" office:value="9.210886">
                <text:p>9.210886</text:p>
              </table:table-cell>
              <table:table-cell office:value-type="float" office:value="400">
                <text:p>400</text:p>
              </table:table-cell>
              <table:table-cell office:value-type="float" office:value="19.354417">
                <text:p>19.354417</text:p>
              </table:table-cell>
              <table:table-cell office:value-type="float" office:value="400">
                <text:p>400</text:p>
              </table:table-cell>
              <table:table-cell office:value-type="float" office:value="10.628567">
                <text:p>10.628567</text:p>
              </table:table-cell>
              <table:table-cell office:value-type="float" office:value="400">
                <text:p>400</text:p>
              </table:table-cell>
              <table:table-cell office:value-type="float" office:value="10.737471">
                <text:p>10.737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5.998558">
                <text:p>5.998558</text:p>
              </table:table-cell>
              <table:table-cell office:value-type="float" office:value="300">
                <text:p>300</text:p>
              </table:table-cell>
              <table:table-cell office:value-type="float" office:value="5.977963">
                <text:p>5.977963</text:p>
              </table:table-cell>
              <table:table-cell office:value-type="float" office:value="300">
                <text:p>300</text:p>
              </table:table-cell>
              <table:table-cell office:value-type="float" office:value="11.089174">
                <text:p>11.089174</text:p>
              </table:table-cell>
              <table:table-cell office:value-type="float" office:value="300">
                <text:p>300</text:p>
              </table:table-cell>
              <table:table-cell office:value-type="float" office:value="5.980318">
                <text:p>5.980318</text:p>
              </table:table-cell>
              <table:table-cell office:value-type="float" office:value="300">
                <text:p>300</text:p>
              </table:table-cell>
              <table:table-cell office:value-type="float" office:value="6.170503">
                <text:p>6.1705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.724265">
                <text:p>2.724265</text:p>
              </table:table-cell>
              <table:table-cell office:value-type="float" office:value="200">
                <text:p>200</text:p>
              </table:table-cell>
              <table:table-cell office:value-type="float" office:value="2.386443">
                <text:p>2.386443</text:p>
              </table:table-cell>
              <table:table-cell office:value-type="float" office:value="200">
                <text:p>200</text:p>
              </table:table-cell>
              <table:table-cell office:value-type="float" office:value="4.980067">
                <text:p>4.980067</text:p>
              </table:table-cell>
              <table:table-cell office:value-type="float" office:value="200">
                <text:p>200</text:p>
              </table:table-cell>
              <table:table-cell office:value-type="float" office:value="2.7226">
                <text:p>2.7226</text:p>
              </table:table-cell>
              <table:table-cell office:value-type="float" office:value="200">
                <text:p>200</text:p>
              </table:table-cell>
              <table:table-cell office:value-type="float" office:value="3.118134">
                <text:p>3.118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757946">
                <text:p>0.757946</text:p>
              </table:table-cell>
              <table:table-cell office:value-type="float" office:value="100">
                <text:p>100</text:p>
              </table:table-cell>
              <table:table-cell office:value-type="float" office:value="0.826112">
                <text:p>0.826112</text:p>
              </table:table-cell>
              <table:table-cell office:value-type="float" office:value="100">
                <text:p>100</text:p>
              </table:table-cell>
              <table:table-cell office:value-type="float" office:value="1.249389">
                <text:p>1.249389</text:p>
              </table:table-cell>
              <table:table-cell office:value-type="float" office:value="100">
                <text:p>100</text:p>
              </table:table-cell>
              <table:table-cell office:value-type="float" office:value="0.739569">
                <text:p>0.739569</text:p>
              </table:table-cell>
              <table:table-cell office:value-type="float" office:value="100">
                <text:p>100</text:p>
              </table:table-cell>
              <table:table-cell office:value-type="float" office:value="1.132756">
                <text:p>1.132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641088">
                <text:p>0.641088</text:p>
              </table:table-cell>
              <table:table-cell office:value-type="float" office:value="90">
                <text:p>90</text:p>
              </table:table-cell>
              <table:table-cell office:value-type="float" office:value="0.731183">
                <text:p>0.731183</text:p>
              </table:table-cell>
              <table:table-cell office:value-type="float" office:value="90">
                <text:p>90</text:p>
              </table:table-cell>
              <table:table-cell office:value-type="float" office:value="1.014531">
                <text:p>1.014531</text:p>
              </table:table-cell>
              <table:table-cell office:value-type="float" office:value="90">
                <text:p>90</text:p>
              </table:table-cell>
              <table:table-cell office:value-type="float" office:value="0.621848">
                <text:p>0.621848</text:p>
              </table:table-cell>
              <table:table-cell office:value-type="float" office:value="90">
                <text:p>90</text:p>
              </table:table-cell>
              <table:table-cell office:value-type="float" office:value="0.720326">
                <text:p>0.7203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52524">
                <text:p>0.52524</text:p>
              </table:table-cell>
              <table:table-cell office:value-type="float" office:value="80">
                <text:p>80</text:p>
              </table:table-cell>
              <table:table-cell office:value-type="float" office:value="0.525439">
                <text:p>0.525439</text:p>
              </table:table-cell>
              <table:table-cell office:value-type="float" office:value="80">
                <text:p>80</text:p>
              </table:table-cell>
              <table:table-cell office:value-type="float" office:value="0.808105">
                <text:p>0.808105</text:p>
              </table:table-cell>
              <table:table-cell office:value-type="float" office:value="80">
                <text:p>80</text:p>
              </table:table-cell>
              <table:table-cell office:value-type="float" office:value="0.536592">
                <text:p>0.536592</text:p>
              </table:table-cell>
              <table:table-cell office:value-type="float" office:value="80">
                <text:p>80</text:p>
              </table:table-cell>
              <table:table-cell office:value-type="float" office:value="0.569559">
                <text:p>0.569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388918">
                <text:p>0.388918</text:p>
              </table:table-cell>
              <table:table-cell office:value-type="float" office:value="70">
                <text:p>70</text:p>
              </table:table-cell>
              <table:table-cell office:value-type="float" office:value="0.472212">
                <text:p>0.472212</text:p>
              </table:table-cell>
              <table:table-cell office:value-type="float" office:value="70">
                <text:p>70</text:p>
              </table:table-cell>
              <table:table-cell office:value-type="float" office:value="0.626148">
                <text:p>0.626148</text:p>
              </table:table-cell>
              <table:table-cell office:value-type="float" office:value="70">
                <text:p>70</text:p>
              </table:table-cell>
              <table:table-cell office:value-type="float" office:value="0.387006">
                <text:p>0.387006</text:p>
              </table:table-cell>
              <table:table-cell office:value-type="float" office:value="70">
                <text:p>70</text:p>
              </table:table-cell>
              <table:table-cell office:value-type="float" office:value="0.676368">
                <text:p>0.676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339367">
                <text:p>0.339367</text:p>
              </table:table-cell>
              <table:table-cell office:value-type="float" office:value="60">
                <text:p>60</text:p>
              </table:table-cell>
              <table:table-cell office:value-type="float" office:value="0.348044">
                <text:p>0.348044</text:p>
              </table:table-cell>
              <table:table-cell office:value-type="float" office:value="60">
                <text:p>60</text:p>
              </table:table-cell>
              <table:table-cell office:value-type="float" office:value="0.45093">
                <text:p>0.45093</text:p>
              </table:table-cell>
              <table:table-cell office:value-type="float" office:value="60">
                <text:p>60</text:p>
              </table:table-cell>
              <table:table-cell office:value-type="float" office:value="0.298502">
                <text:p>0.298502</text:p>
              </table:table-cell>
              <table:table-cell office:value-type="float" office:value="60">
                <text:p>60</text:p>
              </table:table-cell>
              <table:table-cell office:value-type="float" office:value="0.414511">
                <text:p>0.414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24896">
                <text:p>0.24896</text:p>
              </table:table-cell>
              <table:table-cell office:value-type="float" office:value="50">
                <text:p>50</text:p>
              </table:table-cell>
              <table:table-cell office:value-type="float" office:value="0.298906">
                <text:p>0.298906</text:p>
              </table:table-cell>
              <table:table-cell office:value-type="float" office:value="50">
                <text:p>50</text:p>
              </table:table-cell>
              <table:table-cell office:value-type="float" office:value="0.320751">
                <text:p>0.320751</text:p>
              </table:table-cell>
              <table:table-cell office:value-type="float" office:value="50">
                <text:p>50</text:p>
              </table:table-cell>
              <table:table-cell office:value-type="float" office:value="0.237759">
                <text:p>0.237759</text:p>
              </table:table-cell>
              <table:table-cell office:value-type="float" office:value="50">
                <text:p>50</text:p>
              </table:table-cell>
              <table:table-cell office:value-type="float" office:value="0.317237">
                <text:p>0.317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157565">
                <text:p>0.157565</text:p>
              </table:table-cell>
              <table:table-cell office:value-type="float" office:value="40">
                <text:p>40</text:p>
              </table:table-cell>
              <table:table-cell office:value-type="float" office:value="0.194762">
                <text:p>0.194762</text:p>
              </table:table-cell>
              <table:table-cell office:value-type="float" office:value="40">
                <text:p>40</text:p>
              </table:table-cell>
              <table:table-cell office:value-type="float" office:value="0.210338">
                <text:p>0.210338</text:p>
              </table:table-cell>
              <table:table-cell office:value-type="float" office:value="40">
                <text:p>40</text:p>
              </table:table-cell>
              <table:table-cell office:value-type="float" office:value="0.192587">
                <text:p>0.192587</text:p>
              </table:table-cell>
              <table:table-cell office:value-type="float" office:value="40">
                <text:p>40</text:p>
              </table:table-cell>
              <table:table-cell office:value-type="float" office:value="0.203147">
                <text:p>0.203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135033">
                <text:p>0.135033</text:p>
              </table:table-cell>
              <table:table-cell office:value-type="float" office:value="30">
                <text:p>30</text:p>
              </table:table-cell>
              <table:table-cell office:value-type="float" office:value="0.126868">
                <text:p>0.126868</text:p>
              </table:table-cell>
              <table:table-cell office:value-type="float" office:value="30">
                <text:p>30</text:p>
              </table:table-cell>
              <table:table-cell office:value-type="float" office:value="0.123526">
                <text:p>0.123526</text:p>
              </table:table-cell>
              <table:table-cell office:value-type="float" office:value="30">
                <text:p>30</text:p>
              </table:table-cell>
              <table:table-cell office:value-type="float" office:value="0.10698">
                <text:p>0.10698</text:p>
              </table:table-cell>
              <table:table-cell office:value-type="float" office:value="30">
                <text:p>30</text:p>
              </table:table-cell>
              <table:table-cell office:value-type="float" office:value="0.153936">
                <text:p>0.153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92784">
                <text:p>0.092784</text:p>
              </table:table-cell>
              <table:table-cell office:value-type="float" office:value="20">
                <text:p>20</text:p>
              </table:table-cell>
              <table:table-cell office:value-type="float" office:value="0.080805">
                <text:p>0.080805</text:p>
              </table:table-cell>
              <table:table-cell office:value-type="float" office:value="20">
                <text:p>20</text:p>
              </table:table-cell>
              <table:table-cell office:value-type="float" office:value="0.05685">
                <text:p>0.05685</text:p>
              </table:table-cell>
              <table:table-cell office:value-type="float" office:value="20">
                <text:p>20</text:p>
              </table:table-cell>
              <table:table-cell office:value-type="float" office:value="0.089014">
                <text:p>0.089014</text:p>
              </table:table-cell>
              <table:table-cell office:value-type="float" office:value="20">
                <text:p>20</text:p>
              </table:table-cell>
              <table:table-cell office:value-type="float" office:value="0.096618">
                <text:p>0.096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46799">
                <text:p>0.046799</text:p>
              </table:table-cell>
              <table:table-cell office:value-type="float" office:value="10">
                <text:p>10</text:p>
              </table:table-cell>
              <table:table-cell office:value-type="float" office:value="0.046569">
                <text:p>0.046569</text:p>
              </table:table-cell>
              <table:table-cell office:value-type="float" office:value="10">
                <text:p>10</text:p>
              </table:table-cell>
              <table:table-cell office:value-type="float" office:value="0.018711">
                <text:p>0.018711</text:p>
              </table:table-cell>
              <table:table-cell office:value-type="float" office:value="10">
                <text:p>10</text:p>
              </table:table-cell>
              <table:table-cell office:value-type="float" office:value="0.051605">
                <text:p>0.051605</text:p>
              </table:table-cell>
              <table:table-cell office:value-type="float" office:value="10">
                <text:p>10</text:p>
              </table:table-cell>
              <table:table-cell office:value-type="float" office:value="0.064918">
                <text:p>0.0649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025cm" svg:height="14.827cm" xlink:href=".." xlink:type="simple" chart:class="chart:scatter" chart:style-name="ch1">
        <chart:legend chart:legend-position="end" svg:x="19.49cm" svg:y="7.114cm" style:legend-expansion="high" chart:style-name="ch2"/>
        <chart:plot-area chart:style-name="ch3" table:cell-range-address="null.A6:null.A23 null.E7:null.E23" chart:data-source-has-labels="row" svg:x="0.89cm" svg:y="1.319cm" svg:width="17.72cm" svg:height="12.792cm">
          <chartooo:coordinate-region svg:x="1.988cm" svg:y="1.518cm" svg:width="16.342cm" svg:height="11.9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ull.E7:null.E23" chart:label-cell-address="null.A6:null.A6" chart:class="chart:scatter">
            <chart:domain table:cell-range-address="null.A7:null.A23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in load</text:p>
                <draw:g>
                  <svg:desc>null.A6:null.A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null.A7:null.A23</svg:desc>
                </draw:g>
              </table:table-cell>
              <table:table-cell office:value-type="float" office:value="0.046564">
                <text:p>0.046564</text:p>
                <draw:g>
                  <svg:desc>null.E7:null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0.037621">
                <text:p>0.037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0.035443">
                <text:p>0.0354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28185">
                <text:p>0.028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024455">
                <text:p>0.0244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020274">
                <text:p>0.0202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0.016628">
                <text:p>0.016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01261">
                <text:p>0.012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12295">
                <text:p>0.0122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011734">
                <text:p>0.0117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010916">
                <text:p>0.010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010212">
                <text:p>0.010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10046">
                <text:p>0.010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009709">
                <text:p>0.009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009301">
                <text:p>0.009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0895">
                <text:p>0.008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08369">
                <text:p>0.0083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6.959cm" svg:height="17.997cm" xlink:href=".." xlink:type="simple" chart:class="chart:scatter" chart:style-name="ch1">
        <chart:title svg:x="9.744cm" svg:y="0.495cm" chart:style-name="ch2">
          <text:p>Execution time vs. number of particles</text:p>
        </chart:title>
        <chart:subtitle svg:x="11.12cm" svg:y="1.633cm" chart:style-name="ch3">
          <text:p>2x 2GHz dualcore Opteron</text:p>
        </chart:subtitle>
        <chart:legend chart:legend-position="end" svg:x="22.81cm" svg:y="7.703cm" style:legend-expansion="high" chart:style-name="ch4"/>
        <chart:plot-area chart:style-name="ch5" table:cell-range-address="Cyclope.A3:Cyclope.A20 Cyclope.E4:Cyclope.E20 Cyclope.A80:Cyclope.A80 Cyclope.E81:Cyclope.E97 Cyclope.A60:Cyclope.A60 Cyclope.E61:Cyclope.E77 Cyclope.A22:Cyclope.A22 Cyclope.E23:Cyclope.E39 Cyclope.A41:Cyclope.A41 Cyclope.E42:Cyclope.E58" chart:data-source-has-labels="row" svg:x="1.55cm" svg:y="3.034cm" svg:width="20.182cm" svg:height="13.623cm">
          <chartooo:coordinate-region svg:x="2.542cm" svg:y="3.234cm" svg:width="18.818cm" svg:height="12.776cm"/>
          <chart:axis chart:dimension="x" chart:name="primary-x" chart:style-name="ch6">
            <chart:title svg:x="9.586cm" svg:y="17.016cm" chart:style-name="ch7">
              <text:p>Number of particles [log(N)]</text:p>
            </chart:title>
          </chart:axis>
          <chart:axis chart:dimension="y" chart:name="primary-y" chart:style-name="ch6">
            <chart:title svg:x="0.451cm" svg:y="11.675cm" chart:style-name="ch8">
              <text:p>Execution time [log(sec)]</text:p>
            </chart:title>
            <chart:grid chart:style-name="ch9" chart:class="major"/>
          </chart:axis>
          <chart:series chart:style-name="ch10" chart:values-cell-range-address="Cyclope.E4:Cyclope.E20" chart:label-cell-address="Cyclope.A3:Cyclope.A3" chart:class="chart:scatter">
            <chart:domain table:cell-range-address="Cyclope.A4:Cyclope.A20"/>
            <chart:data-point chart:repeated="17"/>
          </chart:series>
          <chart:series chart:style-name="ch11" chart:values-cell-range-address="Cyclope.E81:Cyclope.E97" chart:label-cell-address="Cyclope.A80:Cyclope.A80" chart:class="chart:scatter">
            <chart:domain table:cell-range-address="Cyclope.A81:Cyclope.A97"/>
            <chart:data-point chart:repeated="17"/>
          </chart:series>
          <chart:series chart:style-name="ch12" chart:values-cell-range-address="Cyclope.E61:Cyclope.E77" chart:label-cell-address="Cyclope.A60:Cyclope.A60" chart:class="chart:scatter">
            <chart:domain table:cell-range-address="Cyclope.A61:Cyclope.A77"/>
            <chart:data-point chart:repeated="17"/>
          </chart:series>
          <chart:series chart:style-name="ch13" chart:values-cell-range-address="Cyclope.E23:Cyclope.E39" chart:label-cell-address="Cyclope.A22:Cyclope.A22" chart:class="chart:scatter">
            <chart:domain table:cell-range-address="Cyclope.A23:Cyclope.A39"/>
            <chart:data-point chart:repeated="17"/>
          </chart:series>
          <chart:series chart:style-name="ch14" chart:values-cell-range-address="Cyclope.E42:Cyclope.E58" chart:label-cell-address="Cyclope.A41:Cyclope.A41" chart:class="chart:scatter">
            <chart:domain table:cell-range-address="Cyclope.A42:Cyclope.A58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sim -partinioned</text:p>
                <draw:g>
                  <svg:desc>Cyclope.A3:Cyclope.A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ingle</text:p>
                <draw:g>
                  <svg:desc>Cyclope.A80:Cyclope.A8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raffine – newton</text:p>
                <draw:g>
                  <svg:desc>Cyclope.A60:Cyclope.A6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 – twostage</text:p>
                <draw:g>
                  <svg:desc>Cyclope.A22:Cyclope.A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 – Scattered</text:p>
                <draw:g>
                  <svg:desc>Cyclope.A41:Cyclope.A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Cyclope.A4:Cyclope.A20</svg:desc>
                </draw:g>
              </table:table-cell>
              <table:table-cell office:value-type="float" office:value="70.581114">
                <text:p>70.581114</text:p>
                <draw:g>
                  <svg:desc>Cyclope.E4:Cyclope.E20</svg:desc>
                </draw:g>
              </table:table-cell>
              <table:table-cell office:value-type="float" office:value="800">
                <text:p>800</text:p>
                <draw:g>
                  <svg:desc>Cyclope.A81:Cyclope.A97</svg:desc>
                </draw:g>
              </table:table-cell>
              <table:table-cell office:value-type="float" office:value="128.287942">
                <text:p>128.287942</text:p>
                <draw:g>
                  <svg:desc>Cyclope.E81:Cyclope.E97</svg:desc>
                </draw:g>
              </table:table-cell>
              <table:table-cell office:value-type="float" office:value="800">
                <text:p>800</text:p>
                <draw:g>
                  <svg:desc>Cyclope.A61:Cyclope.A77</svg:desc>
                </draw:g>
              </table:table-cell>
              <table:table-cell office:value-type="float" office:value="37.453126">
                <text:p>37.453126</text:p>
                <draw:g>
                  <svg:desc>Cyclope.E61:Cyclope.E77</svg:desc>
                </draw:g>
              </table:table-cell>
              <table:table-cell office:value-type="float" office:value="800">
                <text:p>800</text:p>
                <draw:g>
                  <svg:desc>Cyclope.A23:Cyclope.A39</svg:desc>
                </draw:g>
              </table:table-cell>
              <table:table-cell office:value-type="float" office:value="42.137876">
                <text:p>42.137876</text:p>
                <draw:g>
                  <svg:desc>Cyclope.E23:Cyclope.E39</svg:desc>
                </draw:g>
              </table:table-cell>
              <table:table-cell office:value-type="float" office:value="800">
                <text:p>800</text:p>
                <draw:g>
                  <svg:desc>Cyclope.A42:Cyclope.A58</svg:desc>
                </draw:g>
              </table:table-cell>
              <table:table-cell office:value-type="float" office:value="41.932638">
                <text:p>41.932638</text:p>
                <draw:g>
                  <svg:desc>Cyclope.E42:Cyclope.E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54.056178">
                <text:p>54.056178</text:p>
              </table:table-cell>
              <table:table-cell office:value-type="float" office:value="700">
                <text:p>700</text:p>
              </table:table-cell>
              <table:table-cell office:value-type="float" office:value="98.346711">
                <text:p>98.346711</text:p>
              </table:table-cell>
              <table:table-cell office:value-type="float" office:value="700">
                <text:p>700</text:p>
              </table:table-cell>
              <table:table-cell office:value-type="float" office:value="34.692237">
                <text:p>34.692237</text:p>
              </table:table-cell>
              <table:table-cell office:value-type="float" office:value="700">
                <text:p>700</text:p>
              </table:table-cell>
              <table:table-cell office:value-type="float" office:value="36.500547">
                <text:p>36.500547</text:p>
              </table:table-cell>
              <table:table-cell office:value-type="float" office:value="700">
                <text:p>700</text:p>
              </table:table-cell>
              <table:table-cell office:value-type="float" office:value="32.044284">
                <text:p>32.044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39.772331">
                <text:p>39.772331</text:p>
              </table:table-cell>
              <table:table-cell office:value-type="float" office:value="600">
                <text:p>600</text:p>
              </table:table-cell>
              <table:table-cell office:value-type="float" office:value="72.4381">
                <text:p>72.4381</text:p>
              </table:table-cell>
              <table:table-cell office:value-type="float" office:value="600">
                <text:p>600</text:p>
              </table:table-cell>
              <table:table-cell office:value-type="float" office:value="27.391837">
                <text:p>27.391837</text:p>
              </table:table-cell>
              <table:table-cell office:value-type="float" office:value="600">
                <text:p>600</text:p>
              </table:table-cell>
              <table:table-cell office:value-type="float" office:value="31.954338">
                <text:p>31.954338</text:p>
              </table:table-cell>
              <table:table-cell office:value-type="float" office:value="600">
                <text:p>600</text:p>
              </table:table-cell>
              <table:table-cell office:value-type="float" office:value="23.606791">
                <text:p>23.606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41.565863">
                <text:p>41.565863</text:p>
              </table:table-cell>
              <table:table-cell office:value-type="float" office:value="500">
                <text:p>500</text:p>
              </table:table-cell>
              <table:table-cell office:value-type="float" office:value="50.538089">
                <text:p>50.538089</text:p>
              </table:table-cell>
              <table:table-cell office:value-type="float" office:value="500">
                <text:p>500</text:p>
              </table:table-cell>
              <table:table-cell office:value-type="float" office:value="19.664417">
                <text:p>19.664417</text:p>
              </table:table-cell>
              <table:table-cell office:value-type="float" office:value="500">
                <text:p>500</text:p>
              </table:table-cell>
              <table:table-cell office:value-type="float" office:value="24.356009">
                <text:p>24.356009</text:p>
              </table:table-cell>
              <table:table-cell office:value-type="float" office:value="500">
                <text:p>500</text:p>
              </table:table-cell>
              <table:table-cell office:value-type="float" office:value="16.455705">
                <text:p>16.455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6.716284">
                <text:p>26.716284</text:p>
              </table:table-cell>
              <table:table-cell office:value-type="float" office:value="400">
                <text:p>400</text:p>
              </table:table-cell>
              <table:table-cell office:value-type="float" office:value="32.759306">
                <text:p>32.759306</text:p>
              </table:table-cell>
              <table:table-cell office:value-type="float" office:value="400">
                <text:p>400</text:p>
              </table:table-cell>
              <table:table-cell office:value-type="float" office:value="13.08945">
                <text:p>13.08945</text:p>
              </table:table-cell>
              <table:table-cell office:value-type="float" office:value="400">
                <text:p>400</text:p>
              </table:table-cell>
              <table:table-cell office:value-type="float" office:value="11.452916">
                <text:p>11.452916</text:p>
              </table:table-cell>
              <table:table-cell office:value-type="float" office:value="400">
                <text:p>400</text:p>
              </table:table-cell>
              <table:table-cell office:value-type="float" office:value="10.733603">
                <text:p>10.733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0.019019">
                <text:p>10.019019</text:p>
              </table:table-cell>
              <table:table-cell office:value-type="float" office:value="300">
                <text:p>300</text:p>
              </table:table-cell>
              <table:table-cell office:value-type="float" office:value="18.488176">
                <text:p>18.488176</text:p>
              </table:table-cell>
              <table:table-cell office:value-type="float" office:value="300">
                <text:p>300</text:p>
              </table:table-cell>
              <table:table-cell office:value-type="float" office:value="7.640485">
                <text:p>7.640485</text:p>
              </table:table-cell>
              <table:table-cell office:value-type="float" office:value="300">
                <text:p>300</text:p>
              </table:table-cell>
              <table:table-cell office:value-type="float" office:value="6.619294">
                <text:p>6.619294</text:p>
              </table:table-cell>
              <table:table-cell office:value-type="float" office:value="300">
                <text:p>300</text:p>
              </table:table-cell>
              <table:table-cell office:value-type="float" office:value="6.032438">
                <text:p>6.032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6.711075">
                <text:p>6.711075</text:p>
              </table:table-cell>
              <table:table-cell office:value-type="float" office:value="200">
                <text:p>200</text:p>
              </table:table-cell>
              <table:table-cell office:value-type="float" office:value="8.447659">
                <text:p>8.447659</text:p>
              </table:table-cell>
              <table:table-cell office:value-type="float" office:value="200">
                <text:p>200</text:p>
              </table:table-cell>
              <table:table-cell office:value-type="float" office:value="3.534713">
                <text:p>3.534713</text:p>
              </table:table-cell>
              <table:table-cell office:value-type="float" office:value="200">
                <text:p>200</text:p>
              </table:table-cell>
              <table:table-cell office:value-type="float" office:value="3.188137">
                <text:p>3.188137</text:p>
              </table:table-cell>
              <table:table-cell office:value-type="float" office:value="200">
                <text:p>200</text:p>
              </table:table-cell>
              <table:table-cell office:value-type="float" office:value="4.067917">
                <text:p>4.067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218816">
                <text:p>1.218816</text:p>
              </table:table-cell>
              <table:table-cell office:value-type="float" office:value="100">
                <text:p>100</text:p>
              </table:table-cell>
              <table:table-cell office:value-type="float" office:value="2.230278">
                <text:p>2.230278</text:p>
              </table:table-cell>
              <table:table-cell office:value-type="float" office:value="100">
                <text:p>100</text:p>
              </table:table-cell>
              <table:table-cell office:value-type="float" office:value="1.209426">
                <text:p>1.209426</text:p>
              </table:table-cell>
              <table:table-cell office:value-type="float" office:value="100">
                <text:p>100</text:p>
              </table:table-cell>
              <table:table-cell office:value-type="float" office:value="0.931457">
                <text:p>0.931457</text:p>
              </table:table-cell>
              <table:table-cell office:value-type="float" office:value="100">
                <text:p>100</text:p>
              </table:table-cell>
              <table:table-cell office:value-type="float" office:value="0.769259">
                <text:p>0.7692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267556">
                <text:p>1.267556</text:p>
              </table:table-cell>
              <table:table-cell office:value-type="float" office:value="90">
                <text:p>90</text:p>
              </table:table-cell>
              <table:table-cell office:value-type="float" office:value="1.824775">
                <text:p>1.824775</text:p>
              </table:table-cell>
              <table:table-cell office:value-type="float" office:value="90">
                <text:p>90</text:p>
              </table:table-cell>
              <table:table-cell office:value-type="float" office:value="1.026402">
                <text:p>1.026402</text:p>
              </table:table-cell>
              <table:table-cell office:value-type="float" office:value="90">
                <text:p>90</text:p>
              </table:table-cell>
              <table:table-cell office:value-type="float" office:value="0.701056">
                <text:p>0.701056</text:p>
              </table:table-cell>
              <table:table-cell office:value-type="float" office:value="90">
                <text:p>90</text:p>
              </table:table-cell>
              <table:table-cell office:value-type="float" office:value="0.754664">
                <text:p>0.754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.163858">
                <text:p>1.163858</text:p>
              </table:table-cell>
              <table:table-cell office:value-type="float" office:value="80">
                <text:p>80</text:p>
              </table:table-cell>
              <table:table-cell office:value-type="float" office:value="1.465722">
                <text:p>1.465722</text:p>
              </table:table-cell>
              <table:table-cell office:value-type="float" office:value="80">
                <text:p>80</text:p>
              </table:table-cell>
              <table:table-cell office:value-type="float" office:value="0.856024">
                <text:p>0.856024</text:p>
              </table:table-cell>
              <table:table-cell office:value-type="float" office:value="80">
                <text:p>80</text:p>
              </table:table-cell>
              <table:table-cell office:value-type="float" office:value="0.757757">
                <text:p>0.757757</text:p>
              </table:table-cell>
              <table:table-cell office:value-type="float" office:value="80">
                <text:p>80</text:p>
              </table:table-cell>
              <table:table-cell office:value-type="float" office:value="0.717312">
                <text:p>0.7173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910081">
                <text:p>0.910081</text:p>
              </table:table-cell>
              <table:table-cell office:value-type="float" office:value="70">
                <text:p>70</text:p>
              </table:table-cell>
              <table:table-cell office:value-type="float" office:value="1.143277">
                <text:p>1.143277</text:p>
              </table:table-cell>
              <table:table-cell office:value-type="float" office:value="70">
                <text:p>70</text:p>
              </table:table-cell>
              <table:table-cell office:value-type="float" office:value="0.714323">
                <text:p>0.714323</text:p>
              </table:table-cell>
              <table:table-cell office:value-type="float" office:value="70">
                <text:p>70</text:p>
              </table:table-cell>
              <table:table-cell office:value-type="float" office:value="0.466868">
                <text:p>0.466868</text:p>
              </table:table-cell>
              <table:table-cell office:value-type="float" office:value="70">
                <text:p>70</text:p>
              </table:table-cell>
              <table:table-cell office:value-type="float" office:value="0.393868">
                <text:p>0.393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50759">
                <text:p>0.50759</text:p>
              </table:table-cell>
              <table:table-cell office:value-type="float" office:value="60">
                <text:p>60</text:p>
              </table:table-cell>
              <table:table-cell office:value-type="float" office:value="0.865139">
                <text:p>0.865139</text:p>
              </table:table-cell>
              <table:table-cell office:value-type="float" office:value="60">
                <text:p>60</text:p>
              </table:table-cell>
              <table:table-cell office:value-type="float" office:value="0.611742">
                <text:p>0.611742</text:p>
              </table:table-cell>
              <table:table-cell office:value-type="float" office:value="60">
                <text:p>60</text:p>
              </table:table-cell>
              <table:table-cell office:value-type="float" office:value="0.380789">
                <text:p>0.380789</text:p>
              </table:table-cell>
              <table:table-cell office:value-type="float" office:value="60">
                <text:p>60</text:p>
              </table:table-cell>
              <table:table-cell office:value-type="float" office:value="0.314288">
                <text:p>0.314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377017">
                <text:p>0.377017</text:p>
              </table:table-cell>
              <table:table-cell office:value-type="float" office:value="50">
                <text:p>50</text:p>
              </table:table-cell>
              <table:table-cell office:value-type="float" office:value="0.621253">
                <text:p>0.621253</text:p>
              </table:table-cell>
              <table:table-cell office:value-type="float" office:value="50">
                <text:p>50</text:p>
              </table:table-cell>
              <table:table-cell office:value-type="float" office:value="0.49109">
                <text:p>0.49109</text:p>
              </table:table-cell>
              <table:table-cell office:value-type="float" office:value="50">
                <text:p>50</text:p>
              </table:table-cell>
              <table:table-cell office:value-type="float" office:value="0.351964">
                <text:p>0.351964</text:p>
              </table:table-cell>
              <table:table-cell office:value-type="float" office:value="50">
                <text:p>50</text:p>
              </table:table-cell>
              <table:table-cell office:value-type="float" office:value="0.306299">
                <text:p>0.306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348867">
                <text:p>0.348867</text:p>
              </table:table-cell>
              <table:table-cell office:value-type="float" office:value="40">
                <text:p>40</text:p>
              </table:table-cell>
              <table:table-cell office:value-type="float" office:value="0.416601">
                <text:p>0.416601</text:p>
              </table:table-cell>
              <table:table-cell office:value-type="float" office:value="40">
                <text:p>40</text:p>
              </table:table-cell>
              <table:table-cell office:value-type="float" office:value="0.380783">
                <text:p>0.380783</text:p>
              </table:table-cell>
              <table:table-cell office:value-type="float" office:value="40">
                <text:p>40</text:p>
              </table:table-cell>
              <table:table-cell office:value-type="float" office:value="0.213214">
                <text:p>0.213214</text:p>
              </table:table-cell>
              <table:table-cell office:value-type="float" office:value="40">
                <text:p>40</text:p>
              </table:table-cell>
              <table:table-cell office:value-type="float" office:value="0.174756">
                <text:p>0.1747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220806">
                <text:p>0.220806</text:p>
              </table:table-cell>
              <table:table-cell office:value-type="float" office:value="30">
                <text:p>30</text:p>
              </table:table-cell>
              <table:table-cell office:value-type="float" office:value="0.254074">
                <text:p>0.254074</text:p>
              </table:table-cell>
              <table:table-cell office:value-type="float" office:value="30">
                <text:p>30</text:p>
              </table:table-cell>
              <table:table-cell office:value-type="float" office:value="0.330592">
                <text:p>0.330592</text:p>
              </table:table-cell>
              <table:table-cell office:value-type="float" office:value="30">
                <text:p>30</text:p>
              </table:table-cell>
              <table:table-cell office:value-type="float" office:value="0.158104">
                <text:p>0.158104</text:p>
              </table:table-cell>
              <table:table-cell office:value-type="float" office:value="30">
                <text:p>30</text:p>
              </table:table-cell>
              <table:table-cell office:value-type="float" office:value="0.106554">
                <text:p>0.106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29548">
                <text:p>0.129548</text:p>
              </table:table-cell>
              <table:table-cell office:value-type="float" office:value="20">
                <text:p>20</text:p>
              </table:table-cell>
              <table:table-cell office:value-type="float" office:value="0.130866">
                <text:p>0.130866</text:p>
              </table:table-cell>
              <table:table-cell office:value-type="float" office:value="20">
                <text:p>20</text:p>
              </table:table-cell>
              <table:table-cell office:value-type="float" office:value="0.263927">
                <text:p>0.263927</text:p>
              </table:table-cell>
              <table:table-cell office:value-type="float" office:value="20">
                <text:p>20</text:p>
              </table:table-cell>
              <table:table-cell office:value-type="float" office:value="0.109933">
                <text:p>0.109933</text:p>
              </table:table-cell>
              <table:table-cell office:value-type="float" office:value="20">
                <text:p>20</text:p>
              </table:table-cell>
              <table:table-cell office:value-type="float" office:value="0.089925">
                <text:p>0.089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66553">
                <text:p>0.066553</text:p>
              </table:table-cell>
              <table:table-cell office:value-type="float" office:value="10">
                <text:p>10</text:p>
              </table:table-cell>
              <table:table-cell office:value-type="float" office:value="0.045396">
                <text:p>0.045396</text:p>
              </table:table-cell>
              <table:table-cell office:value-type="float" office:value="10">
                <text:p>10</text:p>
              </table:table-cell>
              <table:table-cell office:value-type="float" office:value="0.199764">
                <text:p>0.199764</text:p>
              </table:table-cell>
              <table:table-cell office:value-type="float" office:value="10">
                <text:p>10</text:p>
              </table:table-cell>
              <table:table-cell office:value-type="float" office:value="0.072071">
                <text:p>0.072071</text:p>
              </table:table-cell>
              <table:table-cell office:value-type="float" office:value="10">
                <text:p>10</text:p>
              </table:table-cell>
              <table:table-cell office:value-type="float" office:value="0.05257">
                <text:p>0.052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ort-by-x-values="tru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375cm" svg:height="20.192cm" xlink:href=".." xlink:type="simple" chart:class="chart:scatter" chart:style-name="ch1">
        <chart:title svg:x="11.966cm" svg:y="0.539cm" chart:style-name="ch2">
          <text:p>Executiontime vs. Number of Particles</text:p>
        </chart:title>
        <chart:subtitle svg:x="13.394cm" svg:y="1.721cm" chart:style-name="ch3">
          <text:p>AMD 2 Dualcore - 2.7GHz</text:p>
        </chart:subtitle>
        <chart:legend chart:legend-position="end" svg:x="27.2cm" svg:y="8.801cm" style:legend-expansion="high" chart:style-name="ch4"/>
        <chart:plot-area chart:style-name="ch5" table:cell-range-address="'Hal 2.7 Ghz'.A2:'Hal 2.7 Ghz'.A19 'Hal 2.7 Ghz'.E3:'Hal 2.7 Ghz'.E19 'Hal 2.7 Ghz'.A79:'Hal 2.7 Ghz'.A79 'Hal 2.7 Ghz'.E80:'Hal 2.7 Ghz'.E96 'Hal 2.7 Ghz'.A59:'Hal 2.7 Ghz'.A59 'Hal 2.7 Ghz'.E60:'Hal 2.7 Ghz'.E76 'Hal 2.7 Ghz'.A21:'Hal 2.7 Ghz'.A21 'Hal 2.7 Ghz'.E22:'Hal 2.7 Ghz'.E38 'Hal 2.7 Ghz'.A40:'Hal 2.7 Ghz'.A40 'Hal 2.7 Ghz'.E41:'Hal 2.7 Ghz'.E57" chart:data-source-has-labels="row" svg:x="0.968cm" svg:y="1.487cm" svg:width="25.498cm" svg:height="17.175cm">
          <chartooo:coordinate-region svg:x="1.88cm" svg:y="1.687cm" svg:width="24.214cm" svg:height="16.328cm"/>
          <chart:axis chart:dimension="x" chart:name="primary-x" chart:style-name="ch6">
            <chart:title svg:x="11.649cm" svg:y="19.065cm" chart:style-name="ch7">
              <text:p>Number of Particles [log(N)]</text:p>
            </chart:title>
          </chart:axis>
          <chart:axis chart:dimension="y" chart:name="primary-y" chart:style-name="ch6">
            <chart:title svg:x="0cm" svg:y="11.785cm" chart:style-name="ch8">
              <text:p>Execution Time [log(T)]</text:p>
            </chart:title>
            <chart:grid chart:style-name="ch9" chart:class="major"/>
          </chart:axis>
          <chart:series chart:style-name="ch10" chart:values-cell-range-address="'Hal 2.7 Ghz'.E3:'Hal 2.7 Ghz'.E19" chart:label-cell-address="'Hal 2.7 Ghz'.A2:'Hal 2.7 Ghz'.A2" chart:class="chart:scatter">
            <chart:domain table:cell-range-address="'Hal 2.7 Ghz'.A3:'Hal 2.7 Ghz'.A19"/>
            <chart:data-point chart:repeated="17"/>
          </chart:series>
          <chart:series chart:style-name="ch11" chart:values-cell-range-address="'Hal 2.7 Ghz'.E80:'Hal 2.7 Ghz'.E96" chart:label-cell-address="'Hal 2.7 Ghz'.A79:'Hal 2.7 Ghz'.A79" chart:class="chart:scatter">
            <chart:domain table:cell-range-address="'Hal 2.7 Ghz'.A80:'Hal 2.7 Ghz'.A96"/>
            <chart:data-point chart:repeated="17"/>
          </chart:series>
          <chart:series chart:style-name="ch12" chart:values-cell-range-address="'Hal 2.7 Ghz'.E60:'Hal 2.7 Ghz'.E76" chart:label-cell-address="'Hal 2.7 Ghz'.A59:'Hal 2.7 Ghz'.A59" chart:class="chart:scatter">
            <chart:domain table:cell-range-address="'Hal 2.7 Ghz'.A60:'Hal 2.7 Ghz'.A76"/>
            <chart:data-point chart:repeated="17"/>
          </chart:series>
          <chart:series chart:style-name="ch13" chart:values-cell-range-address="'Hal 2.7 Ghz'.E22:'Hal 2.7 Ghz'.E38" chart:label-cell-address="'Hal 2.7 Ghz'.A21:'Hal 2.7 Ghz'.A21" chart:class="chart:scatter">
            <chart:domain table:cell-range-address="'Hal 2.7 Ghz'.A22:'Hal 2.7 Ghz'.A38"/>
            <chart:data-point chart:repeated="17"/>
          </chart:series>
          <chart:series chart:style-name="ch14" chart:values-cell-range-address="'Hal 2.7 Ghz'.E41:'Hal 2.7 Ghz'.E57" chart:label-cell-address="'Hal 2.7 Ghz'.A40:'Hal 2.7 Ghz'.A40" chart:class="chart:scatter">
            <chart:domain table:cell-range-address="'Hal 2.7 Ghz'.A41:'Hal 2.7 Ghz'.A57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sim – Partitioned</text:p>
                <draw:g>
                  <svg:desc>'Hal 2.7 Ghz'.A2:'Hal 2.7 Ghz'.A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raffine </text:p>
                <draw:g>
                  <svg:desc>'Hal 2.7 Ghz'.A79:'Hal 2.7 Ghz'.A7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ingle</text:p>
                <draw:g>
                  <svg:desc>'Hal 2.7 Ghz'.A59:'Hal 2.7 Ghz'.A5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 – scattered</text:p>
                <draw:g>
                  <svg:desc>'Hal 2.7 Ghz'.A21:'Hal 2.7 Ghz'.A2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 - twostage</text:p>
                <draw:g>
                  <svg:desc>'Hal 2.7 Ghz'.A40:'Hal 2.7 Ghz'.A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'Hal 2.7 Ghz'.A3:'Hal 2.7 Ghz'.A19</svg:desc>
                </draw:g>
              </table:table-cell>
              <table:table-cell office:value-type="float" office:value="41.515757">
                <text:p>41.515757</text:p>
                <draw:g>
                  <svg:desc>'Hal 2.7 Ghz'.E3:'Hal 2.7 Ghz'.E19</svg:desc>
                </draw:g>
              </table:table-cell>
              <table:table-cell office:value-type="float" office:value="800">
                <text:p>800</text:p>
                <draw:g>
                  <svg:desc>'Hal 2.7 Ghz'.A80:'Hal 2.7 Ghz'.A96</svg:desc>
                </draw:g>
              </table:table-cell>
              <table:table-cell office:value-type="float" office:value="37.059401">
                <text:p>37.059401</text:p>
                <draw:g>
                  <svg:desc>'Hal 2.7 Ghz'.E80:'Hal 2.7 Ghz'.E96</svg:desc>
                </draw:g>
              </table:table-cell>
              <table:table-cell office:value-type="float" office:value="800">
                <text:p>800</text:p>
                <draw:g>
                  <svg:desc>'Hal 2.7 Ghz'.A60:'Hal 2.7 Ghz'.A76</svg:desc>
                </draw:g>
              </table:table-cell>
              <table:table-cell office:value-type="float" office:value="78.886355">
                <text:p>78.886355</text:p>
                <draw:g>
                  <svg:desc>'Hal 2.7 Ghz'.E60:'Hal 2.7 Ghz'.E76</svg:desc>
                </draw:g>
              </table:table-cell>
              <table:table-cell office:value-type="float" office:value="800">
                <text:p>800</text:p>
                <draw:g>
                  <svg:desc>'Hal 2.7 Ghz'.A22:'Hal 2.7 Ghz'.A38</svg:desc>
                </draw:g>
              </table:table-cell>
              <table:table-cell office:value-type="float" office:value="41.598635">
                <text:p>41.598635</text:p>
                <draw:g>
                  <svg:desc>'Hal 2.7 Ghz'.E22:'Hal 2.7 Ghz'.E38</svg:desc>
                </draw:g>
              </table:table-cell>
              <table:table-cell office:value-type="float" office:value="800">
                <text:p>800</text:p>
                <draw:g>
                  <svg:desc>'Hal 2.7 Ghz'.A41:'Hal 2.7 Ghz'.A57</svg:desc>
                </draw:g>
              </table:table-cell>
              <table:table-cell office:value-type="float" office:value="53.803858">
                <text:p>53.803858</text:p>
                <draw:g>
                  <svg:desc>'Hal 2.7 Ghz'.E41:'Hal 2.7 Ghz'.E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31.919279">
                <text:p>31.919279</text:p>
              </table:table-cell>
              <table:table-cell office:value-type="float" office:value="700">
                <text:p>700</text:p>
              </table:table-cell>
              <table:table-cell office:value-type="float" office:value="31.183758">
                <text:p>31.183758</text:p>
              </table:table-cell>
              <table:table-cell office:value-type="float" office:value="700">
                <text:p>700</text:p>
              </table:table-cell>
              <table:table-cell office:value-type="float" office:value="60.089421">
                <text:p>60.089421</text:p>
              </table:table-cell>
              <table:table-cell office:value-type="float" office:value="700">
                <text:p>700</text:p>
              </table:table-cell>
              <table:table-cell office:value-type="float" office:value="31.901442">
                <text:p>31.901442</text:p>
              </table:table-cell>
              <table:table-cell office:value-type="float" office:value="700">
                <text:p>700</text:p>
              </table:table-cell>
              <table:table-cell office:value-type="float" office:value="46.309823">
                <text:p>46.309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23.604398">
                <text:p>23.604398</text:p>
              </table:table-cell>
              <table:table-cell office:value-type="float" office:value="600">
                <text:p>600</text:p>
              </table:table-cell>
              <table:table-cell office:value-type="float" office:value="20.107065">
                <text:p>20.107065</text:p>
              </table:table-cell>
              <table:table-cell office:value-type="float" office:value="600">
                <text:p>600</text:p>
              </table:table-cell>
              <table:table-cell office:value-type="float" office:value="44.1815">
                <text:p>44.1815</text:p>
              </table:table-cell>
              <table:table-cell office:value-type="float" office:value="600">
                <text:p>600</text:p>
              </table:table-cell>
              <table:table-cell office:value-type="float" office:value="23.496079">
                <text:p>23.496079</text:p>
              </table:table-cell>
              <table:table-cell office:value-type="float" office:value="600">
                <text:p>600</text:p>
              </table:table-cell>
              <table:table-cell office:value-type="float" office:value="34.348857">
                <text:p>34.348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6.404617">
                <text:p>16.404617</text:p>
              </table:table-cell>
              <table:table-cell office:value-type="float" office:value="500">
                <text:p>500</text:p>
              </table:table-cell>
              <table:table-cell office:value-type="float" office:value="16.453983">
                <text:p>16.453983</text:p>
              </table:table-cell>
              <table:table-cell office:value-type="float" office:value="500">
                <text:p>500</text:p>
              </table:table-cell>
              <table:table-cell office:value-type="float" office:value="30.543486">
                <text:p>30.543486</text:p>
              </table:table-cell>
              <table:table-cell office:value-type="float" office:value="500">
                <text:p>500</text:p>
              </table:table-cell>
              <table:table-cell office:value-type="float" office:value="16.737835">
                <text:p>16.737835</text:p>
              </table:table-cell>
              <table:table-cell office:value-type="float" office:value="500">
                <text:p>500</text:p>
              </table:table-cell>
              <table:table-cell office:value-type="float" office:value="18.092476">
                <text:p>18.092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0.596864">
                <text:p>10.596864</text:p>
              </table:table-cell>
              <table:table-cell office:value-type="float" office:value="400">
                <text:p>400</text:p>
              </table:table-cell>
              <table:table-cell office:value-type="float" office:value="9.210886">
                <text:p>9.210886</text:p>
              </table:table-cell>
              <table:table-cell office:value-type="float" office:value="400">
                <text:p>400</text:p>
              </table:table-cell>
              <table:table-cell office:value-type="float" office:value="19.354417">
                <text:p>19.354417</text:p>
              </table:table-cell>
              <table:table-cell office:value-type="float" office:value="400">
                <text:p>400</text:p>
              </table:table-cell>
              <table:table-cell office:value-type="float" office:value="10.628567">
                <text:p>10.628567</text:p>
              </table:table-cell>
              <table:table-cell office:value-type="float" office:value="400">
                <text:p>400</text:p>
              </table:table-cell>
              <table:table-cell office:value-type="float" office:value="10.737471">
                <text:p>10.737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5.998558">
                <text:p>5.998558</text:p>
              </table:table-cell>
              <table:table-cell office:value-type="float" office:value="300">
                <text:p>300</text:p>
              </table:table-cell>
              <table:table-cell office:value-type="float" office:value="5.977963">
                <text:p>5.977963</text:p>
              </table:table-cell>
              <table:table-cell office:value-type="float" office:value="300">
                <text:p>300</text:p>
              </table:table-cell>
              <table:table-cell office:value-type="float" office:value="11.089174">
                <text:p>11.089174</text:p>
              </table:table-cell>
              <table:table-cell office:value-type="float" office:value="300">
                <text:p>300</text:p>
              </table:table-cell>
              <table:table-cell office:value-type="float" office:value="5.980318">
                <text:p>5.980318</text:p>
              </table:table-cell>
              <table:table-cell office:value-type="float" office:value="300">
                <text:p>300</text:p>
              </table:table-cell>
              <table:table-cell office:value-type="float" office:value="6.170503">
                <text:p>6.1705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.724265">
                <text:p>2.724265</text:p>
              </table:table-cell>
              <table:table-cell office:value-type="float" office:value="200">
                <text:p>200</text:p>
              </table:table-cell>
              <table:table-cell office:value-type="float" office:value="2.386443">
                <text:p>2.386443</text:p>
              </table:table-cell>
              <table:table-cell office:value-type="float" office:value="200">
                <text:p>200</text:p>
              </table:table-cell>
              <table:table-cell office:value-type="float" office:value="4.980067">
                <text:p>4.980067</text:p>
              </table:table-cell>
              <table:table-cell office:value-type="float" office:value="200">
                <text:p>200</text:p>
              </table:table-cell>
              <table:table-cell office:value-type="float" office:value="2.7226">
                <text:p>2.7226</text:p>
              </table:table-cell>
              <table:table-cell office:value-type="float" office:value="200">
                <text:p>200</text:p>
              </table:table-cell>
              <table:table-cell office:value-type="float" office:value="3.118134">
                <text:p>3.1181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757946">
                <text:p>0.757946</text:p>
              </table:table-cell>
              <table:table-cell office:value-type="float" office:value="100">
                <text:p>100</text:p>
              </table:table-cell>
              <table:table-cell office:value-type="float" office:value="0.826112">
                <text:p>0.826112</text:p>
              </table:table-cell>
              <table:table-cell office:value-type="float" office:value="100">
                <text:p>100</text:p>
              </table:table-cell>
              <table:table-cell office:value-type="float" office:value="1.249389">
                <text:p>1.249389</text:p>
              </table:table-cell>
              <table:table-cell office:value-type="float" office:value="100">
                <text:p>100</text:p>
              </table:table-cell>
              <table:table-cell office:value-type="float" office:value="0.739569">
                <text:p>0.739569</text:p>
              </table:table-cell>
              <table:table-cell office:value-type="float" office:value="100">
                <text:p>100</text:p>
              </table:table-cell>
              <table:table-cell office:value-type="float" office:value="1.132756">
                <text:p>1.1327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641088">
                <text:p>0.641088</text:p>
              </table:table-cell>
              <table:table-cell office:value-type="float" office:value="90">
                <text:p>90</text:p>
              </table:table-cell>
              <table:table-cell office:value-type="float" office:value="0.731183">
                <text:p>0.731183</text:p>
              </table:table-cell>
              <table:table-cell office:value-type="float" office:value="90">
                <text:p>90</text:p>
              </table:table-cell>
              <table:table-cell office:value-type="float" office:value="1.014531">
                <text:p>1.014531</text:p>
              </table:table-cell>
              <table:table-cell office:value-type="float" office:value="90">
                <text:p>90</text:p>
              </table:table-cell>
              <table:table-cell office:value-type="float" office:value="0.621848">
                <text:p>0.621848</text:p>
              </table:table-cell>
              <table:table-cell office:value-type="float" office:value="90">
                <text:p>90</text:p>
              </table:table-cell>
              <table:table-cell office:value-type="float" office:value="0.720326">
                <text:p>0.7203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52524">
                <text:p>0.52524</text:p>
              </table:table-cell>
              <table:table-cell office:value-type="float" office:value="80">
                <text:p>80</text:p>
              </table:table-cell>
              <table:table-cell office:value-type="float" office:value="0.525439">
                <text:p>0.525439</text:p>
              </table:table-cell>
              <table:table-cell office:value-type="float" office:value="80">
                <text:p>80</text:p>
              </table:table-cell>
              <table:table-cell office:value-type="float" office:value="0.808105">
                <text:p>0.808105</text:p>
              </table:table-cell>
              <table:table-cell office:value-type="float" office:value="80">
                <text:p>80</text:p>
              </table:table-cell>
              <table:table-cell office:value-type="float" office:value="0.536592">
                <text:p>0.536592</text:p>
              </table:table-cell>
              <table:table-cell office:value-type="float" office:value="80">
                <text:p>80</text:p>
              </table:table-cell>
              <table:table-cell office:value-type="float" office:value="0.569559">
                <text:p>0.569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388918">
                <text:p>0.388918</text:p>
              </table:table-cell>
              <table:table-cell office:value-type="float" office:value="70">
                <text:p>70</text:p>
              </table:table-cell>
              <table:table-cell office:value-type="float" office:value="0.472212">
                <text:p>0.472212</text:p>
              </table:table-cell>
              <table:table-cell office:value-type="float" office:value="70">
                <text:p>70</text:p>
              </table:table-cell>
              <table:table-cell office:value-type="float" office:value="0.626148">
                <text:p>0.626148</text:p>
              </table:table-cell>
              <table:table-cell office:value-type="float" office:value="70">
                <text:p>70</text:p>
              </table:table-cell>
              <table:table-cell office:value-type="float" office:value="0.387006">
                <text:p>0.387006</text:p>
              </table:table-cell>
              <table:table-cell office:value-type="float" office:value="70">
                <text:p>70</text:p>
              </table:table-cell>
              <table:table-cell office:value-type="float" office:value="0.676368">
                <text:p>0.676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339367">
                <text:p>0.339367</text:p>
              </table:table-cell>
              <table:table-cell office:value-type="float" office:value="60">
                <text:p>60</text:p>
              </table:table-cell>
              <table:table-cell office:value-type="float" office:value="0.348044">
                <text:p>0.348044</text:p>
              </table:table-cell>
              <table:table-cell office:value-type="float" office:value="60">
                <text:p>60</text:p>
              </table:table-cell>
              <table:table-cell office:value-type="float" office:value="0.45093">
                <text:p>0.45093</text:p>
              </table:table-cell>
              <table:table-cell office:value-type="float" office:value="60">
                <text:p>60</text:p>
              </table:table-cell>
              <table:table-cell office:value-type="float" office:value="0.298502">
                <text:p>0.298502</text:p>
              </table:table-cell>
              <table:table-cell office:value-type="float" office:value="60">
                <text:p>60</text:p>
              </table:table-cell>
              <table:table-cell office:value-type="float" office:value="0.414511">
                <text:p>0.4145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24896">
                <text:p>0.24896</text:p>
              </table:table-cell>
              <table:table-cell office:value-type="float" office:value="50">
                <text:p>50</text:p>
              </table:table-cell>
              <table:table-cell office:value-type="float" office:value="0.298906">
                <text:p>0.298906</text:p>
              </table:table-cell>
              <table:table-cell office:value-type="float" office:value="50">
                <text:p>50</text:p>
              </table:table-cell>
              <table:table-cell office:value-type="float" office:value="0.320751">
                <text:p>0.320751</text:p>
              </table:table-cell>
              <table:table-cell office:value-type="float" office:value="50">
                <text:p>50</text:p>
              </table:table-cell>
              <table:table-cell office:value-type="float" office:value="0.237759">
                <text:p>0.237759</text:p>
              </table:table-cell>
              <table:table-cell office:value-type="float" office:value="50">
                <text:p>50</text:p>
              </table:table-cell>
              <table:table-cell office:value-type="float" office:value="0.317237">
                <text:p>0.317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157565">
                <text:p>0.157565</text:p>
              </table:table-cell>
              <table:table-cell office:value-type="float" office:value="40">
                <text:p>40</text:p>
              </table:table-cell>
              <table:table-cell office:value-type="float" office:value="0.194762">
                <text:p>0.194762</text:p>
              </table:table-cell>
              <table:table-cell office:value-type="float" office:value="40">
                <text:p>40</text:p>
              </table:table-cell>
              <table:table-cell office:value-type="float" office:value="0.210338">
                <text:p>0.210338</text:p>
              </table:table-cell>
              <table:table-cell office:value-type="float" office:value="40">
                <text:p>40</text:p>
              </table:table-cell>
              <table:table-cell office:value-type="float" office:value="0.192587">
                <text:p>0.192587</text:p>
              </table:table-cell>
              <table:table-cell office:value-type="float" office:value="40">
                <text:p>40</text:p>
              </table:table-cell>
              <table:table-cell office:value-type="float" office:value="0.203147">
                <text:p>0.203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135033">
                <text:p>0.135033</text:p>
              </table:table-cell>
              <table:table-cell office:value-type="float" office:value="30">
                <text:p>30</text:p>
              </table:table-cell>
              <table:table-cell office:value-type="float" office:value="0.126868">
                <text:p>0.126868</text:p>
              </table:table-cell>
              <table:table-cell office:value-type="float" office:value="30">
                <text:p>30</text:p>
              </table:table-cell>
              <table:table-cell office:value-type="float" office:value="0.123526">
                <text:p>0.123526</text:p>
              </table:table-cell>
              <table:table-cell office:value-type="float" office:value="30">
                <text:p>30</text:p>
              </table:table-cell>
              <table:table-cell office:value-type="float" office:value="0.10698">
                <text:p>0.10698</text:p>
              </table:table-cell>
              <table:table-cell office:value-type="float" office:value="30">
                <text:p>30</text:p>
              </table:table-cell>
              <table:table-cell office:value-type="float" office:value="0.153936">
                <text:p>0.153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92784">
                <text:p>0.092784</text:p>
              </table:table-cell>
              <table:table-cell office:value-type="float" office:value="20">
                <text:p>20</text:p>
              </table:table-cell>
              <table:table-cell office:value-type="float" office:value="0.080805">
                <text:p>0.080805</text:p>
              </table:table-cell>
              <table:table-cell office:value-type="float" office:value="20">
                <text:p>20</text:p>
              </table:table-cell>
              <table:table-cell office:value-type="float" office:value="0.05685">
                <text:p>0.05685</text:p>
              </table:table-cell>
              <table:table-cell office:value-type="float" office:value="20">
                <text:p>20</text:p>
              </table:table-cell>
              <table:table-cell office:value-type="float" office:value="0.089014">
                <text:p>0.089014</text:p>
              </table:table-cell>
              <table:table-cell office:value-type="float" office:value="20">
                <text:p>20</text:p>
              </table:table-cell>
              <table:table-cell office:value-type="float" office:value="0.096618">
                <text:p>0.0966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46799">
                <text:p>0.046799</text:p>
              </table:table-cell>
              <table:table-cell office:value-type="float" office:value="10">
                <text:p>10</text:p>
              </table:table-cell>
              <table:table-cell office:value-type="float" office:value="0.046569">
                <text:p>0.046569</text:p>
              </table:table-cell>
              <table:table-cell office:value-type="float" office:value="10">
                <text:p>10</text:p>
              </table:table-cell>
              <table:table-cell office:value-type="float" office:value="0.018711">
                <text:p>0.018711</text:p>
              </table:table-cell>
              <table:table-cell office:value-type="float" office:value="10">
                <text:p>10</text:p>
              </table:table-cell>
              <table:table-cell office:value-type="float" office:value="0.051605">
                <text:p>0.051605</text:p>
              </table:table-cell>
              <table:table-cell office:value-type="float" office:value="10">
                <text:p>10</text:p>
              </table:table-cell>
              <table:table-cell office:value-type="float" office:value="0.064918">
                <text:p>0.0649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51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363cm" svg:height="19.768cm" xlink:href=".." xlink:type="simple" chart:class="chart:scatter" chart:style-name="ch1">
        <chart:title svg:x="11.894cm" svg:y="0.531cm" chart:style-name="ch2">
          <text:p>Execution time vs. Number of Particles</text:p>
        </chart:title>
        <chart:subtitle svg:x="12.158cm" svg:y="1.705cm" chart:style-name="ch3">
          <text:p>Cloud System (Xeon 2.7 GHz, 16 cores)</text:p>
        </chart:subtitle>
        <chart:legend chart:legend-position="end" svg:x="27.135cm" svg:y="8.589cm" style:legend-expansion="high" chart:style-name="ch4"/>
        <chart:plot-area chart:style-name="ch5" table:cell-range-address="Cloud.A21:Cloud.A39 Cloud.E22:Cloud.E38 Cloud.A74:Cloud.A74 Cloud.E75:Cloud.E91 Cloud.E40:Cloud.E53 Cloud.A2:Cloud.A2 Cloud.E3:Cloud.E19 Cloud.A55:Cloud.A55 Cloud.E56:Cloud.E72" chart:data-source-has-labels="row" svg:x="1.638cm" svg:y="3.178cm" svg:width="24.243cm" svg:height="15.214cm">
          <chartooo:coordinate-region svg:x="2.55cm" svg:y="3.378cm" svg:width="22.959cm" svg:height="14.367cm"/>
          <chart:axis chart:dimension="x" chart:name="primary-x" chart:style-name="ch6">
            <chart:title svg:x="11.704cm" svg:y="18.787cm" chart:style-name="ch7">
              <text:p>Number of particles [log(N)]</text:p>
            </chart:title>
          </chart:axis>
          <chart:axis chart:dimension="y" chart:name="primary-y" chart:style-name="ch6">
            <chart:title svg:x="0.451cm" svg:y="12.443cm" chart:style-name="ch8">
              <text:p>Execution time [log(T)]</text:p>
            </chart:title>
            <chart:grid chart:style-name="ch9" chart:class="major"/>
          </chart:axis>
          <chart:series chart:style-name="ch10" chart:values-cell-range-address="Cloud.E22:Cloud.E38" chart:label-cell-address="Cloud.A21:Cloud.A21" chart:class="chart:scatter">
            <chart:domain table:cell-range-address="Cloud.A22:Cloud.A38"/>
            <chart:data-point chart:repeated="17"/>
          </chart:series>
          <chart:series chart:style-name="ch11" chart:values-cell-range-address="Cloud.E75:Cloud.E91" chart:label-cell-address="Cloud.A74:Cloud.A74" chart:class="chart:scatter">
            <chart:domain table:cell-range-address="Cloud.A75:Cloud.A91"/>
            <chart:data-point chart:repeated="17"/>
          </chart:series>
          <chart:series chart:style-name="ch12" chart:values-cell-range-address="Cloud.E40:Cloud.E53" chart:label-cell-address="Cloud.A39:Cloud.A39" chart:class="chart:scatter">
            <chart:domain table:cell-range-address="Cloud.A40:Cloud.A53"/>
            <chart:data-point chart:repeated="14"/>
          </chart:series>
          <chart:series chart:style-name="ch13" chart:values-cell-range-address="Cloud.E3:Cloud.E19" chart:label-cell-address="Cloud.A2:Cloud.A2" chart:class="chart:scatter">
            <chart:domain table:cell-range-address="Cloud.A3:Cloud.A19"/>
            <chart:data-point chart:repeated="17"/>
          </chart:series>
          <chart:series chart:style-name="ch14" chart:values-cell-range-address="Cloud.E56:Cloud.E72" chart:label-cell-address="Cloud.A55:Cloud.A55" chart:class="chart:scatter">
            <chart:domain table:cell-range-address="Cloud.A56:Cloud.A72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sim - Scattered</text:p>
                <draw:g>
                  <svg:desc>Cloud.A21:Cloud.A2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ingle</text:p>
                <draw:g>
                  <svg:desc>Cloud.A74:Cloud.A7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 -Two stage</text:p>
                <draw:g>
                  <svg:desc>Cloud.A39:Cloud.A3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raffin – newton</text:p>
                <draw:g>
                  <svg:desc>Cloud.A2:Cloud.A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 – partitioned </text:p>
                <draw:g>
                  <svg:desc>Cloud.A55:Cloud.A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Cloud.A22:Cloud.A38</svg:desc>
                </draw:g>
              </table:table-cell>
              <table:table-cell office:value-type="float" office:value="32.715581">
                <text:p>32.715581</text:p>
                <draw:g>
                  <svg:desc>Cloud.E22:Cloud.E38</svg:desc>
                </draw:g>
              </table:table-cell>
              <table:table-cell office:value-type="float" office:value="800">
                <text:p>800</text:p>
                <draw:g>
                  <svg:desc>Cloud.A75:Cloud.A91</svg:desc>
                </draw:g>
              </table:table-cell>
              <table:table-cell office:value-type="float" office:value="75.813058">
                <text:p>75.813058</text:p>
                <draw:g>
                  <svg:desc>Cloud.E75:Cloud.E91</svg:desc>
                </draw:g>
              </table:table-cell>
              <table:table-cell office:value-type="float" office:value="800">
                <text:p>800</text:p>
                <draw:g>
                  <svg:desc>Cloud.A40:Cloud.A53</svg:desc>
                </draw:g>
              </table:table-cell>
              <table:table-cell office:value-type="float" office:value="24.122938">
                <text:p>24.122938</text:p>
                <draw:g>
                  <svg:desc>Cloud.E40:Cloud.E53</svg:desc>
                </draw:g>
              </table:table-cell>
              <table:table-cell office:value-type="float" office:value="800">
                <text:p>800</text:p>
                <draw:g>
                  <svg:desc>Cloud.A3:Cloud.A19</svg:desc>
                </draw:g>
              </table:table-cell>
              <table:table-cell office:value-type="float" office:value="30.206118">
                <text:p>30.206118</text:p>
                <draw:g>
                  <svg:desc>Cloud.E3:Cloud.E19</svg:desc>
                </draw:g>
              </table:table-cell>
              <table:table-cell office:value-type="float" office:value="800">
                <text:p>800</text:p>
                <draw:g>
                  <svg:desc>Cloud.A56:Cloud.A72</svg:desc>
                </draw:g>
              </table:table-cell>
              <table:table-cell office:value-type="float" office:value="34.507829">
                <text:p>34.507829</text:p>
                <draw:g>
                  <svg:desc>Cloud.E56:Cloud.E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25.193214">
                <text:p>25.193214</text:p>
              </table:table-cell>
              <table:table-cell office:value-type="float" office:value="700">
                <text:p>700</text:p>
              </table:table-cell>
              <table:table-cell office:value-type="float" office:value="57.98119">
                <text:p>57.98119</text:p>
              </table:table-cell>
              <table:table-cell office:value-type="float" office:value="700">
                <text:p>700</text:p>
              </table:table-cell>
              <table:table-cell office:value-type="float" office:value="18.417102">
                <text:p>18.417102</text:p>
              </table:table-cell>
              <table:table-cell office:value-type="float" office:value="700">
                <text:p>700</text:p>
              </table:table-cell>
              <table:table-cell office:value-type="float" office:value="23.093941">
                <text:p>23.093941</text:p>
              </table:table-cell>
              <table:table-cell office:value-type="float" office:value="700">
                <text:p>700</text:p>
              </table:table-cell>
              <table:table-cell office:value-type="float" office:value="26.553653">
                <text:p>26.553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18.471972">
                <text:p>18.471972</text:p>
              </table:table-cell>
              <table:table-cell office:value-type="float" office:value="600">
                <text:p>600</text:p>
              </table:table-cell>
              <table:table-cell office:value-type="float" office:value="43.386913">
                <text:p>43.386913</text:p>
              </table:table-cell>
              <table:table-cell office:value-type="float" office:value="600">
                <text:p>600</text:p>
              </table:table-cell>
              <table:table-cell office:value-type="float" office:value="13.698853">
                <text:p>13.698853</text:p>
              </table:table-cell>
              <table:table-cell office:value-type="float" office:value="600">
                <text:p>600</text:p>
              </table:table-cell>
              <table:table-cell office:value-type="float" office:value="16.627655">
                <text:p>16.627655</text:p>
              </table:table-cell>
              <table:table-cell office:value-type="float" office:value="600">
                <text:p>600</text:p>
              </table:table-cell>
              <table:table-cell office:value-type="float" office:value="18.628747">
                <text:p>18.628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2.86715">
                <text:p>12.86715</text:p>
              </table:table-cell>
              <table:table-cell office:value-type="float" office:value="500">
                <text:p>500</text:p>
              </table:table-cell>
              <table:table-cell office:value-type="float" office:value="29.567945">
                <text:p>29.567945</text:p>
              </table:table-cell>
              <table:table-cell office:value-type="float" office:value="500">
                <text:p>500</text:p>
              </table:table-cell>
              <table:table-cell office:value-type="float" office:value="9.632765">
                <text:p>9.632765</text:p>
              </table:table-cell>
              <table:table-cell office:value-type="float" office:value="500">
                <text:p>500</text:p>
              </table:table-cell>
              <table:table-cell office:value-type="float" office:value="11.562308">
                <text:p>11.562308</text:p>
              </table:table-cell>
              <table:table-cell office:value-type="float" office:value="500">
                <text:p>500</text:p>
              </table:table-cell>
              <table:table-cell office:value-type="float" office:value="13.113701">
                <text:p>13.1137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7.983938">
                <text:p>7.983938</text:p>
              </table:table-cell>
              <table:table-cell office:value-type="float" office:value="400">
                <text:p>400</text:p>
              </table:table-cell>
              <table:table-cell office:value-type="float" office:value="18.777914">
                <text:p>18.777914</text:p>
              </table:table-cell>
              <table:table-cell office:value-type="float" office:value="400">
                <text:p>400</text:p>
              </table:table-cell>
              <table:table-cell office:value-type="float" office:value="6.361715">
                <text:p>6.361715</text:p>
              </table:table-cell>
              <table:table-cell office:value-type="float" office:value="400">
                <text:p>400</text:p>
              </table:table-cell>
              <table:table-cell office:value-type="float" office:value="7.479511">
                <text:p>7.479511</text:p>
              </table:table-cell>
              <table:table-cell office:value-type="float" office:value="400">
                <text:p>400</text:p>
              </table:table-cell>
              <table:table-cell office:value-type="float" office:value="8.636864">
                <text:p>8.6368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4.456489">
                <text:p>4.456489</text:p>
              </table:table-cell>
              <table:table-cell office:value-type="float" office:value="300">
                <text:p>300</text:p>
              </table:table-cell>
              <table:table-cell office:value-type="float" office:value="11.007335">
                <text:p>11.007335</text:p>
              </table:table-cell>
              <table:table-cell office:value-type="float" office:value="300">
                <text:p>300</text:p>
              </table:table-cell>
              <table:table-cell office:value-type="float" office:value="3.321456">
                <text:p>3.321456</text:p>
              </table:table-cell>
              <table:table-cell office:value-type="float" office:value="300">
                <text:p>300</text:p>
              </table:table-cell>
              <table:table-cell office:value-type="float" office:value="4.14551">
                <text:p>4.14551</text:p>
              </table:table-cell>
              <table:table-cell office:value-type="float" office:value="300">
                <text:p>300</text:p>
              </table:table-cell>
              <table:table-cell office:value-type="float" office:value="4.825287">
                <text:p>4.8252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935786">
                <text:p>1.935786</text:p>
              </table:table-cell>
              <table:table-cell office:value-type="float" office:value="200">
                <text:p>200</text:p>
              </table:table-cell>
              <table:table-cell office:value-type="float" office:value="4.705411">
                <text:p>4.705411</text:p>
              </table:table-cell>
              <table:table-cell office:value-type="float" office:value="200">
                <text:p>200</text:p>
              </table:table-cell>
              <table:table-cell office:value-type="float" office:value="1.634327">
                <text:p>1.634327</text:p>
              </table:table-cell>
              <table:table-cell office:value-type="float" office:value="200">
                <text:p>200</text:p>
              </table:table-cell>
              <table:table-cell office:value-type="float" office:value="2.120968">
                <text:p>2.120968</text:p>
              </table:table-cell>
              <table:table-cell office:value-type="float" office:value="200">
                <text:p>200</text:p>
              </table:table-cell>
              <table:table-cell office:value-type="float" office:value="2.100791">
                <text:p>2.100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476665">
                <text:p>0.476665</text:p>
              </table:table-cell>
              <table:table-cell office:value-type="float" office:value="100">
                <text:p>100</text:p>
              </table:table-cell>
              <table:table-cell office:value-type="float" office:value="1.190576">
                <text:p>1.190576</text:p>
              </table:table-cell>
              <table:table-cell office:value-type="float" office:value="100">
                <text:p>100</text:p>
              </table:table-cell>
              <table:table-cell office:value-type="float" office:value="0.455127">
                <text:p>0.455127</text:p>
              </table:table-cell>
              <table:table-cell office:value-type="float" office:value="100">
                <text:p>100</text:p>
              </table:table-cell>
              <table:table-cell office:value-type="float" office:value="0.958057">
                <text:p>0.958057</text:p>
              </table:table-cell>
              <table:table-cell office:value-type="float" office:value="100">
                <text:p>100</text:p>
              </table:table-cell>
              <table:table-cell office:value-type="float" office:value="0.560507">
                <text:p>0.5605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396075">
                <text:p>0.396075</text:p>
              </table:table-cell>
              <table:table-cell office:value-type="float" office:value="90">
                <text:p>90</text:p>
              </table:table-cell>
              <table:table-cell office:value-type="float" office:value="0.983834">
                <text:p>0.983834</text:p>
              </table:table-cell>
              <table:table-cell office:value-type="float" office:value="90">
                <text:p>90</text:p>
              </table:table-cell>
              <table:table-cell office:value-type="float" office:value="0.397226">
                <text:p>0.397226</text:p>
              </table:table-cell>
              <table:table-cell office:value-type="float" office:value="90">
                <text:p>90</text:p>
              </table:table-cell>
              <table:table-cell office:value-type="float" office:value="0.862592">
                <text:p>0.862592</text:p>
              </table:table-cell>
              <table:table-cell office:value-type="float" office:value="90">
                <text:p>90</text:p>
              </table:table-cell>
              <table:table-cell office:value-type="float" office:value="0.437282">
                <text:p>0.4372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31628">
                <text:p>0.31628</text:p>
              </table:table-cell>
              <table:table-cell office:value-type="float" office:value="80">
                <text:p>80</text:p>
              </table:table-cell>
              <table:table-cell office:value-type="float" office:value="0.767754">
                <text:p>0.767754</text:p>
              </table:table-cell>
              <table:table-cell office:value-type="float" office:value="80">
                <text:p>80</text:p>
              </table:table-cell>
              <table:table-cell office:value-type="float" office:value="0.343943">
                <text:p>0.343943</text:p>
              </table:table-cell>
              <table:table-cell office:value-type="float" office:value="80">
                <text:p>80</text:p>
              </table:table-cell>
              <table:table-cell office:value-type="float" office:value="0.82717">
                <text:p>0.82717</text:p>
              </table:table-cell>
              <table:table-cell office:value-type="float" office:value="80">
                <text:p>80</text:p>
              </table:table-cell>
              <table:table-cell office:value-type="float" office:value="0.382962">
                <text:p>0.3829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270452">
                <text:p>0.270452</text:p>
              </table:table-cell>
              <table:table-cell office:value-type="float" office:value="70">
                <text:p>70</text:p>
              </table:table-cell>
              <table:table-cell office:value-type="float" office:value="0.589418">
                <text:p>0.589418</text:p>
              </table:table-cell>
              <table:table-cell office:value-type="float" office:value="70">
                <text:p>70</text:p>
              </table:table-cell>
              <table:table-cell office:value-type="float" office:value="0.302315">
                <text:p>0.302315</text:p>
              </table:table-cell>
              <table:table-cell office:value-type="float" office:value="70">
                <text:p>70</text:p>
              </table:table-cell>
              <table:table-cell office:value-type="float" office:value="0.719952">
                <text:p>0.719952</text:p>
              </table:table-cell>
              <table:table-cell office:value-type="float" office:value="70">
                <text:p>70</text:p>
              </table:table-cell>
              <table:table-cell office:value-type="float" office:value="0.285863">
                <text:p>0.2858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282154">
                <text:p>0.282154</text:p>
              </table:table-cell>
              <table:table-cell office:value-type="float" office:value="60">
                <text:p>60</text:p>
              </table:table-cell>
              <table:table-cell office:value-type="float" office:value="0.462471">
                <text:p>0.462471</text:p>
              </table:table-cell>
              <table:table-cell office:value-type="float" office:value="60">
                <text:p>60</text:p>
              </table:table-cell>
              <table:table-cell office:value-type="float" office:value="0.29">
                <text:p>0.29</text:p>
              </table:table-cell>
              <table:table-cell office:value-type="float" office:value="60">
                <text:p>60</text:p>
              </table:table-cell>
              <table:table-cell office:value-type="float" office:value="0.650872">
                <text:p>0.650872</text:p>
              </table:table-cell>
              <table:table-cell office:value-type="float" office:value="60">
                <text:p>60</text:p>
              </table:table-cell>
              <table:table-cell office:value-type="float" office:value="0.212185">
                <text:p>0.212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257267">
                <text:p>0.257267</text:p>
              </table:table-cell>
              <table:table-cell office:value-type="float" office:value="50">
                <text:p>50</text:p>
              </table:table-cell>
              <table:table-cell office:value-type="float" office:value="0.347838">
                <text:p>0.347838</text:p>
              </table:table-cell>
              <table:table-cell office:value-type="float" office:value="50">
                <text:p>50</text:p>
              </table:table-cell>
              <table:table-cell office:value-type="float" office:value="0.257518">
                <text:p>0.257518</text:p>
              </table:table-cell>
              <table:table-cell office:value-type="float" office:value="50">
                <text:p>50</text:p>
              </table:table-cell>
              <table:table-cell office:value-type="float" office:value="0.53441">
                <text:p>0.53441</text:p>
              </table:table-cell>
              <table:table-cell office:value-type="float" office:value="50">
                <text:p>50</text:p>
              </table:table-cell>
              <table:table-cell office:value-type="float" office:value="0.188179">
                <text:p>0.1881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248042">
                <text:p>0.248042</text:p>
              </table:table-cell>
              <table:table-cell office:value-type="float" office:value="40">
                <text:p>40</text:p>
              </table:table-cell>
              <table:table-cell office:value-type="float" office:value="0.21233">
                <text:p>0.21233</text:p>
              </table:table-cell>
              <table:table-cell office:value-type="float" office:value="40">
                <text:p>40</text:p>
              </table:table-cell>
              <table:table-cell office:value-type="float" office:value="0.241605">
                <text:p>0.241605</text:p>
              </table:table-cell>
              <table:table-cell office:value-type="float" office:value="40">
                <text:p>40</text:p>
              </table:table-cell>
              <table:table-cell office:value-type="float" office:value="0.471841">
                <text:p>0.471841</text:p>
              </table:table-cell>
              <table:table-cell office:value-type="float" office:value="40">
                <text:p>40</text:p>
              </table:table-cell>
              <table:table-cell office:value-type="float" office:value="0.183949">
                <text:p>0.183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233965">
                <text:p>0.233965</text:p>
              </table:table-cell>
              <table:table-cell office:value-type="float" office:value="30">
                <text:p>30</text:p>
              </table:table-cell>
              <table:table-cell office:value-type="float" office:value="0.122515">
                <text:p>0.122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0.42877">
                <text:p>0.42877</text:p>
              </table:table-cell>
              <table:table-cell office:value-type="float" office:value="30">
                <text:p>30</text:p>
              </table:table-cell>
              <table:table-cell office:value-type="float" office:value="0.165931">
                <text:p>0.1659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88999">
                <text:p>0.188999</text:p>
              </table:table-cell>
              <table:table-cell office:value-type="float" office:value="20">
                <text:p>20</text:p>
              </table:table-cell>
              <table:table-cell office:value-type="float" office:value="0.052157">
                <text:p>0.052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0.38566">
                <text:p>0.38566</text:p>
              </table:table-cell>
              <table:table-cell office:value-type="float" office:value="20">
                <text:p>20</text:p>
              </table:table-cell>
              <table:table-cell office:value-type="float" office:value="0.164969">
                <text:p>0.1649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112756">
                <text:p>0.112756</text:p>
              </table:table-cell>
              <table:table-cell office:value-type="float" office:value="10">
                <text:p>10</text:p>
              </table:table-cell>
              <table:table-cell office:value-type="float" office:value="0.015429">
                <text:p>0.015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280155">
                <text:p>0.280155</text:p>
              </table:table-cell>
              <table:table-cell office:value-type="float" office:value="10">
                <text:p>10</text:p>
              </table:table-cell>
              <table:table-cell office:value-type="float" office:value="0.21704">
                <text:p>0.217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475cm" svg:height="19.981cm" xlink:href=".." xlink:type="simple" chart:class="chart:scatter" chart:style-name="ch1">
        <chart:title svg:x="12.002cm" svg:y="0.535cm" chart:style-name="ch2">
          <text:p>Execution time vs. number of particles</text:p>
        </chart:title>
        <chart:subtitle svg:x="13.378cm" svg:y="1.713cm" chart:style-name="ch3">
          <text:p>2x 2GHz dualcore Opteron</text:p>
        </chart:subtitle>
        <chart:legend chart:legend-position="end" svg:x="27.326cm" svg:y="8.695cm" style:legend-expansion="high" chart:style-name="ch4"/>
        <chart:plot-area chart:style-name="ch5" table:cell-range-address="Cyclope.A3:Cyclope.A20 Cyclope.E4:Cyclope.E20 Cyclope.A80:Cyclope.A80 Cyclope.E81:Cyclope.E97 Cyclope.A60:Cyclope.A60 Cyclope.E61:Cyclope.E77 Cyclope.A22:Cyclope.A22 Cyclope.E23:Cyclope.E39 Cyclope.A41:Cyclope.A41 Cyclope.E42:Cyclope.E58" chart:data-source-has-labels="row" svg:x="1.64cm" svg:y="3.194cm" svg:width="24.428cm" svg:height="15.407cm">
          <chartooo:coordinate-region svg:x="2.632cm" svg:y="3.394cm" svg:width="23.064cm" svg:height="14.56cm"/>
          <chart:axis chart:dimension="x" chart:name="primary-x" chart:style-name="ch6">
            <chart:title svg:x="11.799cm" svg:y="19cm" chart:style-name="ch7">
              <text:p>Number of particles [log(N)]</text:p>
            </chart:title>
          </chart:axis>
          <chart:axis chart:dimension="y" chart:name="primary-y" chart:style-name="ch6">
            <chart:title svg:x="0.451cm" svg:y="12.727cm" chart:style-name="ch8">
              <text:p>Execution time [log(sec)]</text:p>
            </chart:title>
            <chart:grid chart:style-name="ch9" chart:class="major"/>
          </chart:axis>
          <chart:series chart:style-name="ch10" chart:values-cell-range-address="Cyclope.E4:Cyclope.E20" chart:label-cell-address="Cyclope.A3:Cyclope.A3" chart:class="chart:scatter">
            <chart:domain table:cell-range-address="Cyclope.A4:Cyclope.A20"/>
            <chart:data-point chart:repeated="17"/>
          </chart:series>
          <chart:series chart:style-name="ch11" chart:values-cell-range-address="Cyclope.E81:Cyclope.E97" chart:label-cell-address="Cyclope.A80:Cyclope.A80" chart:class="chart:scatter">
            <chart:domain table:cell-range-address="Cyclope.A81:Cyclope.A97"/>
            <chart:data-point chart:repeated="17"/>
          </chart:series>
          <chart:series chart:style-name="ch12" chart:values-cell-range-address="Cyclope.E61:Cyclope.E77" chart:label-cell-address="Cyclope.A60:Cyclope.A60" chart:class="chart:scatter">
            <chart:domain table:cell-range-address="Cyclope.A61:Cyclope.A77"/>
            <chart:data-point chart:repeated="17"/>
          </chart:series>
          <chart:series chart:style-name="ch13" chart:values-cell-range-address="Cyclope.E23:Cyclope.E39" chart:label-cell-address="Cyclope.A22:Cyclope.A22" chart:class="chart:scatter">
            <chart:domain table:cell-range-address="Cyclope.A23:Cyclope.A39"/>
            <chart:data-point chart:repeated="17"/>
          </chart:series>
          <chart:series chart:style-name="ch14" chart:values-cell-range-address="Cyclope.E42:Cyclope.E58" chart:label-cell-address="Cyclope.A41:Cyclope.A41" chart:class="chart:scatter">
            <chart:domain table:cell-range-address="Cyclope.A42:Cyclope.A58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sim -partinioned</text:p>
                <draw:g>
                  <svg:desc>Cyclope.A3:Cyclope.A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ingle</text:p>
                <draw:g>
                  <svg:desc>Cyclope.A80:Cyclope.A8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raffine – newton</text:p>
                <draw:g>
                  <svg:desc>Cyclope.A60:Cyclope.A6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 – twostage</text:p>
                <draw:g>
                  <svg:desc>Cyclope.A22:Cyclope.A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sim – Scattered</text:p>
                <draw:g>
                  <svg:desc>Cyclope.A41:Cyclope.A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Cyclope.A4:Cyclope.A20</svg:desc>
                </draw:g>
              </table:table-cell>
              <table:table-cell office:value-type="float" office:value="70.581114">
                <text:p>70.581114</text:p>
                <draw:g>
                  <svg:desc>Cyclope.E4:Cyclope.E20</svg:desc>
                </draw:g>
              </table:table-cell>
              <table:table-cell office:value-type="float" office:value="800">
                <text:p>800</text:p>
                <draw:g>
                  <svg:desc>Cyclope.A81:Cyclope.A97</svg:desc>
                </draw:g>
              </table:table-cell>
              <table:table-cell office:value-type="float" office:value="128.287942">
                <text:p>128.287942</text:p>
                <draw:g>
                  <svg:desc>Cyclope.E81:Cyclope.E97</svg:desc>
                </draw:g>
              </table:table-cell>
              <table:table-cell office:value-type="float" office:value="800">
                <text:p>800</text:p>
                <draw:g>
                  <svg:desc>Cyclope.A61:Cyclope.A77</svg:desc>
                </draw:g>
              </table:table-cell>
              <table:table-cell office:value-type="float" office:value="37.453126">
                <text:p>37.453126</text:p>
                <draw:g>
                  <svg:desc>Cyclope.E61:Cyclope.E77</svg:desc>
                </draw:g>
              </table:table-cell>
              <table:table-cell office:value-type="float" office:value="800">
                <text:p>800</text:p>
                <draw:g>
                  <svg:desc>Cyclope.A23:Cyclope.A39</svg:desc>
                </draw:g>
              </table:table-cell>
              <table:table-cell office:value-type="float" office:value="42.137876">
                <text:p>42.137876</text:p>
                <draw:g>
                  <svg:desc>Cyclope.E23:Cyclope.E39</svg:desc>
                </draw:g>
              </table:table-cell>
              <table:table-cell office:value-type="float" office:value="800">
                <text:p>800</text:p>
                <draw:g>
                  <svg:desc>Cyclope.A42:Cyclope.A58</svg:desc>
                </draw:g>
              </table:table-cell>
              <table:table-cell office:value-type="float" office:value="41.932638">
                <text:p>41.932638</text:p>
                <draw:g>
                  <svg:desc>Cyclope.E42:Cyclope.E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54.056178">
                <text:p>54.056178</text:p>
              </table:table-cell>
              <table:table-cell office:value-type="float" office:value="700">
                <text:p>700</text:p>
              </table:table-cell>
              <table:table-cell office:value-type="float" office:value="98.346711">
                <text:p>98.346711</text:p>
              </table:table-cell>
              <table:table-cell office:value-type="float" office:value="700">
                <text:p>700</text:p>
              </table:table-cell>
              <table:table-cell office:value-type="float" office:value="34.692237">
                <text:p>34.692237</text:p>
              </table:table-cell>
              <table:table-cell office:value-type="float" office:value="700">
                <text:p>700</text:p>
              </table:table-cell>
              <table:table-cell office:value-type="float" office:value="36.500547">
                <text:p>36.500547</text:p>
              </table:table-cell>
              <table:table-cell office:value-type="float" office:value="700">
                <text:p>700</text:p>
              </table:table-cell>
              <table:table-cell office:value-type="float" office:value="32.044284">
                <text:p>32.044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39.772331">
                <text:p>39.772331</text:p>
              </table:table-cell>
              <table:table-cell office:value-type="float" office:value="600">
                <text:p>600</text:p>
              </table:table-cell>
              <table:table-cell office:value-type="float" office:value="72.4381">
                <text:p>72.4381</text:p>
              </table:table-cell>
              <table:table-cell office:value-type="float" office:value="600">
                <text:p>600</text:p>
              </table:table-cell>
              <table:table-cell office:value-type="float" office:value="27.391837">
                <text:p>27.391837</text:p>
              </table:table-cell>
              <table:table-cell office:value-type="float" office:value="600">
                <text:p>600</text:p>
              </table:table-cell>
              <table:table-cell office:value-type="float" office:value="31.954338">
                <text:p>31.954338</text:p>
              </table:table-cell>
              <table:table-cell office:value-type="float" office:value="600">
                <text:p>600</text:p>
              </table:table-cell>
              <table:table-cell office:value-type="float" office:value="23.606791">
                <text:p>23.606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41.565863">
                <text:p>41.565863</text:p>
              </table:table-cell>
              <table:table-cell office:value-type="float" office:value="500">
                <text:p>500</text:p>
              </table:table-cell>
              <table:table-cell office:value-type="float" office:value="50.538089">
                <text:p>50.538089</text:p>
              </table:table-cell>
              <table:table-cell office:value-type="float" office:value="500">
                <text:p>500</text:p>
              </table:table-cell>
              <table:table-cell office:value-type="float" office:value="19.664417">
                <text:p>19.664417</text:p>
              </table:table-cell>
              <table:table-cell office:value-type="float" office:value="500">
                <text:p>500</text:p>
              </table:table-cell>
              <table:table-cell office:value-type="float" office:value="24.356009">
                <text:p>24.356009</text:p>
              </table:table-cell>
              <table:table-cell office:value-type="float" office:value="500">
                <text:p>500</text:p>
              </table:table-cell>
              <table:table-cell office:value-type="float" office:value="16.455705">
                <text:p>16.4557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26.716284">
                <text:p>26.716284</text:p>
              </table:table-cell>
              <table:table-cell office:value-type="float" office:value="400">
                <text:p>400</text:p>
              </table:table-cell>
              <table:table-cell office:value-type="float" office:value="32.759306">
                <text:p>32.759306</text:p>
              </table:table-cell>
              <table:table-cell office:value-type="float" office:value="400">
                <text:p>400</text:p>
              </table:table-cell>
              <table:table-cell office:value-type="float" office:value="13.08945">
                <text:p>13.08945</text:p>
              </table:table-cell>
              <table:table-cell office:value-type="float" office:value="400">
                <text:p>400</text:p>
              </table:table-cell>
              <table:table-cell office:value-type="float" office:value="11.452916">
                <text:p>11.452916</text:p>
              </table:table-cell>
              <table:table-cell office:value-type="float" office:value="400">
                <text:p>400</text:p>
              </table:table-cell>
              <table:table-cell office:value-type="float" office:value="10.733603">
                <text:p>10.7336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10.019019">
                <text:p>10.019019</text:p>
              </table:table-cell>
              <table:table-cell office:value-type="float" office:value="300">
                <text:p>300</text:p>
              </table:table-cell>
              <table:table-cell office:value-type="float" office:value="18.488176">
                <text:p>18.488176</text:p>
              </table:table-cell>
              <table:table-cell office:value-type="float" office:value="300">
                <text:p>300</text:p>
              </table:table-cell>
              <table:table-cell office:value-type="float" office:value="7.640485">
                <text:p>7.640485</text:p>
              </table:table-cell>
              <table:table-cell office:value-type="float" office:value="300">
                <text:p>300</text:p>
              </table:table-cell>
              <table:table-cell office:value-type="float" office:value="6.619294">
                <text:p>6.619294</text:p>
              </table:table-cell>
              <table:table-cell office:value-type="float" office:value="300">
                <text:p>300</text:p>
              </table:table-cell>
              <table:table-cell office:value-type="float" office:value="6.032438">
                <text:p>6.0324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6.711075">
                <text:p>6.711075</text:p>
              </table:table-cell>
              <table:table-cell office:value-type="float" office:value="200">
                <text:p>200</text:p>
              </table:table-cell>
              <table:table-cell office:value-type="float" office:value="8.447659">
                <text:p>8.447659</text:p>
              </table:table-cell>
              <table:table-cell office:value-type="float" office:value="200">
                <text:p>200</text:p>
              </table:table-cell>
              <table:table-cell office:value-type="float" office:value="3.534713">
                <text:p>3.534713</text:p>
              </table:table-cell>
              <table:table-cell office:value-type="float" office:value="200">
                <text:p>200</text:p>
              </table:table-cell>
              <table:table-cell office:value-type="float" office:value="3.188137">
                <text:p>3.188137</text:p>
              </table:table-cell>
              <table:table-cell office:value-type="float" office:value="200">
                <text:p>200</text:p>
              </table:table-cell>
              <table:table-cell office:value-type="float" office:value="4.067917">
                <text:p>4.0679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1.218816">
                <text:p>1.218816</text:p>
              </table:table-cell>
              <table:table-cell office:value-type="float" office:value="100">
                <text:p>100</text:p>
              </table:table-cell>
              <table:table-cell office:value-type="float" office:value="2.230278">
                <text:p>2.230278</text:p>
              </table:table-cell>
              <table:table-cell office:value-type="float" office:value="100">
                <text:p>100</text:p>
              </table:table-cell>
              <table:table-cell office:value-type="float" office:value="1.209426">
                <text:p>1.209426</text:p>
              </table:table-cell>
              <table:table-cell office:value-type="float" office:value="100">
                <text:p>100</text:p>
              </table:table-cell>
              <table:table-cell office:value-type="float" office:value="0.931457">
                <text:p>0.931457</text:p>
              </table:table-cell>
              <table:table-cell office:value-type="float" office:value="100">
                <text:p>100</text:p>
              </table:table-cell>
              <table:table-cell office:value-type="float" office:value="0.769259">
                <text:p>0.7692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1.267556">
                <text:p>1.267556</text:p>
              </table:table-cell>
              <table:table-cell office:value-type="float" office:value="90">
                <text:p>90</text:p>
              </table:table-cell>
              <table:table-cell office:value-type="float" office:value="1.824775">
                <text:p>1.824775</text:p>
              </table:table-cell>
              <table:table-cell office:value-type="float" office:value="90">
                <text:p>90</text:p>
              </table:table-cell>
              <table:table-cell office:value-type="float" office:value="1.026402">
                <text:p>1.026402</text:p>
              </table:table-cell>
              <table:table-cell office:value-type="float" office:value="90">
                <text:p>90</text:p>
              </table:table-cell>
              <table:table-cell office:value-type="float" office:value="0.701056">
                <text:p>0.701056</text:p>
              </table:table-cell>
              <table:table-cell office:value-type="float" office:value="90">
                <text:p>90</text:p>
              </table:table-cell>
              <table:table-cell office:value-type="float" office:value="0.754664">
                <text:p>0.754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1.163858">
                <text:p>1.163858</text:p>
              </table:table-cell>
              <table:table-cell office:value-type="float" office:value="80">
                <text:p>80</text:p>
              </table:table-cell>
              <table:table-cell office:value-type="float" office:value="1.465722">
                <text:p>1.465722</text:p>
              </table:table-cell>
              <table:table-cell office:value-type="float" office:value="80">
                <text:p>80</text:p>
              </table:table-cell>
              <table:table-cell office:value-type="float" office:value="0.856024">
                <text:p>0.856024</text:p>
              </table:table-cell>
              <table:table-cell office:value-type="float" office:value="80">
                <text:p>80</text:p>
              </table:table-cell>
              <table:table-cell office:value-type="float" office:value="0.757757">
                <text:p>0.757757</text:p>
              </table:table-cell>
              <table:table-cell office:value-type="float" office:value="80">
                <text:p>80</text:p>
              </table:table-cell>
              <table:table-cell office:value-type="float" office:value="0.717312">
                <text:p>0.7173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910081">
                <text:p>0.910081</text:p>
              </table:table-cell>
              <table:table-cell office:value-type="float" office:value="70">
                <text:p>70</text:p>
              </table:table-cell>
              <table:table-cell office:value-type="float" office:value="1.143277">
                <text:p>1.143277</text:p>
              </table:table-cell>
              <table:table-cell office:value-type="float" office:value="70">
                <text:p>70</text:p>
              </table:table-cell>
              <table:table-cell office:value-type="float" office:value="0.714323">
                <text:p>0.714323</text:p>
              </table:table-cell>
              <table:table-cell office:value-type="float" office:value="70">
                <text:p>70</text:p>
              </table:table-cell>
              <table:table-cell office:value-type="float" office:value="0.466868">
                <text:p>0.466868</text:p>
              </table:table-cell>
              <table:table-cell office:value-type="float" office:value="70">
                <text:p>70</text:p>
              </table:table-cell>
              <table:table-cell office:value-type="float" office:value="0.393868">
                <text:p>0.393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50759">
                <text:p>0.50759</text:p>
              </table:table-cell>
              <table:table-cell office:value-type="float" office:value="60">
                <text:p>60</text:p>
              </table:table-cell>
              <table:table-cell office:value-type="float" office:value="0.865139">
                <text:p>0.865139</text:p>
              </table:table-cell>
              <table:table-cell office:value-type="float" office:value="60">
                <text:p>60</text:p>
              </table:table-cell>
              <table:table-cell office:value-type="float" office:value="0.611742">
                <text:p>0.611742</text:p>
              </table:table-cell>
              <table:table-cell office:value-type="float" office:value="60">
                <text:p>60</text:p>
              </table:table-cell>
              <table:table-cell office:value-type="float" office:value="0.380789">
                <text:p>0.380789</text:p>
              </table:table-cell>
              <table:table-cell office:value-type="float" office:value="60">
                <text:p>60</text:p>
              </table:table-cell>
              <table:table-cell office:value-type="float" office:value="0.314288">
                <text:p>0.3142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377017">
                <text:p>0.377017</text:p>
              </table:table-cell>
              <table:table-cell office:value-type="float" office:value="50">
                <text:p>50</text:p>
              </table:table-cell>
              <table:table-cell office:value-type="float" office:value="0.621253">
                <text:p>0.621253</text:p>
              </table:table-cell>
              <table:table-cell office:value-type="float" office:value="50">
                <text:p>50</text:p>
              </table:table-cell>
              <table:table-cell office:value-type="float" office:value="0.49109">
                <text:p>0.49109</text:p>
              </table:table-cell>
              <table:table-cell office:value-type="float" office:value="50">
                <text:p>50</text:p>
              </table:table-cell>
              <table:table-cell office:value-type="float" office:value="0.351964">
                <text:p>0.351964</text:p>
              </table:table-cell>
              <table:table-cell office:value-type="float" office:value="50">
                <text:p>50</text:p>
              </table:table-cell>
              <table:table-cell office:value-type="float" office:value="0.306299">
                <text:p>0.306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348867">
                <text:p>0.348867</text:p>
              </table:table-cell>
              <table:table-cell office:value-type="float" office:value="40">
                <text:p>40</text:p>
              </table:table-cell>
              <table:table-cell office:value-type="float" office:value="0.416601">
                <text:p>0.416601</text:p>
              </table:table-cell>
              <table:table-cell office:value-type="float" office:value="40">
                <text:p>40</text:p>
              </table:table-cell>
              <table:table-cell office:value-type="float" office:value="0.380783">
                <text:p>0.380783</text:p>
              </table:table-cell>
              <table:table-cell office:value-type="float" office:value="40">
                <text:p>40</text:p>
              </table:table-cell>
              <table:table-cell office:value-type="float" office:value="0.213214">
                <text:p>0.213214</text:p>
              </table:table-cell>
              <table:table-cell office:value-type="float" office:value="40">
                <text:p>40</text:p>
              </table:table-cell>
              <table:table-cell office:value-type="float" office:value="0.174756">
                <text:p>0.1747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220806">
                <text:p>0.220806</text:p>
              </table:table-cell>
              <table:table-cell office:value-type="float" office:value="30">
                <text:p>30</text:p>
              </table:table-cell>
              <table:table-cell office:value-type="float" office:value="0.254074">
                <text:p>0.254074</text:p>
              </table:table-cell>
              <table:table-cell office:value-type="float" office:value="30">
                <text:p>30</text:p>
              </table:table-cell>
              <table:table-cell office:value-type="float" office:value="0.330592">
                <text:p>0.330592</text:p>
              </table:table-cell>
              <table:table-cell office:value-type="float" office:value="30">
                <text:p>30</text:p>
              </table:table-cell>
              <table:table-cell office:value-type="float" office:value="0.158104">
                <text:p>0.158104</text:p>
              </table:table-cell>
              <table:table-cell office:value-type="float" office:value="30">
                <text:p>30</text:p>
              </table:table-cell>
              <table:table-cell office:value-type="float" office:value="0.106554">
                <text:p>0.106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29548">
                <text:p>0.129548</text:p>
              </table:table-cell>
              <table:table-cell office:value-type="float" office:value="20">
                <text:p>20</text:p>
              </table:table-cell>
              <table:table-cell office:value-type="float" office:value="0.130866">
                <text:p>0.130866</text:p>
              </table:table-cell>
              <table:table-cell office:value-type="float" office:value="20">
                <text:p>20</text:p>
              </table:table-cell>
              <table:table-cell office:value-type="float" office:value="0.263927">
                <text:p>0.263927</text:p>
              </table:table-cell>
              <table:table-cell office:value-type="float" office:value="20">
                <text:p>20</text:p>
              </table:table-cell>
              <table:table-cell office:value-type="float" office:value="0.109933">
                <text:p>0.109933</text:p>
              </table:table-cell>
              <table:table-cell office:value-type="float" office:value="20">
                <text:p>20</text:p>
              </table:table-cell>
              <table:table-cell office:value-type="float" office:value="0.089925">
                <text:p>0.089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66553">
                <text:p>0.066553</text:p>
              </table:table-cell>
              <table:table-cell office:value-type="float" office:value="10">
                <text:p>10</text:p>
              </table:table-cell>
              <table:table-cell office:value-type="float" office:value="0.045396">
                <text:p>0.045396</text:p>
              </table:table-cell>
              <table:table-cell office:value-type="float" office:value="10">
                <text:p>10</text:p>
              </table:table-cell>
              <table:table-cell office:value-type="float" office:value="0.199764">
                <text:p>0.199764</text:p>
              </table:table-cell>
              <table:table-cell office:value-type="float" office:value="10">
                <text:p>10</text:p>
              </table:table-cell>
              <table:table-cell office:value-type="float" office:value="0.072071">
                <text:p>0.072071</text:p>
              </table:table-cell>
              <table:table-cell office:value-type="float" office:value="10">
                <text:p>10</text:p>
              </table:table-cell>
              <table:table-cell office:value-type="float" office:value="0.05257">
                <text:p>0.052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074cm" svg:height="18.287cm" xlink:href=".." xlink:type="simple" chart:class="chart:scatter" chart:style-name="ch1">
        <chart:title svg:x="10.302cm" svg:y="0.501cm" chart:style-name="ch2">
          <text:p>Execution time vs. number of particles</text:p>
        </chart:title>
        <chart:subtitle svg:x="11.4cm" svg:y="1.645cm" chart:style-name="ch3">
          <text:p>AMD dualcore 2.7Ghz; Barrier</text:p>
        </chart:subtitle>
        <chart:legend chart:legend-position="end" svg:x="23.767cm" svg:y="8.097cm" style:legend-expansion="high" chart:style-name="ch4"/>
        <chart:plot-area chart:style-name="ch5" table:cell-range-address="'Hal 2.7 Ghz'.A100:'Hal 2.7 Ghz'.A117 'Hal 2.7 Ghz'.E101:'Hal 2.7 Ghz'.E117 'Hal 2.7 Ghz'.A59:'Hal 2.7 Ghz'.A59 'Hal 2.7 Ghz'.E60:'Hal 2.7 Ghz'.E76 'Hal 2.7 Ghz'.A79:'Hal 2.7 Ghz'.A79 'Hal 2.7 Ghz'.E80:'Hal 2.7 Ghz'.E96 'Hal 2.7 Ghz'.A119:'Hal 2.7 Ghz'.A119 'Hal 2.7 Ghz'.E120:'Hal 2.7 Ghz'.E136" chart:data-source-has-labels="row" svg:x="1.011cm" svg:y="3.058cm" svg:width="21.634cm" svg:height="14.444cm">
          <chartooo:coordinate-region svg:x="1.923cm" svg:y="3.258cm" svg:width="20.35cm" svg:height="13.597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'Hal 2.7 Ghz'.E101:'Hal 2.7 Ghz'.E117" chart:label-cell-address="'Hal 2.7 Ghz'.A100:'Hal 2.7 Ghz'.A100" chart:class="chart:scatter">
            <chart:domain table:cell-range-address="'Hal 2.7 Ghz'.A101:'Hal 2.7 Ghz'.A117"/>
            <chart:data-point chart:repeated="17"/>
          </chart:series>
          <chart:series chart:style-name="ch9" chart:values-cell-range-address="'Hal 2.7 Ghz'.E60:'Hal 2.7 Ghz'.E76" chart:label-cell-address="'Hal 2.7 Ghz'.A59:'Hal 2.7 Ghz'.A59" chart:class="chart:scatter">
            <chart:domain table:cell-range-address="'Hal 2.7 Ghz'.A60:'Hal 2.7 Ghz'.A76"/>
            <chart:data-point chart:repeated="17"/>
          </chart:series>
          <chart:series chart:style-name="ch10" chart:values-cell-range-address="'Hal 2.7 Ghz'.E80:'Hal 2.7 Ghz'.E96" chart:label-cell-address="'Hal 2.7 Ghz'.A79:'Hal 2.7 Ghz'.A79" chart:class="chart:scatter">
            <chart:domain table:cell-range-address="'Hal 2.7 Ghz'.A80:'Hal 2.7 Ghz'.A96"/>
            <chart:data-point chart:repeated="17"/>
          </chart:series>
          <chart:series chart:style-name="ch11" chart:values-cell-range-address="'Hal 2.7 Ghz'.E120:'Hal 2.7 Ghz'.E136" chart:label-cell-address="'Hal 2.7 Ghz'.A119:'Hal 2.7 Ghz'.A119" chart:class="chart:scatter">
            <chart:domain table:cell-range-address="'Hal 2.7 Ghz'.A120:'Hal 2.7 Ghz'.A136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rrier / Scattered</text:p>
                <draw:g>
                  <svg:desc>'Hal 2.7 Ghz'.A100:'Hal 2.7 Ghz'.A10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ingle</text:p>
                <draw:g>
                  <svg:desc>'Hal 2.7 Ghz'.A59:'Hal 2.7 Ghz'.A5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raffine </text:p>
                <draw:g>
                  <svg:desc>'Hal 2.7 Ghz'.A79:'Hal 2.7 Ghz'.A7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arrier / Partitioned</text:p>
                <draw:g>
                  <svg:desc>'Hal 2.7 Ghz'.A119:'Hal 2.7 Ghz'.A1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'Hal 2.7 Ghz'.A101:'Hal 2.7 Ghz'.A117</svg:desc>
                </draw:g>
              </table:table-cell>
              <table:table-cell office:value-type="float" office:value="30.75535">
                <text:p>30.75535</text:p>
                <draw:g>
                  <svg:desc>'Hal 2.7 Ghz'.E101:'Hal 2.7 Ghz'.E117</svg:desc>
                </draw:g>
              </table:table-cell>
              <table:table-cell office:value-type="float" office:value="800">
                <text:p>800</text:p>
                <draw:g>
                  <svg:desc>'Hal 2.7 Ghz'.A60:'Hal 2.7 Ghz'.A76</svg:desc>
                </draw:g>
              </table:table-cell>
              <table:table-cell office:value-type="float" office:value="78.886355">
                <text:p>78.886355</text:p>
                <draw:g>
                  <svg:desc>'Hal 2.7 Ghz'.E60:'Hal 2.7 Ghz'.E76</svg:desc>
                </draw:g>
              </table:table-cell>
              <table:table-cell office:value-type="float" office:value="800">
                <text:p>800</text:p>
                <draw:g>
                  <svg:desc>'Hal 2.7 Ghz'.A80:'Hal 2.7 Ghz'.A96</svg:desc>
                </draw:g>
              </table:table-cell>
              <table:table-cell office:value-type="float" office:value="37.059401">
                <text:p>37.059401</text:p>
                <draw:g>
                  <svg:desc>'Hal 2.7 Ghz'.E80:'Hal 2.7 Ghz'.E96</svg:desc>
                </draw:g>
              </table:table-cell>
              <table:table-cell office:value-type="float" office:value="800">
                <text:p>800</text:p>
                <draw:g>
                  <svg:desc>'Hal 2.7 Ghz'.A120:'Hal 2.7 Ghz'.A136</svg:desc>
                </draw:g>
              </table:table-cell>
              <table:table-cell office:value-type="float" office:value="41.831249">
                <text:p>41.831249</text:p>
                <draw:g>
                  <svg:desc>'Hal 2.7 Ghz'.E120:'Hal 2.7 Ghz'.E1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24.367795">
                <text:p>24.367795</text:p>
              </table:table-cell>
              <table:table-cell office:value-type="float" office:value="700">
                <text:p>700</text:p>
              </table:table-cell>
              <table:table-cell office:value-type="float" office:value="60.089421">
                <text:p>60.089421</text:p>
              </table:table-cell>
              <table:table-cell office:value-type="float" office:value="700">
                <text:p>700</text:p>
              </table:table-cell>
              <table:table-cell office:value-type="float" office:value="31.183758">
                <text:p>31.183758</text:p>
              </table:table-cell>
              <table:table-cell office:value-type="float" office:value="700">
                <text:p>700</text:p>
              </table:table-cell>
              <table:table-cell office:value-type="float" office:value="30.692465">
                <text:p>30.692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18.239052">
                <text:p>18.239052</text:p>
              </table:table-cell>
              <table:table-cell office:value-type="float" office:value="600">
                <text:p>600</text:p>
              </table:table-cell>
              <table:table-cell office:value-type="float" office:value="44.1815">
                <text:p>44.1815</text:p>
              </table:table-cell>
              <table:table-cell office:value-type="float" office:value="600">
                <text:p>600</text:p>
              </table:table-cell>
              <table:table-cell office:value-type="float" office:value="20.107065">
                <text:p>20.107065</text:p>
              </table:table-cell>
              <table:table-cell office:value-type="float" office:value="600">
                <text:p>600</text:p>
              </table:table-cell>
              <table:table-cell office:value-type="float" office:value="22.792832">
                <text:p>22.792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3.279985">
                <text:p>13.279985</text:p>
              </table:table-cell>
              <table:table-cell office:value-type="float" office:value="500">
                <text:p>500</text:p>
              </table:table-cell>
              <table:table-cell office:value-type="float" office:value="30.543486">
                <text:p>30.543486</text:p>
              </table:table-cell>
              <table:table-cell office:value-type="float" office:value="500">
                <text:p>500</text:p>
              </table:table-cell>
              <table:table-cell office:value-type="float" office:value="16.453983">
                <text:p>16.453983</text:p>
              </table:table-cell>
              <table:table-cell office:value-type="float" office:value="500">
                <text:p>500</text:p>
              </table:table-cell>
              <table:table-cell office:value-type="float" office:value="16.159398">
                <text:p>16.159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8.379528">
                <text:p>8.379528</text:p>
              </table:table-cell>
              <table:table-cell office:value-type="float" office:value="400">
                <text:p>400</text:p>
              </table:table-cell>
              <table:table-cell office:value-type="float" office:value="19.354417">
                <text:p>19.354417</text:p>
              </table:table-cell>
              <table:table-cell office:value-type="float" office:value="400">
                <text:p>400</text:p>
              </table:table-cell>
              <table:table-cell office:value-type="float" office:value="9.210886">
                <text:p>9.210886</text:p>
              </table:table-cell>
              <table:table-cell office:value-type="float" office:value="400">
                <text:p>400</text:p>
              </table:table-cell>
              <table:table-cell office:value-type="float" office:value="10.607248">
                <text:p>10.607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4.902924">
                <text:p>4.902924</text:p>
              </table:table-cell>
              <table:table-cell office:value-type="float" office:value="300">
                <text:p>300</text:p>
              </table:table-cell>
              <table:table-cell office:value-type="float" office:value="11.089174">
                <text:p>11.089174</text:p>
              </table:table-cell>
              <table:table-cell office:value-type="float" office:value="300">
                <text:p>300</text:p>
              </table:table-cell>
              <table:table-cell office:value-type="float" office:value="5.977963">
                <text:p>5.977963</text:p>
              </table:table-cell>
              <table:table-cell office:value-type="float" office:value="300">
                <text:p>300</text:p>
              </table:table-cell>
              <table:table-cell office:value-type="float" office:value="5.971043">
                <text:p>5.9710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.603985">
                <text:p>2.603985</text:p>
              </table:table-cell>
              <table:table-cell office:value-type="float" office:value="200">
                <text:p>200</text:p>
              </table:table-cell>
              <table:table-cell office:value-type="float" office:value="4.980067">
                <text:p>4.980067</text:p>
              </table:table-cell>
              <table:table-cell office:value-type="float" office:value="200">
                <text:p>200</text:p>
              </table:table-cell>
              <table:table-cell office:value-type="float" office:value="2.386443">
                <text:p>2.386443</text:p>
              </table:table-cell>
              <table:table-cell office:value-type="float" office:value="200">
                <text:p>200</text:p>
              </table:table-cell>
              <table:table-cell office:value-type="float" office:value="3.210515">
                <text:p>3.210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808009">
                <text:p>0.808009</text:p>
              </table:table-cell>
              <table:table-cell office:value-type="float" office:value="100">
                <text:p>100</text:p>
              </table:table-cell>
              <table:table-cell office:value-type="float" office:value="1.249389">
                <text:p>1.249389</text:p>
              </table:table-cell>
              <table:table-cell office:value-type="float" office:value="100">
                <text:p>100</text:p>
              </table:table-cell>
              <table:table-cell office:value-type="float" office:value="0.826112">
                <text:p>0.826112</text:p>
              </table:table-cell>
              <table:table-cell office:value-type="float" office:value="100">
                <text:p>100</text:p>
              </table:table-cell>
              <table:table-cell office:value-type="float" office:value="1.00676">
                <text:p>1.00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656947">
                <text:p>0.656947</text:p>
              </table:table-cell>
              <table:table-cell office:value-type="float" office:value="90">
                <text:p>90</text:p>
              </table:table-cell>
              <table:table-cell office:value-type="float" office:value="1.014531">
                <text:p>1.014531</text:p>
              </table:table-cell>
              <table:table-cell office:value-type="float" office:value="90">
                <text:p>90</text:p>
              </table:table-cell>
              <table:table-cell office:value-type="float" office:value="0.731183">
                <text:p>0.731183</text:p>
              </table:table-cell>
              <table:table-cell office:value-type="float" office:value="90">
                <text:p>90</text:p>
              </table:table-cell>
              <table:table-cell office:value-type="float" office:value="0.793025">
                <text:p>0.793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561914">
                <text:p>0.561914</text:p>
              </table:table-cell>
              <table:table-cell office:value-type="float" office:value="80">
                <text:p>80</text:p>
              </table:table-cell>
              <table:table-cell office:value-type="float" office:value="0.808105">
                <text:p>0.808105</text:p>
              </table:table-cell>
              <table:table-cell office:value-type="float" office:value="80">
                <text:p>80</text:p>
              </table:table-cell>
              <table:table-cell office:value-type="float" office:value="0.525439">
                <text:p>0.525439</text:p>
              </table:table-cell>
              <table:table-cell office:value-type="float" office:value="80">
                <text:p>80</text:p>
              </table:table-cell>
              <table:table-cell office:value-type="float" office:value="0.632288">
                <text:p>0.632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450415">
                <text:p>0.450415</text:p>
              </table:table-cell>
              <table:table-cell office:value-type="float" office:value="70">
                <text:p>70</text:p>
              </table:table-cell>
              <table:table-cell office:value-type="float" office:value="0.626148">
                <text:p>0.626148</text:p>
              </table:table-cell>
              <table:table-cell office:value-type="float" office:value="70">
                <text:p>70</text:p>
              </table:table-cell>
              <table:table-cell office:value-type="float" office:value="0.472212">
                <text:p>0.472212</text:p>
              </table:table-cell>
              <table:table-cell office:value-type="float" office:value="70">
                <text:p>70</text:p>
              </table:table-cell>
              <table:table-cell office:value-type="float" office:value="0.564516">
                <text:p>0.564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332657">
                <text:p>0.332657</text:p>
              </table:table-cell>
              <table:table-cell office:value-type="float" office:value="60">
                <text:p>60</text:p>
              </table:table-cell>
              <table:table-cell office:value-type="float" office:value="0.45093">
                <text:p>0.45093</text:p>
              </table:table-cell>
              <table:table-cell office:value-type="float" office:value="60">
                <text:p>60</text:p>
              </table:table-cell>
              <table:table-cell office:value-type="float" office:value="0.348044">
                <text:p>0.348044</text:p>
              </table:table-cell>
              <table:table-cell office:value-type="float" office:value="60">
                <text:p>60</text:p>
              </table:table-cell>
              <table:table-cell office:value-type="float" office:value="0.413945">
                <text:p>0.413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254541">
                <text:p>0.254541</text:p>
              </table:table-cell>
              <table:table-cell office:value-type="float" office:value="50">
                <text:p>50</text:p>
              </table:table-cell>
              <table:table-cell office:value-type="float" office:value="0.320751">
                <text:p>0.320751</text:p>
              </table:table-cell>
              <table:table-cell office:value-type="float" office:value="50">
                <text:p>50</text:p>
              </table:table-cell>
              <table:table-cell office:value-type="float" office:value="0.298906">
                <text:p>0.298906</text:p>
              </table:table-cell>
              <table:table-cell office:value-type="float" office:value="50">
                <text:p>50</text:p>
              </table:table-cell>
              <table:table-cell office:value-type="float" office:value="0.300988">
                <text:p>0.3009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179806">
                <text:p>0.179806</text:p>
              </table:table-cell>
              <table:table-cell office:value-type="float" office:value="40">
                <text:p>40</text:p>
              </table:table-cell>
              <table:table-cell office:value-type="float" office:value="0.210338">
                <text:p>0.210338</text:p>
              </table:table-cell>
              <table:table-cell office:value-type="float" office:value="40">
                <text:p>40</text:p>
              </table:table-cell>
              <table:table-cell office:value-type="float" office:value="0.194762">
                <text:p>0.194762</text:p>
              </table:table-cell>
              <table:table-cell office:value-type="float" office:value="40">
                <text:p>40</text:p>
              </table:table-cell>
              <table:table-cell office:value-type="float" office:value="0.243517">
                <text:p>0.2435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113417">
                <text:p>0.113417</text:p>
              </table:table-cell>
              <table:table-cell office:value-type="float" office:value="30">
                <text:p>30</text:p>
              </table:table-cell>
              <table:table-cell office:value-type="float" office:value="0.123526">
                <text:p>0.123526</text:p>
              </table:table-cell>
              <table:table-cell office:value-type="float" office:value="30">
                <text:p>30</text:p>
              </table:table-cell>
              <table:table-cell office:value-type="float" office:value="0.126868">
                <text:p>0.126868</text:p>
              </table:table-cell>
              <table:table-cell office:value-type="float" office:value="30">
                <text:p>30</text:p>
              </table:table-cell>
              <table:table-cell office:value-type="float" office:value="0.1197">
                <text:p>0.11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51977">
                <text:p>0.051977</text:p>
              </table:table-cell>
              <table:table-cell office:value-type="float" office:value="20">
                <text:p>20</text:p>
              </table:table-cell>
              <table:table-cell office:value-type="float" office:value="0.05685">
                <text:p>0.05685</text:p>
              </table:table-cell>
              <table:table-cell office:value-type="float" office:value="20">
                <text:p>20</text:p>
              </table:table-cell>
              <table:table-cell office:value-type="float" office:value="0.080805">
                <text:p>0.080805</text:p>
              </table:table-cell>
              <table:table-cell office:value-type="float" office:value="20">
                <text:p>20</text:p>
              </table:table-cell>
              <table:table-cell office:value-type="float" office:value="0.040523">
                <text:p>0.0405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18798">
                <text:p>0.018798</text:p>
              </table:table-cell>
              <table:table-cell office:value-type="float" office:value="10">
                <text:p>10</text:p>
              </table:table-cell>
              <table:table-cell office:value-type="float" office:value="0.018711">
                <text:p>0.018711</text:p>
              </table:table-cell>
              <table:table-cell office:value-type="float" office:value="10">
                <text:p>10</text:p>
              </table:table-cell>
              <table:table-cell office:value-type="float" office:value="0.046569">
                <text:p>0.046569</text:p>
              </table:table-cell>
              <table:table-cell office:value-type="float" office:value="10">
                <text:p>10</text:p>
              </table:table-cell>
              <table:table-cell office:value-type="float" office:value="0.01741">
                <text:p>0.0174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draw:stroke="dash" draw:stroke-dash="Fine_20_Dashed_20__28_var_29_" svg:stroke-width="0.025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dash" draw:stroke-dash="Fine_20_Dashed_20__28_var_29_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359cm" svg:height="15.992cm" xlink:href=".." xlink:type="simple" chart:class="chart:scatter" chart:style-name="ch1">
        <chart:title svg:x="8.54cm" svg:y="0.455cm" chart:style-name="ch2">
          <text:p>Runtime vs. Number of particles</text:p>
        </chart:title>
        <chart:subtitle svg:x="9.28cm" svg:y="1.553cm" chart:style-name="ch3">
          <text:p>2 x 1.8Ghz Xeon Quadcore</text:p>
        </chart:subtitle>
        <chart:legend chart:legend-position="end" svg:x="18.622cm" svg:y="6.452cm" style:legend-expansion="high" chart:style-name="ch4"/>
        <chart:plot-area chart:style-name="ch5" table:cell-range-address="'hal 1.8 Quadcores'.A1:'hal 1.8 Quadcores'.A18 'hal 1.8 Quadcores'.E2:'hal 1.8 Quadcores'.E18 'hal 1.8 Quadcores'.L42:'hal 1.8 Quadcores'.L58 'hal 1.8 Quadcores'.I40:'hal 1.8 Quadcores'.I40 'hal 1.8 Quadcores'.I42:'hal 1.8 Quadcores'.I58 'hal 1.8 Quadcores'.G41:'hal 1.8 Quadcores'.G58 'hal 1.8 Quadcores'.A41:'hal 1.8 Quadcores'.A41 'hal 1.8 Quadcores'.E42:'hal 1.8 Quadcores'.E58 'hal 1.8 Quadcores'.A21:'hal 1.8 Quadcores'.A21 'hal 1.8 Quadcores'.E22:'hal 1.8 Quadcores'.E38" chart:data-source-has-labels="row" svg:x="1.478cm" svg:y="2.874cm" svg:width="16.21cm" svg:height="11.818cm">
          <chartooo:coordinate-region svg:x="2.47cm" svg:y="3.073cm" svg:width="14.846cm" svg:height="10.972cm"/>
          <chart:axis chart:dimension="x" chart:name="primary-x" chart:style-name="ch6">
            <chart:title svg:x="7.528cm" svg:y="15.011cm" chart:style-name="ch7">
              <text:p>Number of Particle   [log(N)]</text:p>
            </chart:title>
          </chart:axis>
          <chart:axis chart:dimension="y" chart:name="primary-y" chart:style-name="ch6">
            <chart:title svg:x="0.451cm" svg:y="9.912cm" chart:style-name="ch8">
              <text:p>Rutime [log(T)]</text:p>
            </chart:title>
            <chart:grid chart:style-name="ch9" chart:class="major"/>
          </chart:axis>
          <chart:series chart:style-name="ch10" chart:values-cell-range-address="'hal 1.8 Quadcores'.E2:'hal 1.8 Quadcores'.E18" chart:label-cell-address="'hal 1.8 Quadcores'.A1:'hal 1.8 Quadcores'.A1" chart:class="chart:scatter">
            <chart:domain table:cell-range-address="'hal 1.8 Quadcores'.A2:'hal 1.8 Quadcores'.A18"/>
            <chart:data-point chart:repeated="17"/>
          </chart:series>
          <chart:series chart:style-name="ch11" chart:values-cell-range-address="'hal 1.8 Quadcores'.L42:'hal 1.8 Quadcores'.L58" chart:class="chart:scatter">
            <chart:domain table:cell-range-address="'hal 1.8 Quadcores'.A42:'hal 1.8 Quadcores'.A58"/>
            <chart:data-point chart:repeated="17"/>
          </chart:series>
          <chart:series chart:style-name="ch12" chart:values-cell-range-address="'hal 1.8 Quadcores'.I42:'hal 1.8 Quadcores'.I58" chart:label-cell-address="'hal 1.8 Quadcores'.I40:'hal 1.8 Quadcores'.I40" chart:class="chart:scatter">
            <chart:domain table:cell-range-address="'hal 1.8 Quadcores'.A42:'hal 1.8 Quadcores'.A58"/>
            <chart:data-point chart:repeated="17"/>
          </chart:series>
          <chart:series chart:style-name="ch13" chart:values-cell-range-address="'hal 1.8 Quadcores'.G42:'hal 1.8 Quadcores'.G58" chart:label-cell-address="'hal 1.8 Quadcores'.G41:'hal 1.8 Quadcores'.G41" chart:class="chart:scatter">
            <chart:domain table:cell-range-address="'hal 1.8 Quadcores'.A42:'hal 1.8 Quadcores'.A58"/>
            <chart:data-point chart:repeated="17"/>
          </chart:series>
          <chart:series chart:style-name="ch14" chart:values-cell-range-address="'hal 1.8 Quadcores'.E42:'hal 1.8 Quadcores'.E58" chart:label-cell-address="'hal 1.8 Quadcores'.A41:'hal 1.8 Quadcores'.A41" chart:class="chart:scatter">
            <chart:domain table:cell-range-address="'hal 1.8 Quadcores'.A42:'hal 1.8 Quadcores'.A58"/>
            <chart:data-point chart:repeated="17"/>
          </chart:series>
          <chart:series chart:style-name="ch15" chart:values-cell-range-address="'hal 1.8 Quadcores'.E22:'hal 1.8 Quadcores'.E38" chart:label-cell-address="'hal 1.8 Quadcores'.A21:'hal 1.8 Quadcores'.A21" chart:class="chart:scatter">
            <chart:domain table:cell-range-address="'hal 1.8 Quadcores'.A22:'hal 1.8 Quadcores'.A38"/>
            <chart:data-point chart:repeated="1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cattered, barrier</text:p>
                <draw:g>
                  <svg:desc>'hal 1.8 Quadcores'.A1:'hal 1.8 Quadcores'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L</text:p>
              </table:table-cell>
              <table:table-cell office:value-type="string">
                <text:p>Column A</text:p>
              </table:table-cell>
              <table:table-cell office:value-type="string">
                <text:p>Theoretical</text:p>
                <draw:g>
                  <svg:desc>'hal 1.8 Quadcores'.I40:'hal 1.8 Quadcores'.I4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Best Time</text:p>
                <draw:g>
                  <svg:desc>'hal 1.8 Quadcores'.G41:'hal 1.8 Quadcores'.G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single</text:p>
                <draw:g>
                  <svg:desc>'hal 1.8 Quadcores'.A41:'hal 1.8 Quadcores'.A4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partined, barrier</text:p>
                <draw:g>
                  <svg:desc>'hal 1.8 Quadcores'.A21:'hal 1.8 Quadcores'.A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'hal 1.8 Quadcores'.A2:'hal 1.8 Quadcores'.A18</svg:desc>
                </draw:g>
              </table:table-cell>
              <table:table-cell office:value-type="float" office:value="21.448501">
                <text:p>21.448501</text:p>
                <draw:g>
                  <svg:desc>'hal 1.8 Quadcores'.E2:'hal 1.8 Quadcores'.E18</svg:desc>
                </draw:g>
              </table:table-cell>
              <table:table-cell office:value-type="float" office:value="800">
                <text:p>800</text:p>
                <draw:g>
                  <svg:desc>'hal 1.8 Quadcores'.A42:'hal 1.8 Quadcores'.A58</svg:desc>
                </draw:g>
              </table:table-cell>
              <table:table-cell office:value-type="float" office:value="104.425337">
                <text:p>104.425337</text:p>
                <draw:g>
                  <svg:desc>'hal 1.8 Quadcores'.L42:'hal 1.8 Quadcores'.L58</svg:desc>
                </draw:g>
              </table:table-cell>
              <table:table-cell office:value-type="float" office:value="800">
                <text:p>800</text:p>
                <draw:g>
                  <svg:desc>'hal 1.8 Quadcores'.A42:'hal 1.8 Quadcores'.A58</svg:desc>
                </draw:g>
              </table:table-cell>
              <table:table-cell office:value-type="float" office:value="104.425337">
                <text:p>104.425337</text:p>
                <draw:g>
                  <svg:desc>'hal 1.8 Quadcores'.I42:'hal 1.8 Quadcores'.I58</svg:desc>
                </draw:g>
              </table:table-cell>
              <table:table-cell office:value-type="float" office:value="800">
                <text:p>800</text:p>
                <draw:g>
                  <svg:desc>'hal 1.8 Quadcores'.A42:'hal 1.8 Quadcores'.A58</svg:desc>
                </draw:g>
              </table:table-cell>
              <table:table-cell office:value-type="float" office:value="13.053167125">
                <text:p>13.053167125</text:p>
                <draw:g>
                  <svg:desc>'hal 1.8 Quadcores'.G42:'hal 1.8 Quadcores'.G58</svg:desc>
                </draw:g>
              </table:table-cell>
              <table:table-cell office:value-type="float" office:value="800">
                <text:p>800</text:p>
                <draw:g>
                  <svg:desc>'hal 1.8 Quadcores'.A42:'hal 1.8 Quadcores'.A58</svg:desc>
                </draw:g>
              </table:table-cell>
              <table:table-cell office:value-type="float" office:value="104.425337">
                <text:p>104.425337</text:p>
                <draw:g>
                  <svg:desc>'hal 1.8 Quadcores'.E42:'hal 1.8 Quadcores'.E58</svg:desc>
                </draw:g>
              </table:table-cell>
              <table:table-cell office:value-type="float" office:value="800">
                <text:p>800</text:p>
                <draw:g>
                  <svg:desc>'hal 1.8 Quadcores'.A22:'hal 1.8 Quadcores'.A38</svg:desc>
                </draw:g>
              </table:table-cell>
              <table:table-cell office:value-type="float" office:value="26.762401">
                <text:p>26.762401</text:p>
                <draw:g>
                  <svg:desc>'hal 1.8 Quadcores'.E22:'hal 1.8 Quadcores'.E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16.25621">
                <text:p>16.25621</text:p>
              </table:table-cell>
              <table:table-cell office:value-type="float" office:value="700">
                <text:p>700</text:p>
              </table:table-cell>
              <table:table-cell office:value-type="float" office:value="-32.514852439622">
                <text:p>-32.514852439622</text:p>
              </table:table-cell>
              <table:table-cell office:value-type="float" office:value="700">
                <text:p>700</text:p>
              </table:table-cell>
              <table:table-cell office:value-type="float" office:value="79.950648640625">
                <text:p>79.950648640625</text:p>
              </table:table-cell>
              <table:table-cell office:value-type="float" office:value="700">
                <text:p>700</text:p>
              </table:table-cell>
              <table:table-cell office:value-type="float" office:value="10.00803375">
                <text:p>10.00803375</text:p>
              </table:table-cell>
              <table:table-cell office:value-type="float" office:value="700">
                <text:p>700</text:p>
              </table:table-cell>
              <table:table-cell office:value-type="float" office:value="80.06427">
                <text:p>80.06427</text:p>
              </table:table-cell>
              <table:table-cell office:value-type="float" office:value="700">
                <text:p>700</text:p>
              </table:table-cell>
              <table:table-cell office:value-type="float" office:value="20.448233">
                <text:p>20.448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11.945076">
                <text:p>11.945076</text:p>
              </table:table-cell>
              <table:table-cell office:value-type="float" office:value="600">
                <text:p>600</text:p>
              </table:table-cell>
              <table:table-cell office:value-type="float" office:value="-134.058749789352">
                <text:p>-134.058749789352</text:p>
              </table:table-cell>
              <table:table-cell office:value-type="float" office:value="600">
                <text:p>600</text:p>
              </table:table-cell>
              <table:table-cell office:value-type="float" office:value="58.7392520625">
                <text:p>58.7392520625</text:p>
              </table:table-cell>
              <table:table-cell office:value-type="float" office:value="600">
                <text:p>600</text:p>
              </table:table-cell>
              <table:table-cell office:value-type="float" office:value="7.377517125">
                <text:p>7.377517125</text:p>
              </table:table-cell>
              <table:table-cell office:value-type="float" office:value="600">
                <text:p>600</text:p>
              </table:table-cell>
              <table:table-cell office:value-type="float" office:value="59.020137">
                <text:p>59.020137</text:p>
              </table:table-cell>
              <table:table-cell office:value-type="float" office:value="600">
                <text:p>600</text:p>
              </table:table-cell>
              <table:table-cell office:value-type="float" office:value="15.238833">
                <text:p>15.2388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8.479233">
                <text:p>8.479233</text:p>
              </table:table-cell>
              <table:table-cell office:value-type="float" office:value="500">
                <text:p>500</text:p>
              </table:table-cell>
              <table:table-cell office:value-type="float" office:value="-200.20635504919">
                <text:p>-200.20635504919</text:p>
              </table:table-cell>
              <table:table-cell office:value-type="float" office:value="500">
                <text:p>500</text:p>
              </table:table-cell>
              <table:table-cell office:value-type="float" office:value="40.791147265625">
                <text:p>40.791147265625</text:p>
              </table:table-cell>
              <table:table-cell office:value-type="float" office:value="500">
                <text:p>500</text:p>
              </table:table-cell>
              <table:table-cell office:value-type="float" office:value="5.145802125">
                <text:p>5.145802125</text:p>
              </table:table-cell>
              <table:table-cell office:value-type="float" office:value="500">
                <text:p>500</text:p>
              </table:table-cell>
              <table:table-cell office:value-type="float" office:value="41.166417">
                <text:p>41.166417</text:p>
              </table:table-cell>
              <table:table-cell office:value-type="float" office:value="500">
                <text:p>500</text:p>
              </table:table-cell>
              <table:table-cell office:value-type="float" office:value="10.659373">
                <text:p>10.659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5.495662">
                <text:p>5.495662</text:p>
              </table:table-cell>
              <table:table-cell office:value-type="float" office:value="400">
                <text:p>400</text:p>
              </table:table-cell>
              <table:table-cell office:value-type="float" office:value="-230.957668219136">
                <text:p>-230.957668219136</text:p>
              </table:table-cell>
              <table:table-cell office:value-type="float" office:value="400">
                <text:p>400</text:p>
              </table:table-cell>
              <table:table-cell office:value-type="float" office:value="26.10633425">
                <text:p>26.10633425</text:p>
              </table:table-cell>
              <table:table-cell office:value-type="float" office:value="400">
                <text:p>400</text:p>
              </table:table-cell>
              <table:table-cell office:value-type="float" office:value="3.312561375">
                <text:p>3.312561375</text:p>
              </table:table-cell>
              <table:table-cell office:value-type="float" office:value="400">
                <text:p>400</text:p>
              </table:table-cell>
              <table:table-cell office:value-type="float" office:value="26.500491">
                <text:p>26.500491</text:p>
              </table:table-cell>
              <table:table-cell office:value-type="float" office:value="400">
                <text:p>400</text:p>
              </table:table-cell>
              <table:table-cell office:value-type="float" office:value="6.955938">
                <text:p>6.955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2.627541">
                <text:p>2.627541</text:p>
              </table:table-cell>
              <table:table-cell office:value-type="float" office:value="300">
                <text:p>300</text:p>
              </table:table-cell>
              <table:table-cell office:value-type="float" office:value="-226.31268929919">
                <text:p>-226.31268929919</text:p>
              </table:table-cell>
              <table:table-cell office:value-type="float" office:value="300">
                <text:p>300</text:p>
              </table:table-cell>
              <table:table-cell office:value-type="float" office:value="14.684813015625">
                <text:p>14.684813015625</text:p>
              </table:table-cell>
              <table:table-cell office:value-type="float" office:value="300">
                <text:p>300</text:p>
              </table:table-cell>
              <table:table-cell office:value-type="float" office:value="1.884263375">
                <text:p>1.884263375</text:p>
              </table:table-cell>
              <table:table-cell office:value-type="float" office:value="300">
                <text:p>300</text:p>
              </table:table-cell>
              <table:table-cell office:value-type="float" office:value="15.074107">
                <text:p>15.074107</text:p>
              </table:table-cell>
              <table:table-cell office:value-type="float" office:value="300">
                <text:p>300</text:p>
              </table:table-cell>
              <table:table-cell office:value-type="float" office:value="3.99098">
                <text:p>3.99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466302">
                <text:p>1.466302</text:p>
              </table:table-cell>
              <table:table-cell office:value-type="float" office:value="200">
                <text:p>200</text:p>
              </table:table-cell>
              <table:table-cell office:value-type="float" office:value="-186.271418289352">
                <text:p>-186.271418289352</text:p>
              </table:table-cell>
              <table:table-cell office:value-type="float" office:value="200">
                <text:p>200</text:p>
              </table:table-cell>
              <table:table-cell office:value-type="float" office:value="6.5265835625">
                <text:p>6.5265835625</text:p>
              </table:table-cell>
              <table:table-cell office:value-type="float" office:value="200">
                <text:p>200</text:p>
              </table:table-cell>
              <table:table-cell office:value-type="float" office:value="0.853831375">
                <text:p>0.853831375</text:p>
              </table:table-cell>
              <table:table-cell office:value-type="float" office:value="200">
                <text:p>200</text:p>
              </table:table-cell>
              <table:table-cell office:value-type="float" office:value="6.830651">
                <text:p>6.830651</text:p>
              </table:table-cell>
              <table:table-cell office:value-type="float" office:value="200">
                <text:p>200</text:p>
              </table:table-cell>
              <table:table-cell office:value-type="float" office:value="1.91656">
                <text:p>1.91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399133">
                <text:p>0.399133</text:p>
              </table:table-cell>
              <table:table-cell office:value-type="float" office:value="100">
                <text:p>100</text:p>
              </table:table-cell>
              <table:table-cell office:value-type="float" office:value="-110.833855189622">
                <text:p>-110.833855189622</text:p>
              </table:table-cell>
              <table:table-cell office:value-type="float" office:value="100">
                <text:p>100</text:p>
              </table:table-cell>
              <table:table-cell office:value-type="float" office:value="1.631645890625">
                <text:p>1.63164589062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0.573215">
                <text:p>0.573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40109">
                <text:p>0.40109</text:p>
              </table:table-cell>
              <table:table-cell office:value-type="float" office:value="90">
                <text:p>90</text:p>
              </table:table-cell>
              <table:table-cell office:value-type="float" office:value="-101.343302814705">
                <text:p>-101.343302814705</text:p>
              </table:table-cell>
              <table:table-cell office:value-type="float" office:value="90">
                <text:p>90</text:p>
              </table:table-cell>
              <table:table-cell office:value-type="float" office:value="1.32163317140625">
                <text:p>1.32163317140625</text:p>
              </table:table-cell>
              <table:table-cell office:value-type="float" office:value="90">
                <text:p>90</text:p>
              </table:table-cell>
              <table:table-cell office:value-type="float" office:value="0.186987375">
                <text:p>0.186987375</text:p>
              </table:table-cell>
              <table:table-cell office:value-type="float" office:value="90">
                <text:p>90</text:p>
              </table:table-cell>
              <table:table-cell office:value-type="float" office:value="1.495899">
                <text:p>1.495899</text:p>
              </table:table-cell>
              <table:table-cell office:value-type="float" office:value="90">
                <text:p>90</text:p>
              </table:table-cell>
              <table:table-cell office:value-type="float" office:value="0.508609">
                <text:p>0.5086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339775">
                <text:p>0.339775</text:p>
              </table:table-cell>
              <table:table-cell office:value-type="float" office:value="80">
                <text:p>80</text:p>
              </table:table-cell>
              <table:table-cell office:value-type="float" office:value="-91.4987875188889">
                <text:p>-91.4987875188889</text:p>
              </table:table-cell>
              <table:table-cell office:value-type="float" office:value="80">
                <text:p>80</text:p>
              </table:table-cell>
              <table:table-cell office:value-type="float" office:value="1.04425337">
                <text:p>1.04425337</text:p>
              </table:table-cell>
              <table:table-cell office:value-type="float" office:value="80">
                <text:p>80</text:p>
              </table:table-cell>
              <table:table-cell office:value-type="float" office:value="0.14942625">
                <text:p>0.14942625</text:p>
              </table:table-cell>
              <table:table-cell office:value-type="float" office:value="80">
                <text:p>80</text:p>
              </table:table-cell>
              <table:table-cell office:value-type="float" office:value="1.19541">
                <text:p>1.19541</text:p>
              </table:table-cell>
              <table:table-cell office:value-type="float" office:value="80">
                <text:p>80</text:p>
              </table:table-cell>
              <table:table-cell office:value-type="float" office:value="0.437602">
                <text:p>0.437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26704">
                <text:p>0.26704</text:p>
              </table:table-cell>
              <table:table-cell office:value-type="float" office:value="70">
                <text:p>70</text:p>
              </table:table-cell>
              <table:table-cell office:value-type="float" office:value="-81.300309302174">
                <text:p>-81.300309302174</text:p>
              </table:table-cell>
              <table:table-cell office:value-type="float" office:value="70">
                <text:p>70</text:p>
              </table:table-cell>
              <table:table-cell office:value-type="float" office:value="0.79950648640625">
                <text:p>0.79950648640625</text:p>
              </table:table-cell>
              <table:table-cell office:value-type="float" office:value="70">
                <text:p>70</text:p>
              </table:table-cell>
              <table:table-cell office:value-type="float" office:value="0.11747925">
                <text:p>0.11747925</text:p>
              </table:table-cell>
              <table:table-cell office:value-type="float" office:value="70">
                <text:p>70</text:p>
              </table:table-cell>
              <table:table-cell office:value-type="float" office:value="0.939834">
                <text:p>0.939834</text:p>
              </table:table-cell>
              <table:table-cell office:value-type="float" office:value="70">
                <text:p>70</text:p>
              </table:table-cell>
              <table:table-cell office:value-type="float" office:value="0.349837">
                <text:p>0.3498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209234">
                <text:p>0.209234</text:p>
              </table:table-cell>
              <table:table-cell office:value-type="float" office:value="60">
                <text:p>60</text:p>
              </table:table-cell>
              <table:table-cell office:value-type="float" office:value="-70.7478681645602">
                <text:p>-70.7478681645602</text:p>
              </table:table-cell>
              <table:table-cell office:value-type="float" office:value="60">
                <text:p>60</text:p>
              </table:table-cell>
              <table:table-cell office:value-type="float" office:value="0.587392520625">
                <text:p>0.587392520625</text:p>
              </table:table-cell>
              <table:table-cell office:value-type="float" office:value="60">
                <text:p>60</text:p>
              </table:table-cell>
              <table:table-cell office:value-type="float" office:value="0.0888135">
                <text:p>0.0888135</text:p>
              </table:table-cell>
              <table:table-cell office:value-type="float" office:value="60">
                <text:p>60</text:p>
              </table:table-cell>
              <table:table-cell office:value-type="float" office:value="0.710508">
                <text:p>0.710508</text:p>
              </table:table-cell>
              <table:table-cell office:value-type="float" office:value="60">
                <text:p>60</text:p>
              </table:table-cell>
              <table:table-cell office:value-type="float" office:value="0.288858">
                <text:p>0.288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178874">
                <text:p>0.178874</text:p>
              </table:table-cell>
              <table:table-cell office:value-type="float" office:value="50">
                <text:p>50</text:p>
              </table:table-cell>
              <table:table-cell office:value-type="float" office:value="-59.8414641060474">
                <text:p>-59.8414641060474</text:p>
              </table:table-cell>
              <table:table-cell office:value-type="float" office:value="50">
                <text:p>50</text:p>
              </table:table-cell>
              <table:table-cell office:value-type="float" office:value="0.40791147265625">
                <text:p>0.40791147265625</text:p>
              </table:table-cell>
              <table:table-cell office:value-type="float" office:value="50">
                <text:p>50</text:p>
              </table:table-cell>
              <table:table-cell office:value-type="float" office:value="0.064246">
                <text:p>0.064246</text:p>
              </table:table-cell>
              <table:table-cell office:value-type="float" office:value="50">
                <text:p>50</text:p>
              </table:table-cell>
              <table:table-cell office:value-type="float" office:value="0.513968">
                <text:p>0.513968</text:p>
              </table:table-cell>
              <table:table-cell office:value-type="float" office:value="50">
                <text:p>50</text:p>
              </table:table-cell>
              <table:table-cell office:value-type="float" office:value="0.240429">
                <text:p>0.240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154331">
                <text:p>0.154331</text:p>
              </table:table-cell>
              <table:table-cell office:value-type="float" office:value="40">
                <text:p>40</text:p>
              </table:table-cell>
              <table:table-cell office:value-type="float" office:value="-48.5810971266358">
                <text:p>-48.5810971266358</text:p>
              </table:table-cell>
              <table:table-cell office:value-type="float" office:value="40">
                <text:p>40</text:p>
              </table:table-cell>
              <table:table-cell office:value-type="float" office:value="0.2610633425">
                <text:p>0.2610633425</text:p>
              </table:table-cell>
              <table:table-cell office:value-type="float" office:value="40">
                <text:p>40</text:p>
              </table:table-cell>
              <table:table-cell office:value-type="float" office:value="0.043185">
                <text:p>0.043185</text:p>
              </table:table-cell>
              <table:table-cell office:value-type="float" office:value="40">
                <text:p>40</text:p>
              </table:table-cell>
              <table:table-cell office:value-type="float" office:value="0.34548">
                <text:p>0.34548</text:p>
              </table:table-cell>
              <table:table-cell office:value-type="float" office:value="40">
                <text:p>40</text:p>
              </table:table-cell>
              <table:table-cell office:value-type="float" office:value="0.193787">
                <text:p>0.1937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129382">
                <text:p>0.129382</text:p>
              </table:table-cell>
              <table:table-cell office:value-type="float" office:value="30">
                <text:p>30</text:p>
              </table:table-cell>
              <table:table-cell office:value-type="float" office:value="-36.9667672263252">
                <text:p>-36.9667672263252</text:p>
              </table:table-cell>
              <table:table-cell office:value-type="float" office:value="30">
                <text:p>30</text:p>
              </table:table-cell>
              <table:table-cell office:value-type="float" office:value="0.14684813015625">
                <text:p>0.14684813015625</text:p>
              </table:table-cell>
              <table:table-cell office:value-type="float" office:value="30">
                <text:p>30</text:p>
              </table:table-cell>
              <table:table-cell office:value-type="float" office:value="0.026461625">
                <text:p>0.026461625</text:p>
              </table:table-cell>
              <table:table-cell office:value-type="float" office:value="30">
                <text:p>30</text:p>
              </table:table-cell>
              <table:table-cell office:value-type="float" office:value="0.211693">
                <text:p>0.211693</text:p>
              </table:table-cell>
              <table:table-cell office:value-type="float" office:value="30">
                <text:p>30</text:p>
              </table:table-cell>
              <table:table-cell office:value-type="float" office:value="0.174256">
                <text:p>0.1742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33904">
                <text:p>0.133904</text:p>
              </table:table-cell>
              <table:table-cell office:value-type="float" office:value="20">
                <text:p>20</text:p>
              </table:table-cell>
              <table:table-cell office:value-type="float" office:value="-24.9984744051157">
                <text:p>-24.9984744051157</text:p>
              </table:table-cell>
              <table:table-cell office:value-type="float" office:value="20">
                <text:p>20</text:p>
              </table:table-cell>
              <table:table-cell office:value-type="float" office:value="0.065265835625">
                <text:p>0.065265835625</text:p>
              </table:table-cell>
              <table:table-cell office:value-type="float" office:value="20">
                <text:p>20</text:p>
              </table:table-cell>
              <table:table-cell office:value-type="float" office:value="0.01361075">
                <text:p>0.01361075</text:p>
              </table:table-cell>
              <table:table-cell office:value-type="float" office:value="20">
                <text:p>20</text:p>
              </table:table-cell>
              <table:table-cell office:value-type="float" office:value="0.108886">
                <text:p>0.108886</text:p>
              </table:table-cell>
              <table:table-cell office:value-type="float" office:value="20">
                <text:p>20</text:p>
              </table:table-cell>
              <table:table-cell office:value-type="float" office:value="0.164736">
                <text:p>0.1647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110665">
                <text:p>0.110665</text:p>
              </table:table-cell>
              <table:table-cell office:value-type="float" office:value="10">
                <text:p>10</text:p>
              </table:table-cell>
              <table:table-cell office:value-type="float" office:value="-12.6762186630073">
                <text:p>-12.6762186630073</text:p>
              </table:table-cell>
              <table:table-cell office:value-type="float" office:value="10">
                <text:p>10</text:p>
              </table:table-cell>
              <table:table-cell office:value-type="float" office:value="0.01631645890625">
                <text:p>0.01631645890625</text:p>
              </table:table-cell>
              <table:table-cell office:value-type="float" office:value="10">
                <text:p>10</text:p>
              </table:table-cell>
              <table:table-cell office:value-type="float" office:value="0.00491275">
                <text:p>0.00491275</text:p>
              </table:table-cell>
              <table:table-cell office:value-type="float" office:value="10">
                <text:p>10</text:p>
              </table:table-cell>
              <table:table-cell office:value-type="float" office:value="0.039302">
                <text:p>0.039302</text:p>
              </table:table-cell>
              <table:table-cell office:value-type="float" office:value="10">
                <text:p>10</text:p>
              </table:table-cell>
              <table:table-cell office:value-type="float" office:value="0.141326">
                <text:p>0.1413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40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